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Thumbnails/thumbnail.png" manifest:media-type="image/png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media-type="application/vnd.oasis.opendocument.formula"/>
  <manifest:file-entry manifest:full-path="settings.xml" manifest:media-type="text/xml"/>
  <manifest:file-entry manifest:full-path="Object 195/settings.xml" manifest:media-type="text/xml"/>
  <manifest:file-entry manifest:full-path="Object 195/content.xml" manifest:media-type="text/xml"/>
  <manifest:file-entry manifest:full-path="Object 195/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content.xml" manifest:media-type="text/xml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media-type="application/vnd.oasis.opendocument.formula"/>
  <manifest:file-entry manifest:full-path="meta.xml" manifest:media-type="text/xml"/>
  <manifest:file-entry manifest:full-path="Object 146/content.xml" manifest:media-type="text/xml"/>
  <manifest:file-entry manifest:full-path="Object 146/settings.xml" manifest:media-type="text/xml"/>
  <manifest:file-entry manifest:full-path="Object 146/" manifest:media-type="application/vnd.oasis.opendocument.formula"/>
  <manifest:file-entry manifest:full-path="ObjectReplacements/Object 187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44" manifest:media-type=""/>
  <manifest:file-entry manifest:full-path="ObjectReplacements/Object 147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media-type="application/vnd.oasis.opendocument.formula"/>
  <manifest:file-entry manifest:full-path="manifest.rdf" manifest:media-type="application/rdf+xml"/>
  <manifest:file-entry manifest:full-path="Object 156/content.xml" manifest:media-type="text/xml"/>
  <manifest:file-entry manifest:full-path="Object 156/settings.xml" manifest:media-type="text/xml"/>
  <manifest:file-entry manifest:full-path="Object 156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81/content.xml" manifest:media-type="text/xml"/>
  <manifest:file-entry manifest:full-path="Object 181/settings.xml" manifest:media-type="text/xml"/>
  <manifest:file-entry manifest:full-path="Object 181/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ewBaskervilleC-Roman" svg:font-family="NewBaskervilleC-Roman"/>
    <style:font-face style:name="PragmaticaC" svg:font-family="PragmaticaC"/>
    <style:font-face style:name="PragmaticaC-Bold" svg:font-family="PragmaticaC-Bold"/>
    <style:font-face style:name="Tahoma3" svg:font-family="Tahoma"/>
    <style:font-face style:name="Times New Roman1" svg:font-family="'Times New Roman'"/>
    <style:font-face style:name="ZapfDingbats" svg:font-family="ZapfDingbats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Таблица20" style:family="table">
      <style:table-properties style:width="17.5cm" table:align="margins" style:writing-mode="lr-tb"/>
    </style:style>
    <style:style style:name="Таблица20.A" style:family="table-column">
      <style:table-column-properties style:column-width="3.627cm" style:rel-column-width="13581*"/>
    </style:style>
    <style:style style:name="Таблица20.B" style:family="table-column">
      <style:table-column-properties style:column-width="2.566cm" style:rel-column-width="9611*"/>
    </style:style>
    <style:style style:name="Таблица20.C" style:family="table-column">
      <style:table-column-properties style:column-width="5.027cm" style:rel-column-width="18826*"/>
    </style:style>
    <style:style style:name="Таблица20.D" style:family="table-column">
      <style:table-column-properties style:column-width="6.279cm" style:rel-column-width="23517*"/>
    </style:style>
    <style:style style:name="Таблица20.A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5cm" table:align="margins" style:writing-mode="lr-tb"/>
    </style:style>
    <style:style style:name="Таблица7.A" style:family="table-column">
      <style:table-column-properties style:column-width="17.5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6" style:family="table">
      <style:table-properties style:width="17.5cm" table:align="margins" style:writing-mode="lr-tb"/>
    </style:style>
    <style:style style:name="Таблица6.A" style:family="table-column">
      <style:table-column-properties style:column-width="3.627cm" style:rel-column-width="13582*"/>
    </style:style>
    <style:style style:name="Таблица6.B" style:family="table-column">
      <style:table-column-properties style:column-width="3.44cm" style:rel-column-width="12882*"/>
    </style:style>
    <style:style style:name="Таблица6.C" style:family="table-column">
      <style:table-column-properties style:column-width="4.604cm" style:rel-column-width="17242*"/>
    </style:style>
    <style:style style:name="Таблица6.D" style:family="table-column">
      <style:table-column-properties style:column-width="5.83cm" style:rel-column-width="21829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.5cm" table:align="margins" style:writing-mode="lr-tb"/>
    </style:style>
    <style:style style:name="Таблица22.A" style:family="table-column">
      <style:table-column-properties style:column-width="2.515cm" style:rel-column-width="9419*"/>
    </style:style>
    <style:style style:name="Таблица22.B" style:family="table-column">
      <style:table-column-properties style:column-width="3.757cm" style:rel-column-width="14070*"/>
    </style:style>
    <style:style style:name="Таблица22.C" style:family="table-column">
      <style:table-column-properties style:column-width="5.398cm" style:rel-column-width="20213*"/>
    </style:style>
    <style:style style:name="Таблица22.D" style:family="table-column">
      <style:table-column-properties style:column-width="5.83cm" style:rel-column-width="21833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17.5cm" table:align="margins" style:writing-mode="lr-tb"/>
    </style:style>
    <style:style style:name="Таблица48.A" style:family="table-column">
      <style:table-column-properties style:column-width="17.5cm" style:rel-column-width="65535*"/>
    </style:style>
    <style:style style:name="Таблица48.A1" style:family="table-cell">
      <style:table-cell-properties fo:padding="0.097cm" fo:border="0.05pt solid #000000"/>
    </style:style>
    <style:style style:name="Таблица47" style:family="table">
      <style:table-properties style:width="17.5cm" table:align="margins" style:writing-mode="lr-tb"/>
    </style:style>
    <style:style style:name="Таблица47.A" style:family="table-column">
      <style:table-column-properties style:column-width="2.515cm" style:rel-column-width="9419*"/>
    </style:style>
    <style:style style:name="Таблица47.B" style:family="table-column">
      <style:table-column-properties style:column-width="3.519cm" style:rel-column-width="13178*"/>
    </style:style>
    <style:style style:name="Таблица47.C" style:family="table-column">
      <style:table-column-properties style:column-width="5.636cm" style:rel-column-width="21105*"/>
    </style:style>
    <style:style style:name="Таблица47.D" style:family="table-column">
      <style:table-column-properties style:column-width="5.83cm" style:rel-column-width="21833*"/>
    </style:style>
    <style:style style:name="Таблица4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7.D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5cm" table:align="margins" style:writing-mode="lr-tb"/>
    </style:style>
    <style:style style:name="Таблица9.A" style:family="table-column">
      <style:table-column-properties style:column-width="17.5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8" style:family="table">
      <style:table-properties style:width="17.5cm" table:align="margins" style:writing-mode="lr-tb"/>
    </style:style>
    <style:style style:name="Таблица8.A" style:family="table-column">
      <style:table-column-properties style:column-width="2.859cm" style:rel-column-width="10708*"/>
    </style:style>
    <style:style style:name="Таблица8.B" style:family="table-column">
      <style:table-column-properties style:column-width="3.757cm" style:rel-column-width="14071*"/>
    </style:style>
    <style:style style:name="Таблица8.C" style:family="table-column">
      <style:table-column-properties style:column-width="4.785cm" style:rel-column-width="17923*"/>
    </style:style>
    <style:style style:name="Таблица8.D" style:family="table-column">
      <style:table-column-properties style:column-width="6.098cm" style:rel-column-width="22833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7.5cm" table:align="margins" style:writing-mode="lr-tb"/>
    </style:style>
    <style:style style:name="Таблица25.A" style:family="table-column">
      <style:table-column-properties style:column-width="3.627cm" style:rel-column-width="13582*"/>
    </style:style>
    <style:style style:name="Таблица25.B" style:family="table-column">
      <style:table-column-properties style:column-width="3.44cm" style:rel-column-width="12882*"/>
    </style:style>
    <style:style style:name="Таблица25.C" style:family="table-column">
      <style:table-column-properties style:column-width="4.604cm" style:rel-column-width="17242*"/>
    </style:style>
    <style:style style:name="Таблица25.D" style:family="table-column">
      <style:table-column-properties style:column-width="5.83cm" style:rel-column-width="21829*"/>
    </style:style>
    <style:style style:name="Таблица25.A1" style:family="table-cell">
      <style:table-cell-properties fo:padding="0.097cm" fo:border="0.05pt solid #000000"/>
    </style:style>
    <style:style style:name="Таблица25.A2" style:family="table-cell">
      <style:table-cell-properties fo:padding="0.097cm" fo:border-left="0.05pt solid #000000" fo:border-right="none" fo:border-top="none" fo:border-bottom="0.05pt solid #000000"/>
    </style:style>
    <style:style style:name="Таблица2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7.5cm" table:align="margins" style:writing-mode="lr-tb"/>
    </style:style>
    <style:style style:name="Таблица49.A" style:family="table-column">
      <style:table-column-properties style:column-width="17.5cm" style:rel-column-width="65535*"/>
    </style:style>
    <style:style style:name="Таблица49.A1" style:family="table-cell">
      <style:table-cell-properties fo:padding="0.097cm" fo:border="0.05pt solid #000000"/>
    </style:style>
    <style:style style:name="Таблица23" style:family="table">
      <style:table-properties style:width="17.5cm" table:align="margins" style:writing-mode="lr-tb"/>
    </style:style>
    <style:style style:name="Таблица23.A" style:family="table-column">
      <style:table-column-properties style:column-width="3.627cm" style:rel-column-width="13582*"/>
    </style:style>
    <style:style style:name="Таблица23.B" style:family="table-column">
      <style:table-column-properties style:column-width="3.44cm" style:rel-column-width="12882*"/>
    </style:style>
    <style:style style:name="Таблица23.C" style:family="table-column">
      <style:table-column-properties style:column-width="4.604cm" style:rel-column-width="17242*"/>
    </style:style>
    <style:style style:name="Таблица23.D" style:family="table-column">
      <style:table-column-properties style:column-width="5.83cm" style:rel-column-width="21829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.515cm" fo:margin-left="-0.016cm" fo:margin-right="0cm" table:align="margins" style:writing-mode="lr-tb"/>
    </style:style>
    <style:style style:name="Таблица24.A" style:family="table-column">
      <style:table-column-properties style:column-width="17.515cm" style:rel-column-width="65535*"/>
    </style:style>
    <style:style style:name="Таблица24.A1" style:family="table-cell">
      <style:table-cell-properties fo:padding="0.097cm" fo:border="0.05pt solid #000000"/>
    </style:style>
    <style:style style:name="Таблица21" style:family="table">
      <style:table-properties style:width="17.515cm" fo:margin-left="-0.016cm" fo:margin-right="0cm" table:align="margins" style:writing-mode="lr-tb"/>
    </style:style>
    <style:style style:name="Таблица21.A" style:family="table-column">
      <style:table-column-properties style:column-width="2.145cm" style:rel-column-width="8026*"/>
    </style:style>
    <style:style style:name="Таблица21.B" style:family="table-column">
      <style:table-column-properties style:column-width="4.048cm" style:rel-column-width="15149*"/>
    </style:style>
    <style:style style:name="Таблица21.C" style:family="table-column">
      <style:table-column-properties style:column-width="6.269cm" style:rel-column-width="23453*"/>
    </style:style>
    <style:style style:name="Таблица21.D" style:family="table-column">
      <style:table-column-properties style:column-width="5.054cm" style:rel-column-width="18907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D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7.5cm" table:align="margins" style:writing-mode="lr-tb"/>
    </style:style>
    <style:style style:name="Таблица28.A" style:family="table-column">
      <style:table-column-properties style:column-width="2.515cm" style:rel-column-width="9419*"/>
    </style:style>
    <style:style style:name="Таблица28.B" style:family="table-column">
      <style:table-column-properties style:column-width="3.36cm" style:rel-column-width="12583*"/>
    </style:style>
    <style:style style:name="Таблица28.C" style:family="table-column">
      <style:table-column-properties style:column-width="5.794cm" style:rel-column-width="21699*"/>
    </style:style>
    <style:style style:name="Таблица28.D" style:family="table-column">
      <style:table-column-properties style:column-width="5.83cm" style:rel-column-width="21834*"/>
    </style:style>
    <style:style style:name="Таблица28.A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17.5cm" table:align="margins" style:writing-mode="lr-tb"/>
    </style:style>
    <style:style style:name="Таблица50.A" style:family="table-column">
      <style:table-column-properties style:column-width="2.514cm" style:rel-column-width="9413*"/>
    </style:style>
    <style:style style:name="Таблица50.B" style:family="table-column">
      <style:table-column-properties style:column-width="0.503cm" style:rel-column-width="1882*"/>
    </style:style>
    <style:style style:name="Таблица50.C" style:family="table-column">
      <style:table-column-properties style:column-width="2.859cm" style:rel-column-width="10707*"/>
    </style:style>
    <style:style style:name="Таблица50.D" style:family="table-column">
      <style:table-column-properties style:column-width="0.078cm" style:rel-column-width="290*"/>
    </style:style>
    <style:style style:name="Таблица50.E" style:family="table-column">
      <style:table-column-properties style:column-width="5.715cm" style:rel-column-width="21402*"/>
    </style:style>
    <style:style style:name="Таблица50.F" style:family="table-column">
      <style:table-column-properties style:column-width="1.085cm" style:rel-column-width="4062*"/>
    </style:style>
    <style:style style:name="Таблица50.G" style:family="table-column">
      <style:table-column-properties style:column-width="4.747cm" style:rel-column-width="17779*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none" fo:border-top="none" fo:border-bottom="0.05pt solid #000000"/>
    </style:style>
    <style:style style:name="Таблица50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7.5cm" table:align="margins" style:writing-mode="lr-tb"/>
    </style:style>
    <style:style style:name="Таблица31.A" style:family="table-column">
      <style:table-column-properties style:column-width="4.759cm" style:rel-column-width="17822*"/>
    </style:style>
    <style:style style:name="Таблица31.B" style:family="table-column">
      <style:table-column-properties style:column-width="2.491cm" style:rel-column-width="9327*"/>
    </style:style>
    <style:style style:name="Таблица31.C" style:family="table-column">
      <style:table-column-properties style:column-width="5.849cm" style:rel-column-width="21904*"/>
    </style:style>
    <style:style style:name="Таблица31.D" style:family="table-column">
      <style:table-column-properties style:column-width="4.401cm" style:rel-column-width="16482*"/>
    </style:style>
    <style:style style:name="Таблица31.A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7.5cm" table:align="margins" style:writing-mode="lr-tb"/>
    </style:style>
    <style:style style:name="Таблица29.A" style:family="table-column">
      <style:table-column-properties style:column-width="17.5cm" style:rel-column-width="65535*"/>
    </style:style>
    <style:style style:name="Таблица29.A1" style:family="table-cell">
      <style:table-cell-properties fo:padding="0.097cm" fo:border="0.05pt solid #000000"/>
    </style:style>
    <style:style style:name="Таблица30" style:family="table">
      <style:table-properties style:width="17.5cm" table:align="margins" style:writing-mode="lr-tb"/>
    </style:style>
    <style:style style:name="Таблица30.A" style:family="table-column">
      <style:table-column-properties style:column-width="3.627cm" style:rel-column-width="13582*"/>
    </style:style>
    <style:style style:name="Таблица30.B" style:family="table-column">
      <style:table-column-properties style:column-width="3.44cm" style:rel-column-width="12882*"/>
    </style:style>
    <style:style style:name="Таблица30.C" style:family="table-column">
      <style:table-column-properties style:column-width="4.604cm" style:rel-column-width="17242*"/>
    </style:style>
    <style:style style:name="Таблица30.D" style:family="table-column">
      <style:table-column-properties style:column-width="5.83cm" style:rel-column-width="21829*"/>
    </style:style>
    <style:style style:name="Таблица3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0.D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none" fo:border-top="none" fo:border-bottom="0.05pt solid #000000"/>
    </style:style>
    <style:style style:name="Таблица3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7.5cm" table:align="margins" style:writing-mode="lr-tb"/>
    </style:style>
    <style:style style:name="Таблица26.A" style:family="table-column">
      <style:table-column-properties style:column-width="3.334cm" style:rel-column-width="12484*"/>
    </style:style>
    <style:style style:name="Таблица26.B" style:family="table-column">
      <style:table-column-properties style:column-width="3.493cm" style:rel-column-width="13079*"/>
    </style:style>
    <style:style style:name="Таблица26.C" style:family="table-column">
      <style:table-column-properties style:column-width="5.817cm" style:rel-column-width="21785*"/>
    </style:style>
    <style:style style:name="Таблица26.D" style:family="table-column">
      <style:table-column-properties style:column-width="4.856cm" style:rel-column-width="18187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none" fo:border-top="none" fo:border-bottom="0.05pt solid #000000"/>
    </style:style>
    <style:style style:name="Таблица2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17.5cm" table:align="margins" style:writing-mode="lr-tb"/>
    </style:style>
    <style:style style:name="Таблица51.A" style:family="table-column">
      <style:table-column-properties style:column-width="2.383cm" style:rel-column-width="8924*"/>
    </style:style>
    <style:style style:name="Таблица51.B" style:family="table-column">
      <style:table-column-properties style:column-width="1.244cm" style:rel-column-width="4658*"/>
    </style:style>
    <style:style style:name="Таблица51.C" style:family="table-column">
      <style:table-column-properties style:column-width="2.99cm" style:rel-column-width="11195*"/>
    </style:style>
    <style:style style:name="Таблица51.D" style:family="table-column">
      <style:table-column-properties style:column-width="0.45cm" style:rel-column-width="1687*"/>
    </style:style>
    <style:style style:name="Таблица51.E" style:family="table-column">
      <style:table-column-properties style:column-width="4.152cm" style:rel-column-width="15553*"/>
    </style:style>
    <style:style style:name="Таблица51.F" style:family="table-column">
      <style:table-column-properties style:column-width="0.452cm" style:rel-column-width="1689*"/>
    </style:style>
    <style:style style:name="Таблица51.G" style:family="table-column">
      <style:table-column-properties style:column-width="5.83cm" style:rel-column-width="21829*"/>
    </style:style>
    <style:style style:name="Таблица51.A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17.5cm" table:align="margins" style:writing-mode="lr-tb"/>
    </style:style>
    <style:style style:name="Таблица36.A" style:family="table-column">
      <style:table-column-properties style:column-width="3.627cm" style:rel-column-width="13582*"/>
    </style:style>
    <style:style style:name="Таблица36.B" style:family="table-column">
      <style:table-column-properties style:column-width="3.44cm" style:rel-column-width="12882*"/>
    </style:style>
    <style:style style:name="Таблица36.C" style:family="table-column">
      <style:table-column-properties style:column-width="4.604cm" style:rel-column-width="17242*"/>
    </style:style>
    <style:style style:name="Таблица36.D" style:family="table-column">
      <style:table-column-properties style:column-width="5.83cm" style:rel-column-width="21829*"/>
    </style:style>
    <style:style style:name="Таблица36.A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7.5cm" table:align="margins" style:writing-mode="lr-tb"/>
    </style:style>
    <style:style style:name="Таблица32.A" style:family="table-column">
      <style:table-column-properties style:column-width="2.381cm" style:rel-column-width="8917*"/>
    </style:style>
    <style:style style:name="Таблица32.B" style:family="table-column">
      <style:table-column-properties style:column-width="1.245cm" style:rel-column-width="4663*"/>
    </style:style>
    <style:style style:name="Таблица32.C" style:family="table-column">
      <style:table-column-properties style:column-width="2.434cm" style:rel-column-width="9115*"/>
    </style:style>
    <style:style style:name="Таблица32.D" style:family="table-column">
      <style:table-column-properties style:column-width="1.005cm" style:rel-column-width="3765*"/>
    </style:style>
    <style:style style:name="Таблица32.E" style:family="table-column">
      <style:table-column-properties style:column-width="4.607cm" style:rel-column-width="17254*"/>
    </style:style>
    <style:style style:name="Таблица32.F" style:family="table-column">
      <style:table-column-properties style:column-width="5.826cm" style:rel-column-width="21821*"/>
    </style:style>
    <style:style style:name="Таблица32.A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7.5cm" table:align="margins" style:writing-mode="lr-tb"/>
    </style:style>
    <style:style style:name="Таблица39.A" style:family="table-column">
      <style:table-column-properties style:column-width="2.462cm" style:rel-column-width="9221*"/>
    </style:style>
    <style:style style:name="Таблица39.B" style:family="table-column">
      <style:table-column-properties style:column-width="3.836cm" style:rel-column-width="14367*"/>
    </style:style>
    <style:style style:name="Таблица39.C" style:family="table-column">
      <style:table-column-properties style:column-width="5.711cm" style:rel-column-width="21389*"/>
    </style:style>
    <style:style style:name="Таблица39.D" style:family="table-column">
      <style:table-column-properties style:column-width="5.489cm" style:rel-column-width="20558*"/>
    </style:style>
    <style:style style:name="Таблица39.A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7.5cm" table:align="margins" style:writing-mode="lr-tb"/>
    </style:style>
    <style:style style:name="Таблица34.A" style:family="table-column">
      <style:table-column-properties style:column-width="2.568cm" style:rel-column-width="9617*"/>
    </style:style>
    <style:style style:name="Таблица34.B" style:family="table-column">
      <style:table-column-properties style:column-width="2.034cm" style:rel-column-width="7617*"/>
    </style:style>
    <style:style style:name="Таблица34.C" style:family="table-column">
      <style:table-column-properties style:column-width="1.644cm" style:rel-column-width="6155*"/>
    </style:style>
    <style:style style:name="Таблица34.D" style:family="table-column">
      <style:table-column-properties style:column-width="1.266cm" style:rel-column-width="4744*"/>
    </style:style>
    <style:style style:name="Таблица34.E" style:family="table-column">
      <style:table-column-properties style:column-width="4.419cm" style:rel-column-width="16546*"/>
    </style:style>
    <style:style style:name="Таблица34.F" style:family="table-column">
      <style:table-column-properties style:column-width="0.265cm" style:rel-column-width="992*"/>
    </style:style>
    <style:style style:name="Таблица34.G" style:family="table-column">
      <style:table-column-properties style:column-width="5.304cm" style:rel-column-width="19864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none" fo:border-top="none" fo:border-bottom="0.05pt solid #000000"/>
    </style:style>
    <style:style style:name="Таблица3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7.5cm" table:align="margins" style:writing-mode="lr-tb"/>
    </style:style>
    <style:style style:name="Таблица42.A" style:family="table-column">
      <style:table-column-properties style:column-width="3.627cm" style:rel-column-width="13582*"/>
    </style:style>
    <style:style style:name="Таблица42.B" style:family="table-column">
      <style:table-column-properties style:column-width="3.44cm" style:rel-column-width="12882*"/>
    </style:style>
    <style:style style:name="Таблица42.C" style:family="table-column">
      <style:table-column-properties style:column-width="4.604cm" style:rel-column-width="17242*"/>
    </style:style>
    <style:style style:name="Таблица42.D" style:family="table-column">
      <style:table-column-properties style:column-width="5.83cm" style:rel-column-width="21829*"/>
    </style:style>
    <style:style style:name="Таблица42.A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none" fo:border-top="none" fo:border-bottom="0.05pt solid #000000"/>
    </style:style>
    <style:style style:name="Таблица4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7.5cm" table:align="margins" style:writing-mode="lr-tb"/>
    </style:style>
    <style:style style:name="Таблица35.A" style:family="table-column">
      <style:table-column-properties style:column-width="17.5cm" style:rel-column-width="65535*"/>
    </style:style>
    <style:style style:name="Таблица35.A1" style:family="table-cell">
      <style:table-cell-properties fo:padding="0.097cm" fo:border="0.05pt solid #000000"/>
    </style:style>
    <style:style style:name="Таблица27" style:family="table">
      <style:table-properties style:width="17.5cm" table:align="margins" style:writing-mode="lr-tb"/>
    </style:style>
    <style:style style:name="Таблица27.A" style:family="table-column">
      <style:table-column-properties style:column-width="2.224cm" style:rel-column-width="8329*"/>
    </style:style>
    <style:style style:name="Таблица27.B" style:family="table-column">
      <style:table-column-properties style:column-width="4.842cm" style:rel-column-width="18132*"/>
    </style:style>
    <style:style style:name="Таблица27.C" style:family="table-column">
      <style:table-column-properties style:column-width="4.604cm" style:rel-column-width="17240*"/>
    </style:style>
    <style:style style:name="Таблица27.D" style:family="table-column">
      <style:table-column-properties style:column-width="5.83cm" style:rel-column-width="21834*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D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17.5cm" table:align="margins" style:writing-mode="lr-tb"/>
    </style:style>
    <style:style style:name="Таблица43.A" style:family="table-column">
      <style:table-column-properties style:column-width="2.118cm" style:rel-column-width="7933*"/>
    </style:style>
    <style:style style:name="Таблица43.B" style:family="table-column">
      <style:table-column-properties style:column-width="3.863cm" style:rel-column-width="14466*"/>
    </style:style>
    <style:style style:name="Таблица43.C" style:family="table-column">
      <style:table-column-properties style:column-width="5.689cm" style:rel-column-width="21303*"/>
    </style:style>
    <style:style style:name="Таблица43.D" style:family="table-column">
      <style:table-column-properties style:column-width="5.83cm" style:rel-column-width="21833*"/>
    </style:style>
    <style:style style:name="Таблица43.A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17.5cm" table:align="margins" style:writing-mode="lr-tb"/>
    </style:style>
    <style:style style:name="Таблица44.A" style:family="table-column">
      <style:table-column-properties style:column-width="2.357cm" style:rel-column-width="8825*"/>
    </style:style>
    <style:style style:name="Таблица44.B" style:family="table-column">
      <style:table-column-properties style:column-width="3.572cm" style:rel-column-width="13376*"/>
    </style:style>
    <style:style style:name="Таблица44.C" style:family="table-column">
      <style:table-column-properties style:column-width="5.741cm" style:rel-column-width="21501*"/>
    </style:style>
    <style:style style:name="Таблица44.D" style:family="table-column">
      <style:table-column-properties style:column-width="5.83cm" style:rel-column-width="21833*"/>
    </style:style>
    <style:style style:name="Таблица44.A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14pt" style:text-underline-style="none" fo:font-weight="bold" style:font-size-asian="14pt" style:font-weight-asian="bold" style:font-size-complex="14pt"/>
    </style:style>
    <style:style style:name="P3" style:family="paragraph" style:parent-style-name="Text_20_body">
      <style:paragraph-properties fo:text-align="center" style:justify-single-word="false"/>
      <style:text-properties fo:font-size="14pt"/>
    </style:style>
    <style:style style:name="P4" style:family="paragraph" style:parent-style-name="Text_20_body">
      <style:paragraph-properties fo:text-align="justify" style:justify-single-word="false"/>
      <style:text-properties fo:font-size="14p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end" style:justify-single-word="false"/>
    </style:style>
    <style:style style:name="P7" style:family="paragraph" style:parent-style-name="Text_20_body">
      <style:text-properties style:use-window-font-color="true"/>
    </style:style>
    <style:style style:name="P8" style:family="paragraph" style:parent-style-name="Text_20_body">
      <style:paragraph-properties fo:text-align="justify" style:justify-single-word="false"/>
      <style:text-properties style:use-window-font-color="tru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left="0cm" fo:margin-right="0cm" fo:margin-top="0.423cm" fo:margin-bottom="0.423cm" loext:contextual-spacing="false" fo:text-align="center" style:justify-single-word="false" fo:text-indent="0cm" style:auto-text-indent="false"/>
      <style:text-properties fo:font-size="14pt"/>
    </style:style>
    <style:style style:name="P11" style:family="paragraph" style:parent-style-name="Text_20_body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use-window-font-color="true" fo:font-size="14pt"/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size="14pt" style:text-underline-style="none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style:use-window-font-color="tru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  <style:text-properties fo:color="#231f20" style:font-name="Times New Roman" fo:font-size="14pt" style:text-underline-style="none" fo:font-weight="normal" style:font-name-asian="PragmaticaC-Bold" style:font-size-asian="14pt" style:font-weight-asian="normal" style:font-name-complex="PragmaticaC-Bold" style:font-size-complex="14pt" style:font-weight-complex="normal"/>
    </style:style>
    <style:style style:name="P18" style:family="paragraph" style:parent-style-name="Основной_20_текст_20_с_20_отступом_20_3">
      <style:paragraph-properties fo:margin-left="0cm" fo:margin-right="0cm" fo:orphans="0" fo:widows="0" fo:text-indent="0cm" style:auto-text-indent="false">
        <style:tab-stops>
          <style:tab-stop style:position="-0.501cm"/>
          <style:tab-stop style:position="0.501cm"/>
        </style:tab-stops>
      </style:paragraph-properties>
      <style:text-properties style:text-underline-style="none" fo:font-weight="bold" style:font-weight-asian="bold"/>
    </style:style>
    <style:style style:name="P19" style:family="paragraph" style:parent-style-name="Основной_20_текст_20_с_20_отступом_20_3">
      <style:paragraph-properties fo:margin-left="0cm" fo:margin-right="0cm" fo:text-align="center" style:justify-single-word="false" fo:orphans="0" fo:widows="0" fo:text-indent="0cm" style:auto-text-indent="false">
        <style:tab-stops>
          <style:tab-stop style:position="-0.501cm"/>
          <style:tab-stop style:position="0.501cm"/>
        </style:tab-stops>
      </style:paragraph-properties>
      <style:text-properties fo:font-style="normal" style:text-underline-style="none" fo:font-weight="bold" style:font-style-asian="normal" style:font-weight-asian="bold" style:font-style-complex="normal"/>
    </style:style>
    <style:style style:name="P20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1" style:family="paragraph" style:parent-style-name="Основной_20_текст_20_с_20_отступом_20_3">
      <style:paragraph-properties fo:margin-left="0cm" fo:margin-right="0cm" fo:text-align="center" style:justify-single-word="false" fo:orphans="0" fo:widows="0" fo:text-indent="0cm" style:auto-text-indent="false" style:writing-mode="lr-tb">
        <style:tab-stops>
          <style:tab-stop style:position="-0.501cm"/>
          <style:tab-stop style:position="0.501cm"/>
        </style:tab-stops>
      </style:paragraph-properties>
      <style:text-properties style:use-window-font-color="true" style:font-name="Times New Roman" fo:font-size="14pt" fo:language="ru" fo:country="RU" fo:font-style="normal" style:text-underline-style="none" fo:font-weight="bold" style:font-name-asian="Arial1" style:font-size-asian="14pt" style:font-style-asian="normal" style:font-weight-asian="bold" style:font-name-complex="Times New Roman" style:font-size-complex="10pt" style:language-complex="ar" style:country-complex="SA" style:font-style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.101cm" loext:contextual-spacing="false" fo:text-align="center" style:justify-single-word="false" fo:text-indent="0cm" style:auto-text-indent="false">
        <style:tab-stops>
          <style:tab-stop style:position="1.588cm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Text_20_body">
      <style:paragraph-properties fo:text-align="center" style:justify-single-word="false" fo:break-before="page"/>
      <style:text-properties fo:font-size="14pt"/>
    </style:style>
    <style:style style:name="P25" style:family="paragraph" style:parent-style-name="Text_20_body">
      <style:paragraph-properties fo:break-before="page"/>
      <style:text-properties style:use-window-font-color="true" fo:font-size="14pt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Text_20_body">
      <style:paragraph-properties fo:margin-left="8.22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28" style:family="paragraph" style:parent-style-name="Text_20_body">
      <style:paragraph-properties fo:margin-left="0cm" fo:margin-right="0cm" fo:margin-top="0.423cm" fo:margin-bottom="0.423cm" loext:contextual-spacing="false" fo:text-align="justify" style:justify-single-word="false" fo:text-indent="1.244cm" style:auto-text-indent="false"/>
      <style:text-properties style:use-window-font-color="true" fo:font-size="14pt"/>
    </style:style>
    <style:style style:name="P29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44cm" style:auto-text-indent="false"/>
      <style:text-properties style:use-window-font-color="true" fo:font-size="14pt" style:font-size-asian="14pt" style:font-size-complex="14pt"/>
    </style:style>
    <style:style style:name="P30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style:use-window-font-color="true" fo:font-size="14pt"/>
    </style:style>
    <style:style style:name="P3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1.251cm" style:auto-text-indent="false"/>
    </style:style>
    <style:style style:name="P35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1.251cm" style:auto-text-indent="fals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1.251cm" style:auto-text-indent="false"/>
    </style:style>
    <style:style style:name="P37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43" style:family="paragraph" style:parent-style-name="Standard">
      <style:paragraph-properties fo:text-align="start" style:justify-single-word="false" style:snap-to-layout-grid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paragraph-properties fo:text-align="center" style:justify-single-word="false" style:snap-to-layout-gri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size="14pt" fo:font-style="italic" style:font-size-asian="14pt" style:font-style-asian="italic" style:font-size-complex="14pt"/>
    </style:style>
    <style:style style:name="P48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9" style:family="paragraph" style:parent-style-name="Standard">
      <style:paragraph-properties style:snap-to-layout-grid="false"/>
      <style:text-properties fo:font-size="14pt" fo:font-style="italic" style:font-size-asian="14pt" style:font-style-asian="italic" style:font-size-complex="14pt" style:font-style-complex="italic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style:snap-to-layout-grid="false"/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P52" style:family="paragraph" style:parent-style-name="Standard">
      <style:text-properties fo:font-size="14pt" fo:language="en" fo:country="US" fo:font-style="italic" style:font-size-asian="14pt" style:font-style-asian="italic" style:font-size-complex="14pt"/>
    </style:style>
    <style:style style:name="P53" style:family="paragraph" style:parent-style-name="Standard">
      <style:text-properties fo:font-size="6pt" style:font-size-asian="6pt" style:font-size-complex="6pt"/>
    </style:style>
    <style:style style:name="P54" style:family="paragraph" style:parent-style-name="Standard">
      <style:paragraph-properties fo:text-align="justify" style:justify-single-word="false"/>
      <style:text-properties fo:font-size="6pt" style:font-size-asian="6pt" style:font-size-complex="6pt"/>
    </style:style>
    <style:style style:name="P55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font-size="10pt" style:font-size-asian="10pt" style:font-size-complex="10pt"/>
    </style:style>
    <style:style style:name="P56" style:family="paragraph" style:parent-style-name="Standard">
      <style:paragraph-properties fo:text-align="center" style:justify-single-word="false" style:text-autospace="none"/>
      <style:text-properties fo:color="#231f20" style:font-name="Times New Roman" fo:font-size="14pt" fo:font-style="normal" fo:font-weight="normal" style:font-name-asian="PragmaticaC-Bold" style:font-size-asian="14pt" style:font-style-asian="normal" style:font-weight-asian="normal" style:font-name-complex="PragmaticaC-Bold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 style:text-autospace="none"/>
      <style:text-properties fo:color="#231f20" style:font-name="Times New Roman" fo:font-size="14pt" style:font-name-asian="PragmaticaC" style:font-size-asian="14pt" style:font-name-complex="PragmaticaC" style:font-size-complex="14pt"/>
    </style:style>
    <style:style style:name="P58" style:family="paragraph" style:parent-style-name="Standard">
      <style:paragraph-properties fo:text-align="center" style:justify-single-word="false" style:text-autospace="none"/>
      <style:text-properties fo:color="#231f20" style:font-name="Times New Roman" fo:font-size="14pt" style:font-name-asian="PragmaticaC" style:font-size-asian="14pt" style:font-name-complex="PragmaticaC" style:font-size-complex="14pt"/>
    </style:style>
    <style:style style:name="P59" style:family="paragraph" style:parent-style-name="Standard">
      <style:paragraph-properties fo:text-align="center" style:justify-single-word="false" style:text-autospace="none"/>
      <style:text-properties fo:color="#231f20" style:font-name="Times New Roman" fo:font-size="14pt" fo:font-weight="normal" style:font-name-asian="PragmaticaC-Bold" style:font-size-asian="14pt" style:font-weight-asian="normal" style:font-name-complex="PragmaticaC-Bold" style:font-size-complex="14pt" style:font-weight-complex="normal"/>
    </style:style>
    <style:style style:name="P60" style:family="paragraph" style:parent-style-name="Standard">
      <style:text-properties style:use-window-font-color="true" fo:font-size="14pt" style:font-size-asian="14pt" style:font-size-complex="14pt"/>
    </style:style>
    <style:style style:name="P61" style:family="paragraph" style:parent-style-name="Standard">
      <style:paragraph-properties style:snap-to-layout-grid="false"/>
      <style:text-properties style:use-window-font-color="true" fo:font-size="14pt" style:font-size-asian="14pt" style:font-size-complex="14pt"/>
    </style:style>
    <style:style style:name="P62" style:family="paragraph" style:parent-style-name="Standard">
      <style:paragraph-properties style:snap-to-layout-grid="false"/>
    </style:style>
    <style:style style:name="P63" style:family="paragraph" style:parent-style-name="Text_20_body">
      <style:paragraph-properties fo:margin-top="0.199cm" fo:margin-bottom="0.21cm" loext:contextual-spacing="false"/>
      <style:text-properties fo:font-size="14pt" style:font-size-asian="14pt" style:font-size-complex="14pt"/>
    </style:style>
    <style:style style:name="P64" style:family="paragraph" style:parent-style-name="Text_20_body">
      <style:paragraph-properties fo:margin-top="0.199cm" fo:margin-bottom="0.21cm" loext:contextual-spacing="false" fo:break-before="page"/>
      <style:text-properties fo:font-size="14pt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.053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margin-top="0.199cm" fo:margin-bottom="0.199cm" loext:contextual-spacing="false" fo:text-align="center" style:justify-single-word="false" fo:text-indent="0.053cm" style:auto-text-indent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margin-left="0cm" fo:margin-right="0cm" fo:margin-top="0.199cm" fo:margin-bottom="0.199cm" loext:contextual-spacing="false" fo:text-align="justify" style:justify-single-word="false" fo:text-indent="0.053cm" style:auto-text-indent="false">
        <style:tab-stops>
          <style:tab-stop style:position="0.953cm"/>
        </style:tab-stops>
      </style:paragraph-properties>
      <style:text-properties style:font-name="Times New Roman" fo:font-size="6pt" style:text-underline-style="none" fo:font-weight="normal" style:font-size-asian="6pt" style:font-weight-asian="normal" style:font-size-complex="6pt" style:font-weight-complex="normal"/>
    </style:style>
    <style:style style:name="P68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.053cm" style:auto-text-indent="false">
        <style:tab-stops>
          <style:tab-stop style:position="0.953cm"/>
        </style:tab-stops>
      </style:paragraph-properties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.053cm" style:auto-text-indent="false">
        <style:tab-stops>
          <style:tab-stop style:position="0.953cm"/>
        </style:tab-stops>
      </style:paragraph-properties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.053cm" style:auto-text-indent="false">
        <style:tab-stops>
          <style:tab-stop style:position="0.953cm"/>
        </style:tab-stops>
      </style:paragraph-properties>
      <style:text-properties style:font-name="Times New Roman" fo:font-size="6pt" style:text-underline-style="none" fo:font-weight="normal" style:font-size-asian="6pt" style:font-weight-asian="normal" style:font-size-complex="6pt" style:font-weight-complex="normal"/>
    </style:style>
    <style:style style:name="P71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P72" style:family="paragraph" style:parent-style-name="Standard">
      <style:paragraph-properties fo:margin-left="0cm" fo:margin-right="0cm" fo:margin-top="0.199cm" fo:margin-bottom="0.199cm" loext:contextual-spacing="false" fo:text-align="justify" style:justify-single-word="false" fo:text-indent="1.27cm" style:auto-text-indent="false"/>
      <style:text-properties fo:font-size="14pt" style:font-size-asian="14pt" style:font-size-complex="14pt"/>
    </style:style>
    <style:style style:name="P73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7cm" style:auto-text-indent="false"/>
      <style:text-properties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margin-left="0cm" fo:margin-right="0cm" fo:margin-top="0.212cm" fo:margin-bottom="0.212cm" loext:contextual-spacing="false" fo:text-align="center" style:justify-single-word="false" fo:text-indent="1.27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8pt" fo:font-weight="bold" style:font-size-asian="18pt" style:font-weight-asian="bold" style:font-size-complex="18pt"/>
    </style:style>
    <style:style style:name="P76" style:family="paragraph" style:parent-style-name="Standard">
      <style:paragraph-properties fo:margin-top="0.101cm" fo:margin-bottom="0.101cm" loext:contextual-spacing="false"/>
      <style:text-properties fo:font-size="14pt" style:font-size-asian="14pt" style:font-size-complex="14pt"/>
    </style:style>
    <style:style style:name="P77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4pt" style:font-size-asian="14pt" style:font-size-complex="14pt"/>
    </style:style>
    <style:style style:name="P7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4pt" style:font-size-asian="14pt" style:font-size-complex="14pt"/>
    </style:style>
    <style:style style:name="P79" style:family="paragraph" style:parent-style-name="Standard">
      <style:paragraph-properties fo:margin-top="0.101cm" fo:margin-bottom="0.101cm" loext:contextual-spacing="false" fo:text-align="center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80" style:family="paragraph" style:parent-style-name="Standard">
      <style:paragraph-properties fo:margin-top="0.101cm" fo:margin-bottom="0.101cm" loext:contextual-spacing="false" fo:text-align="center" style:justify-single-word="false" style:text-autospace="none"/>
      <style:text-properties fo:color="#231f20" style:font-name="Times New Roman" fo:font-size="14pt" style:font-name-asian="PragmaticaC-Bold" style:font-size-asian="14pt" style:font-name-complex="PragmaticaC-Bold" style:font-size-complex="14pt"/>
    </style:style>
    <style:style style:name="P81" style:family="paragraph" style:parent-style-name="Standard">
      <style:paragraph-properties fo:margin-top="0.101cm" fo:margin-bottom="0.101cm" loext:contextual-spacing="false" fo:text-align="center" style:justify-single-word="false" fo:orphans="2" fo:widows="2" style:text-autospace="none" style:writing-mode="lr-tb"/>
      <style:text-properties fo:color="#231f20" style:font-name="Times New Roman" fo:font-size="14pt" fo:language="ru" fo:country="RU" fo:font-weight="normal" style:font-name-asian="PragmaticaC-Bold" style:font-size-asian="14pt" style:font-weight-asian="normal" style:font-name-complex="PragmaticaC-Bold" style:font-size-complex="14pt" style:language-complex="ar" style:country-complex="SA" style:font-weight-complex="normal"/>
    </style:style>
    <style:style style:name="P82" style:family="paragraph" style:parent-style-name="Standard">
      <style:paragraph-properties fo:margin-top="0.101cm" fo:margin-bottom="0.101cm" loext:contextual-spacing="false" fo:text-align="center" style:justify-single-word="false" fo:break-before="page"/>
      <style:text-properties fo:font-size="14pt" style:font-size-asian="14pt" style:font-size-complex="14pt"/>
    </style:style>
    <style:style style:name="P83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4pt" style:font-size-asian="14pt" style:font-size-complex="14pt"/>
    </style:style>
    <style:style style:name="P84" style:family="paragraph" style:parent-style-name="Text_20_body" style:master-page-name="">
      <style:paragraph-properties fo:margin-top="0.101cm" fo:margin-bottom="0.101cm" loext:contextual-spacing="false" style:page-number="auto"/>
      <style:text-properties fo:font-size="14pt" style:font-size-asian="14pt" style:font-size-complex="14pt"/>
    </style:style>
    <style:style style:name="P85" style:family="paragraph" style:parent-style-name="Standard">
      <style:paragraph-properties fo:margin-top="0cm" fo:margin-bottom="0.199cm" loext:contextual-spacing="false" fo:break-before="page"/>
      <style:text-properties fo:font-size="14pt" style:font-size-asian="14pt" style:font-size-complex="14pt"/>
    </style:style>
    <style:style style:name="P86" style:family="paragraph" style:parent-style-name="Standard">
      <style:paragraph-properties fo:margin-left="0cm" fo:margin-right="0cm" fo:margin-top="0.212cm" fo:margin-bottom="0.212cm" loext:contextual-spacing="false" fo:text-align="start" style:justify-single-word="false" fo:text-indent="1.217cm" style:auto-text-indent="false"/>
      <style:text-properties fo:font-size="14pt" style:font-size-asian="14pt" style:font-size-complex="14pt"/>
    </style:style>
    <style:style style:name="P87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17cm" style:auto-text-indent="false"/>
      <style:text-properties fo:font-size="14pt" style:font-size-asian="14pt" style:font-size-complex="14pt"/>
    </style:style>
    <style:style style:name="P88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17cm" style:auto-text-indent="false">
        <style:tab-stops/>
      </style:paragraph-properties>
      <style:text-properties fo:font-size="14pt" style:font-size-asian="14pt" style:font-size-complex="14pt"/>
    </style:style>
    <style:style style:name="P89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17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90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17cm" style:auto-text-indent="false">
        <style:tab-stops/>
      </style:paragraph-properties>
    </style:style>
    <style:style style:name="P91" style:family="paragraph" style:parent-style-name="Standard">
      <style:paragraph-properties fo:margin-left="0cm" fo:margin-right="0cm" fo:text-align="justify" style:justify-single-word="false" fo:text-indent="1.217cm" style:auto-text-indent="false"/>
    </style:style>
    <style:style style:name="P92" style:family="paragraph" style:parent-style-name="Standard">
      <style:paragraph-properties fo:margin-left="0cm" fo:margin-right="0cm" fo:text-align="justify" style:justify-single-word="false" fo:text-indent="1.217cm" style:auto-text-indent="false"/>
      <style:text-properties fo:font-size="14pt" style:font-size-asian="14pt" style:font-size-complex="14pt"/>
    </style:style>
    <style:style style:name="P93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1.217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orphans="2" fo:widows="2" fo:text-indent="1.217cm" style:auto-text-indent="false" style:text-autospace="none" style:writing-mode="lr-tb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17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17cm" style:auto-text-indent="false">
        <style:tab-stops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9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17cm" style:auto-text-indent="false">
        <style:tab-stops/>
      </style:paragraph-properties>
      <style:text-properties fo:font-size="14pt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17cm" style:auto-text-indent="false">
        <style:tab-stops/>
      </style:paragraph-properties>
      <style:text-properties style:use-window-font-color="true" fo:font-size="14pt" style:text-underline-style="none" fo:font-weight="normal" style:font-size-asian="14pt" style:font-weight-asian="normal" style:font-size-complex="14pt" style:font-weight-complex="normal"/>
    </style:style>
    <style:style style:name="P99" style:family="paragraph" style:parent-style-name="Обычный_20__28_веб_29_">
      <style:paragraph-properties fo:margin-top="0cm" fo:margin-bottom="0.101cm" loext:contextual-spacing="false" fo:text-align="center" style:justify-single-word="false"/>
      <style:text-properties fo:font-size="14pt" style:font-size-asian="14pt" style:font-size-complex="14pt"/>
    </style:style>
    <style:style style:name="P100" style:family="paragraph" style:parent-style-name="Обычный_20__28_веб_29_">
      <style:paragraph-properties fo:margin-top="0cm" fo:margin-bottom="0.101cm" loext:contextual-spacing="false" fo:line-height="150%" fo:text-align="center" style:justify-single-word="false"/>
      <style:text-properties fo:font-size="14pt" style:font-size-asian="14pt" style:font-size-complex="14pt"/>
    </style:style>
    <style:style style:name="P101" style:family="paragraph" style:parent-style-name="Обычный_20__28_веб_29_">
      <style:paragraph-properties fo:margin-left="0cm" fo:margin-right="0cm" fo:margin-top="0cm" fo:margin-bottom="0.101cm" loext:contextual-spacing="false" fo:text-indent="4.128cm" style:auto-text-indent="false">
        <style:tab-stops>
          <style:tab-stop style:position="1.905cm"/>
        </style:tab-stops>
      </style:paragraph-properties>
      <style:text-properties fo:font-size="14pt" style:font-size-asian="14pt" style:font-size-complex="14pt"/>
    </style:style>
    <style:style style:name="P102" style:family="paragraph" style:parent-style-name="Обычный_20__28_веб_29_">
      <style:paragraph-properties fo:margin-left="0.316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9cm"/>
        </style:tab-stops>
      </style:paragraph-properties>
      <style:text-properties fo:font-size="6pt" style:text-underline-style="none" style:font-size-asian="6pt" style:font-size-complex="6pt"/>
    </style:style>
    <style:style style:name="P103" style:family="paragraph" style:parent-style-name="Footnote">
      <style:paragraph-properties fo:margin-left="0.499cm" fo:margin-right="0cm" fo:orphans="2" fo:widows="2" fo:text-indent="-0.499cm" style:auto-text-indent="false" text:number-lines="false" text:line-number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P104" style:family="paragraph" style:parent-style-name="Table_20_Heading">
      <style:text-properties fo:font-size="14pt" fo:font-style="italic" style:font-size-asian="14pt" style:font-style-asian="italic" style:font-size-complex="14pt" style:font-style-complex="italic"/>
    </style:style>
    <style:style style:name="P105" style:family="paragraph" style:parent-style-name="Table_20_Heading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0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07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08" style:family="paragraph" style:parent-style-name="Table_20_Contents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10" style:family="paragraph" style:parent-style-name="Table_20_Contents">
      <style:paragraph-properties fo:text-align="start" style:justify-single-word="false"/>
    </style:style>
    <style:style style:name="P111" style:family="paragraph" style:parent-style-name="Table_20_Contents">
      <style:paragraph-properties fo:text-align="center" style:justify-single-word="false"/>
    </style:style>
    <style:style style:name="P112" style:family="paragraph" style:parent-style-name="Standard">
      <style:paragraph-properties fo:margin-left="0.026cm" fo:margin-right="0cm" fo:margin-top="0cm" fo:margin-bottom="0cm" loext:contextual-spacing="false" fo:text-align="justify" style:justify-single-word="false" fo:text-indent="1.217cm" style:auto-text-indent="false">
        <style:tab-stops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margin-left="0.026cm" fo:margin-right="0cm" fo:margin-top="0cm" fo:margin-bottom="0cm" loext:contextual-spacing="false" fo:text-align="justify" style:justify-single-word="false" fo:text-indent="1.217cm" style:auto-text-indent="false" fo:break-before="page">
        <style:tab-stops/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margin-left="0cm" fo:margin-right="0cm" fo:margin-top="0.3cm" fo:margin-bottom="0cm" loext:contextual-spacing="false" fo:text-align="justify" style:justify-single-word="false" fo:text-indent="1.111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15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orphans="2" fo:widows="2" fo:text-indent="1.164cm" style:auto-text-indent="false" style:text-autospace="none" style:writing-mode="lr-tb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16" style:family="paragraph" style:parent-style-name="Standard">
      <style:paragraph-properties fo:margin-left="0cm" fo:margin-right="0cm" fo:text-align="justify" style:justify-single-word="false" fo:text-indent="1.323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17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1.455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18" style:family="paragraph" style:parent-style-name="Standard">
      <style:paragraph-properties fo:margin-left="0cm" fo:margin-right="0cm" fo:text-align="justify" style:justify-single-word="false" fo:text-indent="1.455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19" style:family="paragraph" style:parent-style-name="Standard">
      <style:paragraph-properties fo:margin-left="0cm" fo:margin-right="0cm" fo:text-align="justify" style:justify-single-word="false" fo:text-indent="1.429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20" style:family="paragraph" style:parent-style-name="Standard">
      <style:paragraph-properties fo:margin-left="0cm" fo:margin-right="0cm" fo:text-align="justify" style:justify-single-word="false" fo:text-indent="1.402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21" style:family="paragraph" style:parent-style-name="Standard">
      <style:paragraph-properties fo:margin-left="0cm" fo:margin-right="0cm" fo:text-align="justify" style:justify-single-word="false" fo:text-indent="1.482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22" style:family="paragraph" style:parent-style-name="Standard">
      <style:paragraph-properties fo:margin-left="0cm" fo:margin-right="0cm" fo:text-align="justify" style:justify-single-word="false" fo:text-indent="1.508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23" style:family="paragraph" style:parent-style-name="Standard">
      <style:paragraph-properties fo:margin-left="0cm" fo:margin-right="0cm" fo:margin-top="0.199cm" fo:margin-bottom="0cm" loext:contextual-spacing="false" fo:text-align="justify" style:justify-single-word="false" fo:text-indent="1.296cm" style:auto-text-indent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24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.026cm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5" style:family="paragraph" style:parent-style-name="Footnote">
      <style:text-properties fo:font-size="12pt" style:font-size-asian="12pt" style:font-size-complex="12pt"/>
    </style:style>
    <style:style style:name="P126" style:family="paragraph" style:parent-style-name="Heading_20_1">
      <style:text-properties style:text-underline-style="none"/>
    </style:style>
    <style:style style:name="P127" style:family="paragraph" style:parent-style-name="Heading_20_1">
      <style:text-properties fo:font-size="14pt" style:font-size-asian="14pt" style:font-size-complex="14pt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Heading_20_1">
      <style:paragraph-properties fo:margin-left="0cm" fo:margin-right="0cm" fo:margin-top="0.212cm" fo:margin-bottom="0cm" loext:contextual-spacing="false" fo:line-height="150%" fo:text-align="center" style:justify-single-word="false" fo:orphans="2" fo:widows="2" fo:text-indent="1cm" style:auto-text-indent="false" fo:break-before="page" style:writing-mode="lr-tb"/>
      <style:text-properties style:use-window-font-color="true" style:font-name="Times New Roman" fo:font-size="14pt" fo:language="ru" fo:country="RU" fo:font-weight="bold" style:letter-kerning="true" style:font-name-asian="Arial Unicode MS" style:font-size-asian="14pt" style:font-weight-asian="bold" style:font-name-complex="Arial1" style:font-size-complex="24pt" style:language-complex="ar" style:country-complex="SA" style:font-weight-complex="bold"/>
    </style:style>
    <style:style style:name="P130" style:family="paragraph" style:parent-style-name="Heading_20_1">
      <style:paragraph-properties fo:margin-left="0cm" fo:margin-right="0cm" fo:margin-top="0.212cm" fo:margin-bottom="0cm" loext:contextual-spacing="false" fo:line-height="150%" fo:text-align="center" style:justify-single-word="false" fo:orphans="2" fo:widows="2" fo:text-indent="1cm" style:auto-text-indent="false" style:writing-mode="lr-tb"/>
      <style:text-properties style:use-window-font-color="true" style:font-name="Times New Roman" fo:font-size="14pt" fo:language="ru" fo:country="RU" fo:font-weight="bold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P131" style:family="paragraph" style:parent-style-name="Heading_20_1">
      <style:paragraph-properties fo:margin-left="0cm" fo:margin-right="0cm" fo:margin-top="0.212cm" fo:margin-bottom="0cm" loext:contextual-spacing="false" fo:line-height="150%" fo:text-align="center" style:justify-single-word="false" fo:orphans="2" fo:widows="2" fo:text-indent="1cm" style:auto-text-indent="false" style:writing-mode="lr-tb"/>
      <style:text-properties style:use-window-font-color="true" style:font-name="Times New Roman" fo:font-size="14pt" fo:language="ru" fo:country="RU" fo:font-weight="bold" officeooo:paragraph-rsid="0008d2a6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P132" style:family="paragraph" style:parent-style-name="Heading_20_1">
      <style:paragraph-properties fo:margin-left="0cm" fo:margin-right="0cm" fo:margin-top="0.212cm" fo:margin-bottom="0cm" loext:contextual-spacing="false" fo:line-height="150%" fo:text-align="center" style:justify-single-word="false" fo:orphans="2" fo:widows="2" fo:text-indent="1cm" style:auto-text-indent="false" style:writing-mode="lr-tb"/>
    </style:style>
    <style:style style:name="P133" style:family="paragraph" style:parent-style-name="Heading_20_1">
      <style:paragraph-properties fo:margin-left="0cm" fo:margin-right="0cm" fo:margin-top="0.101cm" fo:margin-bottom="0.101cm" loext:contextual-spacing="false" fo:line-height="150%" fo:text-align="center" style:justify-single-word="false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style:use-window-font-color="true" style:font-name="Times New Roman" fo:font-size="14pt" fo:language="ru" fo:country="RU" style:text-underline-style="solid" style:text-underline-width="auto" style:text-underline-color="font-color" fo:font-weight="bold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P134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style:use-window-font-color="true" style:font-name="Times New Roman" fo:font-size="14pt" fo:language="ru" fo:country="RU" fo:font-weight="bold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P135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font-size="14pt" style:font-size-asian="14pt" style:font-size-complex="14pt"/>
    </style:style>
    <style:style style:name="P136" style:family="paragraph" style:parent-style-name="Heading_20_1" style:list-style-name="_32_9524581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font-size="14pt" style:font-size-asian="14pt" style:font-size-complex="14pt"/>
    </style:style>
    <style:style style:name="P137" style:family="paragraph" style:parent-style-name="Heading_20_1" style:list-style-name="_32_95245811">
      <style:paragraph-properties fo:margin-left="0cm" fo:margin-right="-0.053cm" fo:margin-top="0cm" fo:margin-bottom="0cm" loext:contextual-spacing="false" fo:text-align="center" style:justify-single-word="false" fo:text-indent="0cm" style:auto-text-indent="false">
        <style:tab-stops>
          <style:tab-stop style:position="0.953cm"/>
        </style:tab-stops>
      </style:paragraph-properties>
      <style:text-properties fo:font-size="6pt" style:text-underline-style="none" style:font-size-asian="6pt" style:font-size-complex="6pt"/>
    </style:style>
    <style:style style:name="P138" style:family="paragraph" style:parent-style-name="Standard">
      <style:text-properties fo:font-size="14pt" style:font-size-asian="14pt" style:font-size-complex="14pt"/>
    </style:style>
    <style:style style:name="P139" style:family="paragraph" style:parent-style-name="Standard" style:list-style-name="L6">
      <style:paragraph-properties fo:text-align="justify" style:justify-single-word="false"/>
      <style:text-properties fo:font-size="14pt" style:font-size-asian="14pt" style:font-size-complex="14pt"/>
    </style:style>
    <style:style style:name="P140" style:family="paragraph" style:parent-style-name="Standard" style:list-style-name="L19">
      <style:text-properties fo:font-size="14pt" style:font-size-asian="14pt" style:font-size-complex="14pt"/>
    </style:style>
    <style:style style:name="P14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42" style:family="paragraph" style:parent-style-name="Standard">
      <style:paragraph-properties style:snap-to-layout-grid="false"/>
      <style:text-properties fo:font-size="14pt" officeooo:paragraph-rsid="000799c0" style:font-size-asian="14pt" style:font-size-complex="14pt"/>
    </style:style>
    <style:style style:name="P143" style:family="paragraph" style:parent-style-name="Standard">
      <style:paragraph-properties style:snap-to-layout-grid="false"/>
      <style:text-properties fo:font-size="14pt" officeooo:rsid="000799c0" officeooo:paragraph-rsid="000799c0" style:font-size-asian="14pt" style:font-size-complex="14pt"/>
    </style:style>
    <style:style style:name="P144" style:family="paragraph" style:parent-style-name="Standard" style:list-style-name="L9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45" style:family="paragraph" style:parent-style-name="Standard" style:list-style-name="L10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46" style:family="paragraph" style:parent-style-name="Standard" style:list-style-name="L11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47" style:family="paragraph" style:parent-style-name="Standard" style:list-style-name="L12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48" style:family="paragraph" style:parent-style-name="Standard" style:list-style-name="L13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49" style:family="paragraph" style:parent-style-name="Standard" style:list-style-name="L14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50" style:family="paragraph" style:parent-style-name="Standard" style:list-style-name="L15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51" style:family="paragraph" style:parent-style-name="Standard" style:list-style-name="L16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52" style:family="paragraph" style:parent-style-name="Standard" style:list-style-name="L17">
      <style:paragraph-properties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53" style:family="paragraph" style:parent-style-name="Standard">
      <style:text-properties fo:font-size="12pt" style:font-size-asian="12pt" style:font-size-complex="12pt"/>
    </style:style>
    <style:style style:name="P154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55" style:family="paragraph" style:parent-style-name="Standard">
      <style:paragraph-properties fo:text-align="center" style:justify-single-word="false" style:snap-to-layout-gri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6" style:family="paragraph" style:parent-style-name="Standard">
      <style:paragraph-properties style:snap-to-layout-grid="false"/>
      <style:text-properties officeooo:paragraph-rsid="000799c0"/>
    </style:style>
    <style:style style:name="P157" style:family="paragraph" style:parent-style-name="Standard" style:list-style-name="WW8Num3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58" style:family="paragraph" style:parent-style-name="Standard" style:list-style-name="L2">
      <style:paragraph-properties fo:margin-left="0cm" fo:margin-right="0cm" fo:margin-top="0.101cm" fo:margin-bottom="0cm" loext:contextual-spacing="false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159" style:family="paragraph" style:parent-style-name="Standard" style:list-style-name="WW8Num3">
      <style:paragraph-properties fo:margin-left="0cm" fo:margin-right="0cm" fo:margin-top="0.101cm" fo:margin-bottom="0cm" loext:contextual-spacing="false" fo:text-align="justify" style:justify-single-word="false" fo:text-indent="0cm" style:auto-text-indent="false"/>
      <style:text-properties fo:font-size="14pt" fo:background-color="transparent" style:font-size-asian="14pt" style:font-size-complex="14pt"/>
    </style:style>
    <style:style style:name="P160" style:family="paragraph" style:parent-style-name="Standard" style:list-style-name="L2">
      <style:paragraph-properties fo:margin-left="0cm" fo:margin-right="0cm" fo:margin-top="0.101cm" fo:margin-bottom="0cm" loext:contextual-spacing="false" fo:text-align="justify" style:justify-single-word="false" fo:text-indent="0cm" style:auto-text-indent="false">
        <style:tab-stops/>
      </style:paragraph-properties>
      <style:text-properties style:use-window-font-color="true" fo:font-size="14pt" style:font-size-asian="14pt" style:font-size-complex="14pt"/>
    </style:style>
    <style:style style:name="P161" style:family="paragraph" style:parent-style-name="Standard" style:list-style-name="L2">
      <style:paragraph-properties fo:margin-left="0cm" fo:margin-right="0cm" fo:margin-top="0.101cm" fo:margin-bottom="0cm" loext:contextual-spacing="false" fo:line-height="100%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4pt" fo:language="ru" fo:country="RU" style:text-underline-style="none" fo:font-weight="normal" style:letter-kerning="true" style:font-name-asian="Arial Unicode MS" style:font-size-asian="14pt" style:font-weight-asian="normal" style:font-name-complex="Arial1" style:font-size-complex="14pt" style:language-complex="ar" style:country-complex="SA" style:font-weight-complex="normal"/>
    </style:style>
    <style:style style:name="P162" style:family="paragraph" style:parent-style-name="Standard" style:list-style-name="L2">
      <style:paragraph-properties fo:margin-left="0cm" fo:margin-right="0cm" fo:margin-top="0.101cm" fo:margin-bottom="0cm" loext:contextual-spacing="false" fo:line-height="100%" fo:text-align="justify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Times New Roman" fo:font-size="10pt" fo:language="ru" fo:country="RU" style:text-underline-style="none" fo:font-weight="normal" style:letter-kerning="true" style:font-name-asian="Arial Unicode MS" style:font-size-asian="10pt" style:font-weight-asian="normal" style:font-name-complex="Arial1" style:font-size-complex="10pt" style:language-complex="ar" style:country-complex="SA" style:font-weight-complex="normal"/>
    </style:style>
    <style:style style:name="P163" style:family="paragraph" style:parent-style-name="Standard" style:list-style-name="WW8Num3">
      <style:paragraph-properties fo:margin-left="0cm" fo:margin-right="0cm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bold" style:letter-kerning="true" style:font-name-asian="Arial Unicode MS" style:font-size-asian="14pt" style:font-weight-asian="bold" style:font-name-complex="Arial1" style:font-size-complex="24pt" style:language-complex="ar" style:country-complex="SA" style:font-weight-complex="bold"/>
    </style:style>
    <style:style style:name="P164" style:family="paragraph" style:parent-style-name="Standard" style:list-style-name="_32_9546285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-4.501cm"/>
          <style:tab-stop style:position="1.588cm"/>
        </style:tab-stops>
      </style:paragraph-properties>
      <style:text-properties fo:font-size="14pt" style:font-size-asian="14pt" style:font-size-complex="14pt"/>
    </style:style>
    <style:style style:name="P165" style:family="paragraph" style:parent-style-name="Standard" style:list-style-name="_32_9546285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4pt" style:font-size-asian="14pt" style:font-size-complex="14pt"/>
    </style:style>
    <style:style style:name="P166" style:family="paragraph" style:parent-style-name="Standard" style:list-style-name="L18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67" style:family="paragraph" style:parent-style-name="Standard" style:list-style-name="_32_9546285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-4.501cm"/>
          <style:tab-stop style:position="1.588cm"/>
        </style:tab-stops>
      </style:paragraph-properties>
      <style:text-properties fo:font-size="6pt" style:font-size-asian="6pt" style:font-size-complex="6pt"/>
    </style:style>
    <style:style style:name="P168" style:family="paragraph" style:parent-style-name="Standard" style:list-style-name="L18">
      <style:paragraph-properties fo:margin-left="0cm" fo:margin-right="0cm" fo:margin-top="0cm" fo:margin-bottom="0.101cm" loext:contextual-spacing="false" fo:text-align="justify" style:justify-single-word="false" fo:text-indent="0cm" style:auto-text-indent="false"/>
    </style:style>
    <style:style style:name="P169" style:family="paragraph" style:parent-style-name="Standard" style:list-style-name="L8">
      <style:paragraph-properties fo:margin-left="0cm" fo:margin-right="0cm" fo:margin-top="0.212cm" fo:margin-bottom="0.212cm" loext:contextual-spacing="false" fo:text-align="justify" style:justify-single-word="false" fo:text-indent="0cm" style:auto-text-indent="false">
        <style:tab-stops/>
      </style:paragraph-properties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70" style:family="paragraph" style:parent-style-name="Standard" style:list-style-name="L10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fo:color="#231f20" style:font-name="Times New Roman" fo:font-size="14pt" style:text-underline-style="none" fo:font-weight="normal" style:font-name-asian="NewBaskervilleC-Roman" style:font-size-asian="14pt" style:font-weight-asian="normal" style:font-name-complex="NewBaskervilleC-Roman" style:font-size-complex="14pt" style:font-weight-complex="normal"/>
    </style:style>
    <style:style style:name="P171" style:family="paragraph" style:parent-style-name="Standard" style:list-style-name="L3">
      <style:paragraph-properties fo:margin-left="0cm" fo:margin-right="0cm" fo:text-align="justify" style:justify-single-word="false" fo:text-indent="1.217cm" style:auto-text-indent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72" style:family="paragraph" style:parent-style-name="Standard" style:list-style-name="L8">
      <style:paragraph-properties fo:margin-top="0.199cm" fo:margin-bottom="0cm" loext:contextual-spacing="false" fo:text-align="justify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73" style:family="paragraph" style:parent-style-name="Standard" style:list-style-name="L8">
      <style:paragraph-properties fo:margin-top="0.199cm" fo:margin-bottom="0cm" loext:contextual-spacing="false" fo:text-align="justify" style:justify-single-word="false" fo:orphans="2" fo:widows="2" style:text-autospace="none" style:writing-mode="lr-tb"/>
      <style:text-properties fo:color="#231f20" style:font-name="Times New Roman" fo:font-size="14pt" fo:language="ru" fo:country="RU" style:font-name-asian="NewBaskervilleC-Roman" style:font-size-asian="14pt" style:font-name-complex="NewBaskervilleC-Roman" style:font-size-complex="14pt" style:language-complex="ar" style:country-complex="SA"/>
    </style:style>
    <style:style style:name="P174" style:family="paragraph" style:parent-style-name="Standard" style:list-style-name="L8">
      <style:paragraph-properties fo:margin-top="0.199cm" fo:margin-bottom="0cm" loext:contextual-spacing="false" fo:text-align="justify" style:justify-single-word="false" fo:orphans="2" fo:widows="2" style:text-autospace="none" style:writing-mode="lr-tb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75" style:family="paragraph" style:parent-style-name="Standard" style:list-style-name="L8">
      <style:paragraph-properties fo:margin-top="0.199cm" fo:margin-bottom="0cm" loext:contextual-spacing="false" fo:text-align="justify" style:justify-single-word="false" fo:orphans="2" fo:widows="2" style:text-autospace="none" style:writing-mode="lr-tb"/>
    </style:style>
    <style:style style:name="P176" style:family="paragraph" style:parent-style-name="Standard" style:list-style-name="L8">
      <style:paragraph-properties fo:margin-top="0.199cm" fo:margin-bottom="0cm" loext:contextual-spacing="false" fo:text-align="justify" style:justify-single-word="false" fo:orphans="2" fo:widows="2" style:text-autospace="none" style:writing-mode="lr-tb"/>
      <style:text-properties fo:font-size="14pt" style:font-size-asian="14pt" style:font-size-complex="14pt"/>
    </style:style>
    <style:style style:name="P177" style:family="paragraph" style:parent-style-name="Standard" style:list-style-name="L8">
      <style:paragraph-properties fo:margin-top="0.199cm" fo:margin-bottom="0cm" loext:contextual-spacing="false" fo:text-align="justify" style:justify-single-word="false" fo:orphans="2" fo:widows="2" fo:break-before="page" style:text-autospace="none" style:writing-mode="lr-tb"/>
      <style:text-properties fo:font-size="14pt" style:font-size-asian="14pt" style:font-size-complex="14pt"/>
    </style:style>
    <style:style style:name="P178" style:family="paragraph" style:parent-style-name="Standard" style:list-style-name="L8">
      <style:paragraph-properties fo:margin-top="0.199cm" fo:margin-bottom="0.101cm" loext:contextual-spacing="false" fo:text-align="center" style:justify-single-word="false" fo:orphans="2" fo:widows="2" style:text-autospace="none" style:writing-mode="lr-tb"/>
      <style:text-properties fo:color="#231f20" style:font-name="Times New Roman" fo:font-size="14pt" fo:font-weight="normal" style:font-name-asian="PragmaticaC-Bold" style:font-size-asian="14pt" style:font-weight-asian="normal" style:font-name-complex="PragmaticaC-Bold" style:font-size-complex="14pt" style:font-weight-complex="normal"/>
    </style:style>
    <style:style style:name="P179" style:family="paragraph" style:parent-style-name="Standard" style:list-style-name="L10">
      <style:paragraph-properties fo:margin-top="0cm" fo:margin-bottom="0cm" loext:contextual-spacing="false" fo:text-align="start" style:justify-single-word="false" style:text-autospace="none"/>
      <style:text-properties fo:color="#231f20" style:font-name="Times New Roman" fo:font-size="14pt" style:font-name-asian="NewBaskervilleC-Roman" style:font-size-asian="14pt" style:font-name-complex="NewBaskervilleC-Roman" style:font-size-complex="14pt"/>
    </style:style>
    <style:style style:name="P180" style:family="paragraph" style:parent-style-name="Text" style:list-style-name="_32_9546285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81" style:family="paragraph" style:parent-style-name="Text" style:list-style-name="_32_9546285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8cm"/>
        </style:tab-stops>
      </style:paragraph-properties>
      <style:text-properties fo:font-size="14pt" style:font-size-asian="14pt" style:font-size-complex="14pt"/>
    </style:style>
    <style:style style:name="P182" style:family="paragraph" style:parent-style-name="Text_20_body" style:list-style-name="L4">
      <style:paragraph-properties fo:margin-left="0cm" fo:margin-right="0cm" fo:margin-top="0cm" fo:margin-bottom="0.049cm" loext:contextual-spacing="false" fo:text-align="justify" style:justify-single-word="false" fo:text-indent="1.005cm" style:auto-text-indent="false">
        <style:tab-stops>
          <style:tab-stop style:position="0.953cm"/>
        </style:tab-stops>
      </style:paragraph-properties>
      <style:text-properties fo:font-size="14pt" style:font-size-asian="14pt" style:font-size-complex="14pt"/>
    </style:style>
    <style:style style:name="P183" style:family="paragraph" style:parent-style-name="Text_20_body" style:list-style-name="L4">
      <style:paragraph-properties fo:margin-left="0cm" fo:margin-right="0cm" fo:margin-top="0cm" fo:margin-bottom="0.049cm" loext:contextual-spacing="false" fo:text-align="justify" style:justify-single-word="false" fo:text-indent="1.005cm" style:auto-text-indent="false"/>
      <style:text-properties fo:font-size="14pt" style:font-size-asian="14pt" style:font-size-complex="14pt"/>
    </style:style>
    <style:style style:name="P184" style:family="paragraph" style:parent-style-name="Text_20_body" style:list-style-name="L5">
      <style:paragraph-properties fo:margin-left="0cm" fo:margin-right="0cm" fo:margin-top="0cm" fo:margin-bottom="0cm" loext:contextual-spacing="false" fo:text-align="justify" style:justify-single-word="false" fo:text-indent="0.053cm" style:auto-text-indent="false">
        <style:tab-stops>
          <style:tab-stop style:position="0.953cm"/>
        </style:tab-stops>
      </style:paragraph-properties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85" style:family="paragraph" style:parent-style-name="Text_20_body" style:list-style-name="L5">
      <style:paragraph-properties fo:margin-left="0cm" fo:margin-right="0cm" fo:margin-top="0cm" fo:margin-bottom="0cm" loext:contextual-spacing="false" fo:text-align="justify" style:justify-single-word="false" fo:orphans="2" fo:widows="2" fo:text-indent="0.053cm" style:auto-text-indent="false" style:writing-mode="lr-tb">
        <style:tab-stops>
          <style:tab-stop style:position="0.953cm"/>
        </style:tab-stops>
      </style:paragraph-properties>
      <style:text-properties style:use-window-font-color="true" style:font-name="Times New Roman" fo:font-size="14pt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86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187" style:family="paragraph" style:parent-style-name="Обычный_20__28_веб_29_" style:list-style-name="_32_94738134">
      <style:paragraph-properties fo:margin-left="-0.005cm" fo:margin-right="0cm" fo:margin-top="0cm" fo:margin-bottom="0.101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88" style:family="paragraph" style:parent-style-name="Обычный_20__28_веб_29_" style:list-style-name="WW8Num6">
      <style:paragraph-properties fo:margin-left="-0.005cm" fo:margin-right="0cm" fo:margin-top="0cm" fo:margin-bottom="0.101cm" loext:contextual-spacing="false" fo:text-align="justify" style:justify-single-word="false" fo:text-indent="0cm" style:auto-text-indent="false"/>
      <style:text-properties fo:font-size="14pt" style:font-size-asian="14pt" style:font-size-complex="14pt"/>
    </style:style>
    <style:style style:name="P189" style:family="paragraph" style:parent-style-name="Обычный_20__28_веб_29_" style:list-style-name="WW8Num6">
      <style:paragraph-properties fo:margin-left="-0.005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0.958cm"/>
        </style:tab-stops>
      </style:paragraph-properties>
      <style:text-properties fo:font-size="14pt" style:font-size-asian="14pt" style:font-size-complex="14pt"/>
    </style:style>
    <style:style style:name="P190" style:family="paragraph" style:parent-style-name="Обычный_20__28_веб_29_" style:list-style-name="WW8Num7">
      <style:paragraph-properties fo:margin-left="-0.005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0.958cm"/>
        </style:tab-stops>
      </style:paragraph-properties>
      <style:text-properties fo:font-size="14pt" style:font-size-asian="14pt" style:font-size-complex="14pt"/>
    </style:style>
    <style:style style:name="P191" style:family="paragraph" style:parent-style-name="Обычный_20__28_веб_29_" style:list-style-name="L1">
      <style:paragraph-properties fo:margin-left="0.316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9cm"/>
        </style:tab-stops>
      </style:paragraph-properties>
      <style:text-properties fo:font-size="14pt" style:font-size-asian="14pt" style:font-size-complex="14pt"/>
    </style:style>
    <style:style style:name="P192" style:family="paragraph" style:parent-style-name="Обычный_20__28_веб_29_" style:list-style-name="_32_94738132">
      <style:paragraph-properties fo:margin-left="0.316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9cm"/>
        </style:tab-stops>
      </style:paragraph-properties>
      <style:text-properties fo:font-size="14pt" style:font-size-asian="14pt" style:font-size-complex="14pt"/>
    </style:style>
    <style:style style:name="P193" style:family="paragraph" style:parent-style-name="Обычный_20__28_веб_29_" style:list-style-name="_32_94738133">
      <style:paragraph-properties fo:margin-left="0.316cm" fo:margin-right="0cm" fo:margin-top="0cm" fo:margin-bottom="0.101cm" loext:contextual-spacing="false" fo:text-align="justify" style:justify-single-word="false" fo:text-indent="0cm" style:auto-text-indent="false">
        <style:tab-stops>
          <style:tab-stop style:position="1.589cm"/>
        </style:tab-stops>
      </style:paragraph-properties>
      <style:text-properties fo:font-size="14pt" style:font-size-asian="14pt" style:font-size-complex="14pt"/>
    </style:style>
    <style:style style:name="P194" style:family="paragraph" style:parent-style-name="Обычный_20__28_веб_29_" style:list-style-name="_34_26235221">
      <style:paragraph-properties fo:margin-top="0.494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195" style:family="paragraph" style:parent-style-name="Обычный_20__28_веб_29_" style:list-style-name="_34_26235221">
      <style:paragraph-properties fo:margin-top="0cm" fo:margin-bottom="0cm" loext:contextual-spacing="false" fo:text-align="justify" style:justify-single-word="false"/>
      <style:text-properties fo:font-size="14pt" style:font-size-asian="14pt" style:font-size-complex="14pt"/>
    </style:style>
    <style:style style:name="P196" style:family="paragraph" style:parent-style-name="Основной_20_текст_20_с_20_отступом_20_3" style:list-style-name="_32_94335651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-0.501cm"/>
          <style:tab-stop style:position="0.501cm"/>
        </style:tab-stops>
      </style:paragraph-properties>
      <style:text-properties fo:font-size="14pt" style:font-size-asian="14pt" style:font-size-complex="14pt"/>
    </style:style>
    <style:style style:name="P197" style:family="paragraph" style:parent-style-name="Основной_20_текст_20_с_20_отступом_20_3" style:list-style-name="_32_94335651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-0.501cm"/>
          <style:tab-stop style:position="0.501cm"/>
          <style:tab-stop style:position="1.27cm"/>
        </style:tab-stops>
      </style:paragraph-properties>
      <style:text-properties fo:font-size="14pt" style:font-size-asian="14pt" style:font-size-complex="14pt"/>
    </style:style>
    <style:style style:name="P198" style:family="paragraph" style:parent-style-name="Основной_20_текст_20_с_20_отступом_20_3" style:list-style-name="_32_94335651">
      <style:paragraph-properties fo:margin-left="0cm" fo:margin-right="0cm" fo:margin-top="0.101cm" fo:margin-bottom="0cm" loext:contextual-spacing="false" fo:orphans="0" fo:widows="0" fo:text-indent="0cm" style:auto-text-indent="false">
        <style:tab-stops>
          <style:tab-stop style:position="-0.501cm"/>
          <style:tab-stop style:position="0.501cm"/>
        </style:tab-stops>
      </style:paragraph-properties>
      <style:text-properties fo:font-size="14pt" style:font-size-asian="14pt" style:font-size-complex="14pt"/>
    </style:style>
    <style:style style:name="P199" style:family="paragraph" style:parent-style-name="Основной_20_текст_20_с_20_отступом_20_3" style:list-style-name="_32_94335651">
      <style:paragraph-properties fo:margin-left="0.25cm" fo:margin-right="0cm" fo:margin-top="0.101cm" fo:margin-bottom="0cm" loext:contextual-spacing="false" fo:orphans="0" fo:widows="0" fo:text-indent="0cm" style:auto-text-indent="false">
        <style:tab-stops>
          <style:tab-stop style:position="-0.751cm"/>
          <style:tab-stop style:position="0.25cm"/>
        </style:tab-stops>
      </style:paragraph-properties>
      <style:text-properties fo:font-size="14pt" style:font-size-asian="14pt" style:font-size-complex="14pt"/>
    </style:style>
    <style:style style:name="P200" style:family="paragraph" style:parent-style-name="Основной_20_текст_20_с_20_отступом_20_3" style:list-style-name="_32_94335651">
      <style:paragraph-properties fo:margin-left="0.002cm" fo:margin-right="0cm" fo:margin-top="0.101cm" fo:margin-bottom="0cm" loext:contextual-spacing="false" fo:text-indent="0cm" style:auto-text-indent="false">
        <style:tab-stops>
          <style:tab-stop style:position="-0.503cm"/>
          <style:tab-stop style:position="0.499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799c0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bold" style:font-size-asian="14pt" style:font-weight-asian="bold" style:font-size-complex="14pt"/>
    </style:style>
    <style:style style:name="T1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style:font-size-asian="14pt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5" style:family="text">
      <style:text-properties fo:font-size="14pt" fo:language="en" fo:country="US" style:font-size-asian="14pt" style:font-size-complex="14pt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style:text-position="super 58%"/>
    </style:style>
    <style:style style:name="T24" style:family="text">
      <style:text-properties style:text-position="super 58%" fo:font-style="italic" style:font-style-asian="italic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style:text-position="super 58%" fo:language="en" fo:country="US"/>
    </style:style>
    <style:style style:name="T27" style:family="text">
      <style:text-properties style:text-position="super 58%" fo:language="en" fo:country="US" fo:font-style="italic" style:font-style-asian="italic"/>
    </style:style>
    <style:style style:name="T28" style:family="text">
      <style:text-properties style:text-position="super 58%" fo:language="en" fo:country="US" fo:font-style="italic" style:font-style-asian="italic" style:font-style-complex="italic"/>
    </style:style>
    <style:style style:name="T29" style:family="text">
      <style:text-properties style:text-position="super 58%" fo:language="uk" fo:country="UA" fo:font-style="italic" style:font-style-asian="italic" style:font-style-complex="italic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italic"/>
    </style:style>
    <style:style style:name="T32" style:family="text">
      <style:text-properties fo:language="en" fo:country="US" fo:font-style="italic" style:font-style-asian="italic"/>
    </style:style>
    <style:style style:name="T33" style:family="text">
      <style:text-properties fo:language="en" fo:country="US" fo:font-style="italic" style:font-style-asian="italic" style:font-style-complex="italic"/>
    </style:style>
    <style:style style:name="T34" style:family="text">
      <style:text-properties fo:language="en" fo:country="US" fo:font-style="italic" fo:font-weight="normal" style:font-style-asian="italic" style:font-weight-asian="normal"/>
    </style:style>
    <style:style style:name="T3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language="en" fo:country="US" fo:font-style="normal" style:font-style-asian="normal"/>
    </style:style>
    <style:style style:name="T38" style:family="text">
      <style:text-properties fo:font-weight="bold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name-asian="PragmaticaC-Bold" style:font-weight-asian="bold" style:font-name-complex="PragmaticaC-Bold" style:font-weight-complex="bold"/>
    </style:style>
    <style:style style:name="T41" style:family="text">
      <style:text-properties fo:font-weight="bold" style:font-name-asian="PragmaticaC" style:font-weight-asian="bold" style:font-name-complex="PragmaticaC" style:font-weight-complex="bold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tyle="italic" style:font-style-asian="italic"/>
    </style:style>
    <style:style style:name="T44" style:family="text">
      <style:text-properties style:text-position="sub 58%" fo:font-style="italic" style:font-style-asian="italic" style:font-style-complex="italic"/>
    </style:style>
    <style:style style:name="T45" style:family="text">
      <style:text-properties style:text-position="sub 58%" style:font-name="Symbol" fo:font-style="italic" style:font-name-asian="Symbol" style:font-style-asian="italic" style:font-name-complex="Symbol"/>
    </style:style>
    <style:style style:name="T46" style:family="text">
      <style:text-properties style:text-position="sub 58%" style:font-name="Times New Roman" fo:font-style="italic" style:font-style-asian="italic" style:font-style-complex="italic"/>
    </style:style>
    <style:style style:name="T47" style:family="text">
      <style:text-properties style:text-position="sub 58%" fo:language="en" fo:country="US" fo:font-style="italic" style:font-style-asian="italic"/>
    </style:style>
    <style:style style:name="T48" style:family="text">
      <style:text-properties style:font-name="Symbol"/>
    </style:style>
    <style:style style:name="T49" style:family="text">
      <style:text-properties style:font-name="Symbol" fo:font-style="italic" style:font-style-asian="italic"/>
    </style:style>
    <style:style style:name="T50" style:family="text">
      <style:text-properties style:font-name="Symbol" fo:font-style="italic" style:font-name-asian="Symbol" style:font-style-asian="italic" style:font-name-complex="Symbol" style:font-style-complex="italic"/>
    </style:style>
    <style:style style:name="T51" style:family="text">
      <style:text-properties style:font-name="Symbol" style:font-name-asian="Symbol" style:font-name-complex="Symbol"/>
    </style:style>
    <style:style style:name="T52" style:family="text">
      <style:text-properties style:font-name="Symbol" fo:language="en" fo:country="US" fo:font-style="italic" style:font-style-asian="italic"/>
    </style:style>
    <style:style style:name="T53" style:family="text">
      <style:text-properties fo:language="uk" fo:country="UA"/>
    </style:style>
    <style:style style:name="T54" style:family="text">
      <style:text-properties fo:language="uk" fo:country="UA" fo:font-style="normal" style:font-style-asian="normal"/>
    </style:style>
    <style:style style:name="T55" style:family="text">
      <style:text-properties fo:language="uk" fo:country="UA" fo:font-style="italic" style:font-style-asian="italic"/>
    </style:style>
    <style:style style:name="T56" style:family="text">
      <style:text-properties fo:language="uk" fo:country="UA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="Symbol" fo:font-style="italic" style:font-name-asian="Symbol" style:font-style-asian="italic" style:font-name-complex="Symbo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style:font-weight-complex="bold"/>
    </style:style>
    <style:style style:name="T62" style:family="text">
      <style:text-properties fo:font-weight="normal" style:font-weight-asian="normal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style:font-name-asian="PragmaticaC-Bold" style:font-weight-asian="normal" style:font-name-complex="PragmaticaC-Bold" style:font-weight-complex="normal"/>
    </style:style>
    <style:style style:name="T65" style:family="text">
      <style:text-properties style:text-underline-style="none"/>
    </style:style>
    <style:style style:name="T66" style:family="text">
      <style:text-properties style:text-underline-style="none" fo:font-weight="normal" style:font-weight-asian="normal" style:font-weight-complex="normal"/>
    </style:style>
    <style:style style:name="T67" style:family="text">
      <style:text-properties style:text-underline-style="none" fo:font-weight="bold" style:font-weight-asian="bold" style:font-weight-complex="bold"/>
    </style:style>
    <style:style style:name="T68" style:family="text">
      <style:text-properties style:text-underline-style="none" style:font-weight-complex="bold"/>
    </style:style>
    <style:style style:name="T69" style:family="text">
      <style:text-properties style:font-name="Courier New"/>
    </style:style>
    <style:style style:name="T70" style:family="text">
      <style:text-properties style:font-name="Courier New" fo:font-style="italic" style:font-style-asian="italic"/>
    </style:style>
    <style:style style:name="T71" style:family="text">
      <style:text-properties style:font-name="Courier New" fo:font-style="italic" style:font-style-asian="italic" style:font-name-complex="Courier New" style:font-style-complex="italic"/>
    </style:style>
    <style:style style:name="T72" style:family="text">
      <style:text-properties style:font-name="Courier New" fo:language="en" fo:country="US" fo:font-style="italic" style:font-style-asian="italic" style:font-name-complex="Courier New" style:font-style-complex="italic"/>
    </style:style>
    <style:style style:name="T73" style:family="text">
      <style:text-properties style:font-name="Courier New" fo:language="en" fo:country="US" style:font-name-complex="Courier New"/>
    </style:style>
    <style:style style:name="T74" style:family="text">
      <style:text-properties style:font-name="Courier New" style:font-name-complex="Courier New"/>
    </style:style>
    <style:style style:name="T75" style:family="text">
      <style:text-properties style:use-window-font-color="true"/>
    </style:style>
    <style:style style:name="T76" style:family="text">
      <style:text-properties style:use-window-font-color="true" style:font-name="Times New Roman" fo:font-size="14pt" fo:language="ru" fo:country="RU" officeooo:rsid="000799c0" style:font-name-asian="Times New Roman" style:font-size-asian="14pt" style:font-name-complex="Times New Roman" style:font-size-complex="14pt" style:language-complex="ar" style:country-complex="SA"/>
    </style:style>
    <style:style style:name="T77" style:family="text">
      <style:text-properties style:use-window-font-color="true" style:font-name="Times New Roman" fo:font-size="14pt" fo:language="ru" fo:country="RU" fo:font-weight="bold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T78" style:family="text">
      <style:text-properties style:use-window-font-color="true" style:font-name="Times New Roman" fo:font-size="14pt" fo:language="ru" fo:country="RU" fo:font-weight="bold" officeooo:rsid="000abcb5" style:letter-kerning="true" style:font-name-asian="Arial Unicode MS" style:font-size-asian="14pt" style:font-weight-asian="bold" style:font-name-complex="Arial1" style:font-size-complex="14pt" style:language-complex="ar" style:country-complex="SA" style:font-weight-complex="bold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tyle="italic" style:font-style-asian="italic"/>
    </style:style>
    <style:style style:name="T81" style:family="text">
      <style:text-properties style:font-name="Times New Roman" fo:font-style="italic" style:font-style-asian="italic" style:font-name-complex="Courier New" style:font-style-complex="italic"/>
    </style:style>
    <style:style style:name="T82" style:family="text">
      <style:text-properties style:font-name="Times New Roman" fo:font-style="italic" style:font-style-asian="italic" style:font-style-complex="italic"/>
    </style:style>
    <style:style style:name="T83" style:family="text">
      <style:text-properties style:font-name="Times New Roman" fo:font-style="italic" style:font-style-asian="italic" style:font-name-complex="Times New Roman"/>
    </style:style>
    <style:style style:name="T84" style:family="text">
      <style:text-properties style:font-name="Times New Roman" fo:font-style="italic" style:font-style-asian="italic" style:font-name-complex="Times New Roman" style:font-style-complex="italic"/>
    </style:style>
    <style:style style:name="T85" style:family="text">
      <style:text-properties style:font-name="Times New Roman" fo:language="en" fo:country="US" fo:font-style="italic" style:font-style-asian="italic" style:font-style-complex="italic"/>
    </style:style>
    <style:style style:name="T86" style:family="text">
      <style:text-properties style:font-name="Times New Roman" fo:language="en" fo:country="US" fo:font-style="italic" style:font-style-asian="italic" style:font-name-complex="Courier New" style:font-style-complex="italic"/>
    </style:style>
    <style:style style:name="T87" style:family="text">
      <style:text-properties style:font-name="Times New Roman" fo:language="en" fo:country="US" fo:font-style="italic" style:font-style-asian="italic" style:font-name-complex="Times New Roman" style:font-style-complex="italic"/>
    </style:style>
    <style:style style:name="T88" style:family="text">
      <style:text-properties style:font-name="Times New Roman" fo:letter-spacing="-0.007cm" fo:font-style="italic" style:font-style-asian="italic" style:font-name-complex="Courier New" style:font-style-complex="italic"/>
    </style:style>
    <style:style style:name="T89" style:family="text">
      <style:text-properties style:font-name="Times New Roman" style:font-name-complex="Times New Roman"/>
    </style:style>
    <style:style style:name="T90" style:family="text">
      <style:text-properties style:font-name="Times New Roman" fo:letter-spacing="-0.011cm" style:font-name-complex="Times New Roman"/>
    </style:style>
    <style:style style:name="T91" style:family="text">
      <style:text-properties style:font-name="Times New Roman" fo:letter-spacing="-0.011cm" fo:font-style="italic" style:font-style-asian="italic" style:font-name-complex="Times New Roman" style:font-style-complex="italic"/>
    </style:style>
    <style:style style:name="T92" style:family="text">
      <style:text-properties style:font-name="Times New Roman" fo:letter-spacing="-0.011cm" fo:language="en" fo:country="US" fo:font-style="italic" style:font-style-asian="italic" style:font-name-complex="Times New Roman" style:font-style-complex="italic"/>
    </style:style>
    <style:style style:name="T93" style:family="text">
      <style:text-properties fo:letter-spacing="-0.007cm"/>
    </style:style>
    <style:style style:name="T94" style:family="text">
      <style:text-properties fo:language="ru" fo:country="RU"/>
    </style:style>
    <style:style style:name="T95" style:family="text">
      <style:text-properties fo:language="ru" fo:country="RU" style:language-complex="ar" style:country-complex="SA"/>
    </style:style>
    <style:style style:name="T9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style:font-name="Times New Roman1" fo:font-size="14pt"/>
    </style:style>
    <style:style style:name="T98" style:family="text">
      <style:text-properties style:text-position="-33% 80%" fo:font-style="italic"/>
    </style:style>
    <style:style style:name="T99" style:family="text">
      <style:text-properties style:text-position="33% 80%" fo:font-style="italic"/>
    </style:style>
    <style:style style:name="T100" style:family="text">
      <style:text-properties style:font-name="Symbol1" fo:font-style="italic" style:font-style-asian="italic" style:font-style-complex="italic"/>
    </style:style>
    <style:style style:name="T101" style:family="text">
      <style:text-properties fo:font-variant="normal" fo:text-transform="none"/>
    </style:style>
    <style:style style:name="T102" style:family="text">
      <style:text-properties style:font-name-asian="PragmaticaC" style:font-name-complex="PragmaticaC"/>
    </style:style>
    <style:style style:name="T103" style:family="text">
      <style:text-properties style:font-name-asian="ZapfDingbats" style:font-name-complex="ZapfDingbats"/>
    </style:style>
    <style:style style:name="T104" style:family="text">
      <style:text-properties fo:color="#231f20" style:font-name="Times New Roman" fo:font-size="14pt" fo:language="ru" fo:country="RU" style:font-name-asian="NewBaskervilleC-Roman" style:font-size-asian="14pt" style:font-name-complex="NewBaskervilleC-Roman" style:font-size-complex="14pt" style:language-complex="ar" style:country-complex="SA"/>
    </style:style>
    <style:style style:name="T105" style:family="text">
      <style:text-properties fo:font-size="11pt" fo:language="en" fo:country="US" fo:font-style="italic" style:font-size-asian="11pt" style:font-style-asian="italic" style:font-size-complex="11pt"/>
    </style:style>
    <style:style style:name="T106" style:family="text">
      <style:text-properties fo:font-size="11pt" fo:font-style="italic" style:font-size-asian="11pt" style:font-style-asian="italic" style:font-size-complex="11pt"/>
    </style:style>
    <style:style style:name="T107" style:family="text">
      <style:text-properties fo:letter-spacing="-0.004cm"/>
    </style:style>
    <style:style style:name="T108" style:family="text">
      <style:text-properties fo:letter-spacing="-0.004cm" fo:font-style="italic" fo:font-weight="bold" style:font-style-asian="italic" style:font-weight-asian="bold"/>
    </style:style>
    <style:style style:name="T109" style:family="text">
      <style:text-properties fo:letter-spacing="-0.004cm" fo:font-style="italic" style:font-style-asian="italic"/>
    </style:style>
    <style:style style:name="T110" style:family="text">
      <style:text-properties fo:letter-spacing="-0.004cm" fo:language="en" fo:country="US"/>
    </style:style>
    <style:style style:name="T111" style:family="text">
      <style:text-properties officeooo:rsid="0005590c"/>
    </style:style>
    <style:style style:name="T112" style:family="text">
      <style:text-properties officeooo:rsid="0005d985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fo:font-size="12pt" officeooo:rsid="0005d985" style:font-size-asian="12pt" style:font-size-complex="12pt"/>
    </style:style>
    <style:style style:name="T115" style:family="text">
      <style:text-properties officeooo:rsid="000799c0"/>
    </style:style>
    <style:style style:name="T116" style:family="text">
      <style:text-properties officeooo:rsid="0008d2a6"/>
    </style:style>
    <style:style style:name="T117" style:family="text">
      <style:text-properties officeooo:rsid="000abcb5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-left="0.28cm" fo:padding-right="0.28cm" fo:padding-top="0.153cm" fo:padding-bottom="0.153cm" fo:border="none" draw:ole-draw-aspect="1"/>
    </style:style>
    <style:style style:name="fr2" style:family="graphic" style:parent-style-name="OLE">
      <style:graphic-properties fo:margin-left="0cm" fo:margin-right="0cm" fo:margin-top="0cm" fo:margin-bottom="0cm" style:vertical-pos="from-top" fo:padding-left="0.28cm" fo:padding-right="0.28cm" fo:padding-top="0.153cm" fo:padding-bottom="0.153cm" fo:border="none" draw:ole-draw-aspect="1"/>
    </style:style>
    <text:list-style style:name="L1">
      <text:list-level-style-number text:level="1" text:style-name="Numbering_20_Symbols" style:num-suffix="." style:num-format="1" text:start-value="18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1">
        <style:list-level-properties text:min-label-width="0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 text:consecutive-numbering="true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1" text:outline-level="1"><text:span text:style-name="T116">ОБЪЕКТНО-ОРИЕНТИРОВАННОЕ ПРОГРАММИРОВАНИЕ НА С++</text:span></text:h>
      <text:h text:style-name="P130" text:outline-level="1">Лабораторная работа №1.<text:line-break/>Тема «Программирование на С++ с использованием классов. Перегрузка операторов»</text:h>
      <text:p text:style-name="P29"><text:span text:style-name="T1">Цель работы</text:span>: Знакомство с объектно-ориентированным программированием в С++. Изучение общих понятий о классах - поля класса, методы класса (конструктор, деструктор и другие методы). Изучение возможности перегрузки операторов в С++.</text:p>
      <text:p text:style-name="P97"><text:span text:style-name="T60">Задание.</text:span><text:span text:style-name="T67"> </text:span>Согласно варианту (табл.1) задания написать программу на языке С++. </text:p>
      <text:p text:style-name="P77"/>
      <text:p text:style-name="P82">Таблица 1<text:span text:style-name="T116">1</text:span>.1. Варианты исходных данных для лабораторной работы №1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header-rows>
          <table:table-row table:style-name="TableLine93905985405360">
            <table:table-cell table:style-name="Таблица20.A1" table:number-columns-spanned="4" office:value-type="string">
              <text:p text:style-name="P50">Вариант 1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5455472">
          <table:table-cell table:style-name="Таблица20.A2" office:value-type="string">
            <text:p text:style-name="P46">Класс</text:p>
          </table:table-cell>
          <table:table-cell table:style-name="Таблица20.A2" office:value-type="string">
            <text:p text:style-name="P46">Члены класса</text:p>
          </table:table-cell>
          <table:table-cell table:style-name="Таблица20.A2" office:value-type="string">
            <text:p text:style-name="P46">Методы</text:p>
          </table:table-cell>
          <table:table-cell table:style-name="Таблица20.D2" office:value-type="string">
            <text:p text:style-name="P46">Операторы перегрузки</text:p>
          </table:table-cell>
        </table:table-row>
        <table:table-row table:style-name="TableLine93905985465120">
          <table:table-cell table:style-name="Таблица20.A2" office:value-type="string">
            <text:p text:style-name="P42">Комплексное число в алгебраической форме <text:span text:style-name="T30"><draw:frame draw:style-name="fr2" draw:name="Объект914" text:anchor-type="as-char" svg:y="-0.593cm" svg:width="2.729cm" svg:height="0.854cm" draw:z-index="0"><draw:object xlink:href="./Object 143" xlink:type="simple" xlink:show="embed" xlink:actuate="onLoad"/><draw:image xlink:href="./ObjectReplacements/Object 143" xlink:type="simple" xlink:show="embed" xlink:actuate="onLoad"/></draw:frame></text:span></text:p>
            <text:p text:style-name="P40"/>
          </table:table-cell>
          <table:table-cell table:style-name="Таблица20.A2" office:value-type="string">
            <text:p text:style-name="P43">Действи­тельная <text:span text:style-name="T32">x</text:span> и мнимая <text:span text:style-name="T32">y</text:span> <text:s/>части числа</text:p>
          </table:table-cell>
          <table:table-cell table:style-name="Таблица20.A2" office:value-type="string">
            <text:p text:style-name="P41">Конструктор, деструктор, метод<text:span text:style-name="T112">ы</text:span> вычисления модуля комплексного числа и <text:s/><draw:frame draw:style-name="fr2" draw:name="Объект915" text:anchor-type="as-char" svg:y="-0.639cm" svg:width="1.372cm" svg:height="0.93cm" draw:z-index="1"><draw:object xlink:href="./Object 95" xlink:type="simple" xlink:show="embed" xlink:actuate="onLoad"/><draw:image xlink:href="./ObjectReplacements/Object 95" xlink:type="simple" xlink:show="embed" xlink:actuate="onLoad"/></draw:frame>, метод вывода комплексного числа</text:p>
          </table:table-cell>
          <table:table-cell table:style-name="Таблица20.D2" office:value-type="string">
            <text:p text:style-name="P41">Сложение (+), вычитание (-), умножение (*), деление (/) комплексных чисел, увеличение на 1 (++) действительной, мнимой части</text:p>
          </table:table-cell>
        </table:table-row>
        <table:table-row table:style-name="TableLine93905985465936">
          <table:table-cell table:style-name="Таблица20.A2" table:number-columns-spanned="2" office:value-type="string">
            <text:p text:style-name="P46">Исходные данные</text:p>
          </table:table-cell>
          <table:covered-table-cell/>
          <table:table-cell table:style-name="Таблица20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467168">
          <table:table-cell table:style-name="Таблица20.A2" table:number-columns-spanned="2" office:value-type="string">
            <text:p text:style-name="P41"><text:span text:style-name="T32">a</text:span><text:span text:style-name="T17">, </text:span><text:span text:style-name="T32">b</text:span><text:span text:style-name="T17">, </text:span><text:span text:style-name="T32">c</text:span><text:span text:style-name="T17">, </text:span><text:span text:style-name="T32">d</text:span> – комплексные числа</text:p>
          </table:table-cell>
          <table:covered-table-cell/>
          <table:table-cell table:style-name="Таблица20.D2" table:number-columns-spanned="2" office:value-type="string">
            <text:p text:style-name="P42"><draw:frame draw:style-name="fr2" draw:name="Объект916" text:anchor-type="as-char" svg:y="-0.411cm" svg:width="4.165cm" svg:height="1.162cm" draw:z-index="2"><draw:object xlink:href="./Object 96" xlink:type="simple" xlink:show="embed" xlink:actuate="onLoad"/><draw:image xlink:href="./ObjectReplacements/Object 96" xlink:type="simple" xlink:show="embed" xlink:actuate="onLoad"/></draw:frame>. Найти модуль числа <text:span text:style-name="T32">R.</text:span></text:p>
            <text:p text:style-name="P40">Увеличить на 1 действительную и мнимую часть <text:span text:style-name="T32">R</text:span></text:p>
          </table:table-cell>
          <table:covered-table-cell/>
        </table:table-row>
      </table:table>
      <table:table table:name="Таблица7" table:style-name="Таблица7">
        <table:table-column table:style-name="Таблица7.A"/>
        <table:table-header-rows>
          <table:table-row table:style-name="TableLine93905985468112">
            <table:table-cell table:style-name="Таблица7.A1" office:value-type="string">
              <text:p text:style-name="P50">Вариант 2</text:p>
            </table:table-cell>
          </table:table-row>
        </table:table-header-rows>
      </table:table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93905985470816">
          <table:table-cell table:style-name="Таблица6.A1" office:value-type="string">
            <text:p text:style-name="P46">Класс</text:p>
          </table:table-cell>
          <table:table-cell table:style-name="Таблица6.A1" office:value-type="string">
            <text:p text:style-name="P46">Члены класса</text:p>
          </table:table-cell>
          <table:table-cell table:style-name="Таблица6.A1" office:value-type="string">
            <text:p text:style-name="P46">Методы</text:p>
          </table:table-cell>
          <table:table-cell table:style-name="Таблица6.D1" office:value-type="string">
            <text:p text:style-name="P46">Операторы перегрузки</text:p>
          </table:table-cell>
        </table:table-row>
        <table:table-row table:style-name="TableLine93905985500816">
          <table:table-cell table:style-name="Таблица6.A2" office:value-type="string">
            <text:p text:style-name="P42">Обыкновенная дробь</text:p>
          </table:table-cell>
          <table:table-cell table:style-name="Таблица6.A2" office:value-type="string">
            <text:p text:style-name="P42">Числитель и знаменатель</text:p>
          </table:table-cell>
          <table:table-cell table:style-name="Таблица6.A2" office:value-type="string">
            <text:p text:style-name="P42">Конструктор, деструктор, метод сокращение дроби, метод вывода дроби</text:p>
          </table:table-cell>
          <table:table-cell table:style-name="Таблица6.D2" office:value-type="string">
            <text:p text:style-name="P42">Сложение (+), вычитание (-), умножение (*), деление (/) дробей</text:p>
          </table:table-cell>
        </table:table-row>
        <table:table-row table:style-name="TableLine93905985503168">
          <table:table-cell table:style-name="Таблица6.A2" table:number-columns-spanned="2" office:value-type="string">
            <text:p text:style-name="P46">Исходные данные</text:p>
          </table:table-cell>
          <table:covered-table-cell/>
          <table:table-cell table:style-name="Таблица6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504624">
          <table:table-cell table:style-name="Таблица6.A2" table:number-columns-spanned="2" office:value-type="string">
            <text:p text:style-name="P42">Даны дроби <draw:frame draw:style-name="fr1" draw:name="Объект917" text:anchor-type="as-char" svg:width="3.313cm" svg:height="1.162cm" draw:z-index="17"><draw:object xlink:href="./Object 144" xlink:type="simple" xlink:show="embed" xlink:actuate="onLoad"/><draw:image xlink:href="./ObjectReplacements/Object 144" xlink:type="simple" xlink:show="embed" xlink:actuate="onLoad"/></draw:frame>.</text:p>
          </table:table-cell>
          <table:covered-table-cell/>
          <table:table-cell table:style-name="Таблица6.D2" table:number-columns-spanned="2" office:value-type="string">
            <text:p text:style-name="P42"><draw:frame draw:style-name="fr1" draw:name="Объект918" text:anchor-type="as-char" svg:width="4.082cm" svg:height="2.395cm" draw:z-index="18"><draw:object xlink:href="./Object 145" xlink:type="simple" xlink:show="embed" xlink:actuate="onLoad"/><draw:image xlink:href="./ObjectReplacements/Object 145" xlink:type="simple" xlink:show="embed" xlink:actuate="onLoad"/></draw:frame>На экран вывести несокращенную и сокращенную дробь <text:s/><text:span text:style-name="T32">Z</text:span></text:p>
          </table:table-cell>
          <table:covered-table-cell/>
        </table:table-row>
      </table:table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header-rows>
          <table:table-row table:style-name="TableLine93905985505312">
            <table:table-cell table:style-name="Таблица22.A1" table:number-columns-spanned="4" office:value-type="string">
              <text:p text:style-name="P50">Вариант 3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5539040">
          <table:table-cell table:style-name="Таблица22.A2" office:value-type="string">
            <text:p text:style-name="P46">Класс</text:p>
          </table:table-cell>
          <table:table-cell table:style-name="Таблица22.A2" office:value-type="string">
            <text:p text:style-name="P46">Члены класса</text:p>
          </table:table-cell>
          <table:table-cell table:style-name="Таблица22.A2" office:value-type="string">
            <text:p text:style-name="P46">Методы</text:p>
          </table:table-cell>
          <table:table-cell table:style-name="Таблица22.D2" office:value-type="string">
            <text:p text:style-name="P46">Операторы перегрузки</text:p>
          </table:table-cell>
        </table:table-row>
        <table:table-row table:style-name="TableLine93905985540320">
          <table:table-cell table:style-name="Таблица22.A2" office:value-type="string">
            <text:p text:style-name="P42">Вектор</text:p>
          </table:table-cell>
          <table:table-cell table:style-name="Таблица22.A2" office:value-type="string">
            <text:p text:style-name="P42">3 прямоугольные декартовые координаты</text:p>
          </table:table-cell>
          <table:table-cell table:style-name="Таблица22.A2" office:value-type="string">
            <text:p text:style-name="P42">Конструктор, деструктор, метод вывода вектора, <text:s/>метод вычисления длины вектора</text:p>
          </table:table-cell>
          <table:table-cell table:style-name="Таблица22.D2" office:value-type="string">
            <text:p text:style-name="P42">Сложение (+), скалярное (%) <text:s/>и векторное (*) произведения векторов</text:p>
          </table:table-cell>
        </table:table-row>
        <table:table-row table:style-name="TableLine93905985540576">
          <table:table-cell table:style-name="Таблица22.A2" table:number-columns-spanned="2" office:value-type="string">
            <text:p text:style-name="P46">Исходные данные</text:p>
          </table:table-cell>
          <table:covered-table-cell/>
          <table:table-cell table:style-name="Таблица22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541344">
          <table:table-cell table:style-name="Таблица22.A2" table:number-columns-spanned="2" office:value-type="string">
            <text:p text:style-name="P42"><text:span text:style-name="T32">a={a</text:span><text:span text:style-name="T47">x</text:span><text:span text:style-name="T32">,a</text:span><text:span text:style-name="T47">y</text:span><text:span text:style-name="T32">,a</text:span><text:span text:style-name="T47">z</text:span><text:span text:style-name="T32">}</text:span></text:p>
            <text:p text:style-name="P39"><text:span text:style-name="T32">b={b</text:span><text:span text:style-name="T47">x</text:span><text:span text:style-name="T32">,b</text:span><text:span text:style-name="T47">y</text:span><text:span text:style-name="T32">,b</text:span><text:span text:style-name="T47">z</text:span><text:span text:style-name="T32">}</text:span></text:p>
            <text:p text:style-name="P39"><text:span text:style-name="T32">c={c</text:span><text:span text:style-name="T47">x</text:span><text:span text:style-name="T32">,c</text:span><text:span text:style-name="T47">y</text:span><text:span text:style-name="T32">,c</text:span><text:span text:style-name="T47">z</text:span><text:span text:style-name="T32">}</text:span></text:p>
          </table:table-cell>
          <table:covered-table-cell/>
          <table:table-cell table:style-name="Таблица22.D2" table:number-columns-spanned="2" office:value-type="string">
            <text:p text:style-name="P42"><text:span text:style-name="T32">r</text:span><text:span text:style-name="T17">=(</text:span><text:span text:style-name="T32">a</text:span><text:span text:style-name="T17">+</text:span><text:span text:style-name="T32">b</text:span><text:span text:style-name="T17">)</text:span><text:span text:style-name="T52"></text:span><text:span text:style-name="T17"> </text:span><text:span text:style-name="T32">c; <text:s text:c="24"/>t</text:span><text:span text:style-name="T17">=(</text:span><text:span text:style-name="T32">a</text:span><text:span text:style-name="T17">+</text:span><text:span text:style-name="T32">c</text:span><text:span text:style-name="T17">)с</text:span></text:p>
            <text:p text:style-name="P39">Найти длины исходных и результирующего векторов</text:p>
          </table:table-cell>
          <table:covered-table-cell/>
        </table:table-row>
      </table:table>
      <text:p text:style-name="P78"/>
      <table:table table:name="Таблица48" table:style-name="Таблица48">
        <table:table-column table:style-name="Таблица48.A"/>
        <table:table-header-rows>
          <text:soft-page-break/>
          <table:table-row table:style-name="TableLine93905985541952">
            <table:table-cell table:style-name="Таблица48.A1" office:value-type="string">
              <text:p text:style-name="P50">Вариант 4</text:p>
            </table:table-cell>
          </table:table-row>
        </table:table-header-rows>
      </table:table>
      <table:table table:name="Таблица47" table:style-name="Таблица47">
        <table:table-column table:style-name="Таблица47.A"/>
        <table:table-column table:style-name="Таблица47.B"/>
        <table:table-column table:style-name="Таблица47.C"/>
        <table:table-column table:style-name="Таблица47.D"/>
        <table:table-row table:style-name="TableLine93905985543952">
          <table:table-cell table:style-name="Таблица47.A1" office:value-type="string">
            <text:p text:style-name="P46">Класс</text:p>
          </table:table-cell>
          <table:table-cell table:style-name="Таблица47.A1" office:value-type="string">
            <text:p text:style-name="P46">Члены класса</text:p>
          </table:table-cell>
          <table:table-cell table:style-name="Таблица47.A1" office:value-type="string">
            <text:p text:style-name="P46">Методы</text:p>
          </table:table-cell>
          <table:table-cell table:style-name="Таблица47.D1" office:value-type="string">
            <text:p text:style-name="P46">Операторы перегрузки</text:p>
          </table:table-cell>
        </table:table-row>
        <table:table-row table:style-name="TableLine93905985556304">
          <table:table-cell table:style-name="Таблица47.A2" office:value-type="string">
            <text:p text:style-name="P42">Матрица</text:p>
          </table:table-cell>
          <table:table-cell table:style-name="Таблица47.A2" office:value-type="string">
            <text:p text:style-name="P42">Размерность матрицы, элементы матрицы</text:p>
          </table:table-cell>
          <table:table-cell table:style-name="Таблица47.A2" office:value-type="string">
            <text:p text:style-name="P42">Конструктор, деструктор, метод вывода матрицы, <text:s/>метод вычисления определителя матрицы</text:p>
          </table:table-cell>
          <table:table-cell table:style-name="Таблица47.D2" office:value-type="string">
            <text:p text:style-name="P42">Сложение (+), вычитание (-), умножение (*) 2-х матриц, умножение матрицы на число (*=)</text:p>
          </table:table-cell>
        </table:table-row>
        <table:table-row table:style-name="TableLine93905985558272">
          <table:table-cell table:style-name="Таблица47.A2" table:number-columns-spanned="2" office:value-type="string">
            <text:p text:style-name="P46">Исходные данные</text:p>
          </table:table-cell>
          <table:covered-table-cell/>
          <table:table-cell table:style-name="Таблица47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559840">
          <table:table-cell table:style-name="Таблица47.A2" table:number-columns-spanned="2" office:value-type="string">
            <text:p text:style-name="P41"><draw:frame draw:style-name="fr1" draw:name="Объект919" text:anchor-type="as-char" svg:width="4.383cm" svg:height="3.344cm" draw:z-index="19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covered-table-cell/>
          <table:table-cell table:style-name="Таблица47.D2" table:number-columns-spanned="2" office:value-type="string">
            <text:p text:style-name="P42">С<text:span text:style-name="T30">=2(A–B)(A</text:span><text:span text:style-name="T26">2</text:span><text:span text:style-name="T30"> + B)</text:span></text:p>
            <text:p text:style-name="P51">Найти |C|</text:p>
          </table:table-cell>
          <table:covered-table-cell/>
        </table:table-row>
      </table:table>
      <table:table table:name="Таблица9" table:style-name="Таблица9">
        <table:table-column table:style-name="Таблица9.A"/>
        <table:table-header-rows>
          <table:table-row table:style-name="TableLine93905985560528">
            <table:table-cell table:style-name="Таблица9.A1" office:value-type="string">
              <text:p text:style-name="P50">Вариант 5</text:p>
            </table:table-cell>
          </table:table-row>
        </table:table-header-rows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TableLine93905985563680">
          <table:table-cell table:style-name="Таблица8.A1" office:value-type="string">
            <text:p text:style-name="P46">Класс</text:p>
          </table:table-cell>
          <table:table-cell table:style-name="Таблица8.A1" office:value-type="string">
            <text:p text:style-name="P46">Члены класса</text:p>
          </table:table-cell>
          <table:table-cell table:style-name="Таблица8.A1" office:value-type="string">
            <text:p text:style-name="P46">Методы</text:p>
          </table:table-cell>
          <table:table-cell table:style-name="Таблица8.D1" office:value-type="string">
            <text:p text:style-name="P46">Операторы перегрузки</text:p>
          </table:table-cell>
        </table:table-row>
        <table:table-row table:style-name="TableLine93905985593024">
          <table:table-cell table:style-name="Таблица8.A2" office:value-type="string">
            <text:p text:style-name="P42">Прямая</text:p>
          </table:table-cell>
          <table:table-cell table:style-name="Таблица8.A2" office:value-type="string">
            <text:p text:style-name="P42">Координаты двух точек <text:span text:style-name="T17">(</text:span><text:span text:style-name="T32">x</text:span><text:span text:style-name="T17">1,</text:span><text:span text:style-name="T32">y</text:span><text:span text:style-name="T17">1)</text:span> и <text:span text:style-name="T17">(</text:span><text:span text:style-name="T32">x</text:span><text:span text:style-name="T17">2,</text:span><text:span text:style-name="T32">y</text:span><text:span text:style-name="T17">2)</text:span></text:p>
          </table:table-cell>
          <table:table-cell table:style-name="Таблица8.A2" office:value-type="string">
            <text:p text:style-name="P42">Конструктор, деструктор, метод вывода уравнения прямой</text:p>
          </table:table-cell>
          <table:table-cell table:style-name="Таблица8.D2" office:value-type="string">
            <text:p text:style-name="P42">Проверка параллельности 2<text:span text:style-name="T23">х</text:span> прямых (*), определение угла между 2-мя прямыми (%)</text:p>
          </table:table-cell>
        </table:table-row>
        <table:table-row table:style-name="TableLine93905985594304">
          <table:table-cell table:style-name="Таблица8.A2" table:number-columns-spanned="2" office:value-type="string">
            <text:p text:style-name="P46">Исходные данные</text:p>
          </table:table-cell>
          <table:covered-table-cell/>
          <table:table-cell table:style-name="Таблица8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595072">
          <table:table-cell table:style-name="Таблица8.A2" table:number-columns-spanned="2" office:value-type="string">
            <text:p text:style-name="P42">Прямая АВ: </text:p>
            <text:p text:style-name="P39"><text:span text:style-name="T32">A</text:span><text:span text:style-name="T17">(</text:span><text:span text:style-name="T32">xa</text:span><text:span text:style-name="T17">,</text:span><text:span text:style-name="T32">ya</text:span><text:span text:style-name="T17">), </text:span><text:span text:style-name="T32">B</text:span><text:span text:style-name="T17">(</text:span><text:span text:style-name="T32">xb</text:span><text:span text:style-name="T17">,</text:span><text:span text:style-name="T32">yb</text:span><text:span text:style-name="T17">)</text:span></text:p>
            <text:p text:style-name="P39">Прямая <text:span text:style-name="T30">CD</text:span>: </text:p>
            <text:p text:style-name="P39"><text:span text:style-name="T32">C</text:span><text:span text:style-name="T17">(</text:span><text:span text:style-name="T32">xc</text:span><text:span text:style-name="T17">,</text:span><text:span text:style-name="T32">yc</text:span><text:span text:style-name="T17">), </text:span><text:span text:style-name="T32">D</text:span><text:span text:style-name="T17">(</text:span><text:span text:style-name="T32">xd</text:span><text:span text:style-name="T17">,</text:span><text:span text:style-name="T32">yd</text:span><text:span text:style-name="T17">)</text:span></text:p>
          </table:table-cell>
          <table:covered-table-cell/>
          <table:table-cell table:style-name="Таблица8.D2" table:number-columns-spanned="2" office:value-type="string">
            <text:p text:style-name="P42">Вывести уравнения прямых линий. Если прямые не параллельны, то найти и вывести угол между ними</text:p>
          </table:table-cell>
          <table:covered-table-cell/>
        </table:table-row>
      </table:table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header-rows>
          <table:table-row table:style-name="TableLine93905985595552">
            <table:table-cell table:style-name="Таблица25.A1" table:number-columns-spanned="4" office:value-type="string">
              <text:p text:style-name="P50">Вариант 6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5625856">
          <table:table-cell table:style-name="Таблица25.A2" office:value-type="string">
            <text:p text:style-name="P46">Класс</text:p>
          </table:table-cell>
          <table:table-cell table:style-name="Таблица25.A2" office:value-type="string">
            <text:p text:style-name="P46">Члены класса</text:p>
          </table:table-cell>
          <table:table-cell table:style-name="Таблица25.A2" office:value-type="string">
            <text:p text:style-name="P46">Методы</text:p>
          </table:table-cell>
          <table:table-cell table:style-name="Таблица25.D2" office:value-type="string">
            <text:p text:style-name="P46">Операторы перегрузки</text:p>
          </table:table-cell>
        </table:table-row>
        <table:table-row table:style-name="TableLine93905985627248">
          <table:table-cell table:style-name="Таблица25.A2" office:value-type="string">
            <text:p text:style-name="P42">Комплексное число в алгебраической форме <text:span text:style-name="T30"><draw:frame draw:style-name="fr2" draw:name="Объект920" text:anchor-type="as-char" svg:y="-0.593cm" svg:width="2.729cm" svg:height="0.854cm" draw:z-index="3"><draw:object xlink:href="./Object 147" xlink:type="simple" xlink:show="embed" xlink:actuate="onLoad"/><draw:image xlink:href="./ObjectReplacements/Object 147" xlink:type="simple" xlink:show="embed" xlink:actuate="onLoad"/></draw:frame></text:span></text:p>
          </table:table-cell>
          <table:table-cell table:style-name="Таблица25.A2" office:value-type="string">
            <text:p text:style-name="P42">Действительная <text:span text:style-name="T32">x</text:span> и мнимая <text:span text:style-name="T32">y</text:span> <text:s/>части числа</text:p>
          </table:table-cell>
          <table:table-cell table:style-name="Таблица25.A2" office:value-type="string">
            <text:p text:style-name="P42">Конструктор, деструктор, метод<text:span text:style-name="T112">ы</text:span> вычисления модуля комплексного числа, <draw:frame draw:style-name="fr2" draw:name="Объект921" text:anchor-type="as-char" svg:y="-0.628cm" svg:width="1.293cm" svg:height="0.921cm" draw:z-index="4"><draw:object xlink:href="./Object 155" xlink:type="simple" xlink:show="embed" xlink:actuate="onLoad"/><draw:image xlink:href="./ObjectReplacements/Object 155" xlink:type="simple" xlink:show="embed" xlink:actuate="onLoad"/></draw:frame>, метод вывода комплексного числа</text:p>
          </table:table-cell>
          <table:table-cell table:style-name="Таблица25.D2" office:value-type="string">
            <text:p text:style-name="P42">Сложение (+), вычитание (-), умножение (*), деление <text:s/>(/)комплексных чисел</text:p>
          </table:table-cell>
        </table:table-row>
        <table:table-row table:style-name="TableLine93905985628064">
          <table:table-cell table:style-name="Таблица25.A2" table:number-columns-spanned="2" office:value-type="string">
            <text:p text:style-name="P46">Исходные данные</text:p>
          </table:table-cell>
          <table:covered-table-cell/>
          <table:table-cell table:style-name="Таблица25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629296">
          <table:table-cell table:style-name="Таблица25.A2" table:number-columns-spanned="2" office:value-type="string">
            <text:p text:style-name="P42"><text:span text:style-name="T32">a1</text:span><text:span text:style-name="T17">, </text:span><text:span text:style-name="T32">a2</text:span><text:span text:style-name="T17">,</text:span><text:span text:style-name="T32"> a3</text:span> – комплексные числа</text:p>
          </table:table-cell>
          <table:covered-table-cell/>
          <table:table-cell table:style-name="Таблица25.D2" table:number-columns-spanned="2" office:value-type="string">
            <text:p text:style-name="P42"><draw:frame draw:style-name="fr1" draw:name="Объект922" text:anchor-type="as-char" svg:width="3.838cm" svg:height="1.162cm" draw:z-index="5"><draw:object xlink:href="./Object 156" xlink:type="simple" xlink:show="embed" xlink:actuate="onLoad"/><draw:image xlink:href="./ObjectReplacements/Object 156" xlink:type="simple" xlink:show="embed" xlink:actuate="onLoad"/></draw:frame>. Найти модуль числа <text:span text:style-name="T32">X.</text:span></text:p>
          </table:table-cell>
          <table:covered-table-cell/>
        </table:table-row>
      </table:table>
      <text:p text:style-name="P78"/>
      <text:p text:style-name="P83"/>
      <table:table table:name="Таблица49" table:style-name="Таблица49">
        <table:table-column table:style-name="Таблица49.A"/>
        <table:table-header-rows>
          <table:table-row table:style-name="TableLine93905985630592">
            <table:table-cell table:style-name="Таблица49.A1" office:value-type="string">
              <text:p text:style-name="P50">Вариант 7</text:p>
            </table:table-cell>
          </table:table-row>
        </table:table-header-rows>
      </table:table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TableLine93905985633440">
          <table:table-cell table:style-name="Таблица23.A1" office:value-type="string">
            <text:p text:style-name="P46">Класс</text:p>
          </table:table-cell>
          <table:table-cell table:style-name="Таблица23.A1" office:value-type="string">
            <text:p text:style-name="P46">Члены класса</text:p>
          </table:table-cell>
          <table:table-cell table:style-name="Таблица23.A1" office:value-type="string">
            <text:p text:style-name="P46">Методы</text:p>
          </table:table-cell>
          <table:table-cell table:style-name="Таблица23.D1" office:value-type="string">
            <text:p text:style-name="P46">Операторы перегрузки</text:p>
          </table:table-cell>
        </table:table-row>
        <table:table-row table:style-name="TableLine93905985673408">
          <table:table-cell table:style-name="Таблица23.A2" office:value-type="string">
            <text:p text:style-name="P42">Обыкновенная дробь</text:p>
          </table:table-cell>
          <table:table-cell table:style-name="Таблица23.A2" office:value-type="string">
            <text:p text:style-name="P42">Числитель и знаменатель</text:p>
          </table:table-cell>
          <table:table-cell table:style-name="Таблица23.A2" office:value-type="string">
            <text:p text:style-name="P42">Конструктор, деструктор, определение обратной дроби, метод вывода дроби</text:p>
          </table:table-cell>
          <table:table-cell table:style-name="Таблица23.D2" office:value-type="string">
            <text:p text:style-name="P42">Сложение (+), вычитание (-), умножение (*) дробей</text:p>
          </table:table-cell>
        </table:table-row>
        <table:table-row table:style-name="TableLine93905985675536">
          <table:table-cell table:style-name="Таблица23.A2" table:number-columns-spanned="2" office:value-type="string">
            <text:p text:style-name="P44">Исходные данные</text:p>
          </table:table-cell>
          <table:covered-table-cell/>
          <table:table-cell table:style-name="Таблица23.D2" table:number-columns-spanned="2" office:value-type="string">
            <text:p text:style-name="P44">Результаты</text:p>
          </table:table-cell>
          <table:covered-table-cell/>
        </table:table-row>
        <table:table-row table:style-name="TableLine93905985676896">
          <table:table-cell table:style-name="Таблица23.A2" table:number-columns-spanned="2" office:value-type="string">
            <text:p text:style-name="P42"><draw:frame draw:style-name="fr1" draw:name="Объект923" text:anchor-type="as-char" svg:width="2.769cm" svg:height="1.162cm" draw:z-index="20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covered-table-cell/>
          <table:table-cell table:style-name="Таблица23.D2" table:number-columns-spanned="2" office:value-type="string">
            <text:p text:style-name="P42"><draw:frame draw:style-name="fr1" draw:name="Объект924" text:anchor-type="as-char" svg:width="5.193cm" svg:height="1.279cm" draw:z-index="21"><draw:object xlink:href="./Object 158" xlink:type="simple" xlink:show="embed" xlink:actuate="onLoad"/><draw:image xlink:href="./ObjectReplacements/Object 158" xlink:type="simple" xlink:show="embed" xlink:actuate="onLoad"/></draw:frame></text:p>
            <text:p text:style-name="P42">На экран вывести <text:span text:style-name="T30">R</text:span> и <draw:frame draw:style-name="fr2" draw:name="Объект925" text:anchor-type="as-char" svg:y="-0.901cm" svg:width="1.247cm" svg:height="1.469cm" draw:z-index="22"><draw:object xlink:href="./Object 159" xlink:type="simple" xlink:show="embed" xlink:actuate="onLoad"/><draw:image xlink:href="./ObjectReplacements/Object 159" xlink:type="simple" xlink:show="embed" xlink:actuate="onLoad"/></draw:frame>.</text:p>
          </table:table-cell>
          <table:covered-table-cell/>
        </table:table-row>
      </table:table>
      <table:table table:name="Таблица24" table:style-name="Таблица24">
        <table:table-column table:style-name="Таблица24.A"/>
        <table:table-header-rows>
          <table:table-row table:style-name="TableLine93905985677584">
            <table:table-cell table:style-name="Таблица24.A1" office:value-type="string">
              <text:p text:style-name="P38">Вариант 8</text:p>
            </table:table-cell>
          </table:table-row>
        </table:table-header-rows>
      </table:table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TableLine93905985680624">
          <table:table-cell table:style-name="Таблица21.A1" office:value-type="string">
            <text:p text:style-name="P46">Класс</text:p>
          </table:table-cell>
          <table:table-cell table:style-name="Таблица21.A1" office:value-type="string">
            <text:p text:style-name="P46">Члены класса</text:p>
          </table:table-cell>
          <table:table-cell table:style-name="Таблица21.A1" office:value-type="string">
            <text:p text:style-name="P46">Методы</text:p>
          </table:table-cell>
          <table:table-cell table:style-name="Таблица21.D1" office:value-type="string">
            <text:p text:style-name="P46">Операторы перегрузки</text:p>
          </table:table-cell>
        </table:table-row>
        <table:table-row table:style-name="TableLine93905985703232">
          <table:table-cell table:style-name="Таблица21.A2" office:value-type="string">
            <text:p text:style-name="P42">Вектор</text:p>
          </table:table-cell>
          <table:table-cell table:style-name="Таблица21.A2" office:value-type="string">
            <text:p text:style-name="P42">3 прямоугольные декартовые координаты</text:p>
          </table:table-cell>
          <table:table-cell table:style-name="Таблица21.A2" office:value-type="string">
            <text:p text:style-name="P42">Конструктор, деструктор, методы определения направляющих косинусов вектора, метод вывода всех характеристик вектора</text:p>
          </table:table-cell>
          <table:table-cell table:style-name="Таблица21.D2" office:value-type="string">
            <text:p text:style-name="P42">Сложение (+), скалярное (%) и векторное (*) произведения векторов</text:p>
          </table:table-cell>
        </table:table-row>
        <table:table-row table:style-name="TableLine93905985704560">
          <table:table-cell table:style-name="Таблица21.A2" table:number-columns-spanned="2" office:value-type="string">
            <text:p text:style-name="P46">Исходные данные</text:p>
          </table:table-cell>
          <table:covered-table-cell/>
          <table:table-cell table:style-name="Таблица21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706096">
          <table:table-cell table:style-name="Таблица21.A2" table:number-columns-spanned="2" office:value-type="string">
            <text:p text:style-name="P42"><text:span text:style-name="T32">a={a</text:span><text:span text:style-name="T47">x</text:span><text:span text:style-name="T32">,a</text:span><text:span text:style-name="T47">y</text:span><text:span text:style-name="T32">,a</text:span><text:span text:style-name="T47">z</text:span><text:span text:style-name="T32">}</text:span></text:p>
            <text:p text:style-name="P39"><text:span text:style-name="T32">b={b</text:span><text:span text:style-name="T47">x</text:span><text:span text:style-name="T32">,b</text:span><text:span text:style-name="T47">y</text:span><text:span text:style-name="T32">,b</text:span><text:span text:style-name="T47">z</text:span><text:span text:style-name="T32">}</text:span></text:p>
          </table:table-cell>
          <table:covered-table-cell/>
          <table:table-cell table:style-name="Таблица21.D2" table:number-columns-spanned="2" office:value-type="string">
            <text:p text:style-name="P42"><text:span text:style-name="T32">c</text:span><text:span text:style-name="T17">=(</text:span><text:span text:style-name="T32">a</text:span><text:span text:style-name="T17">+</text:span><text:span text:style-name="T32">b</text:span><text:span text:style-name="T17">)</text:span><text:span text:style-name="T52"></text:span><text:span text:style-name="T32"> b</text:span></text:p>
            <text:p text:style-name="P39"><text:span text:style-name="T32">f</text:span><text:span text:style-name="T17">=</text:span><text:span text:style-name="T32">ac</text:span></text:p>
          </table:table-cell>
          <table:covered-table-cell/>
        </table:table-row>
      </table:table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header-rows>
          <table:table-row table:style-name="TableLine93905985706912">
            <table:table-cell table:style-name="Таблица28.A1" table:number-columns-spanned="4" office:value-type="string">
              <text:p text:style-name="P38">Вариант 9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5731968">
          <table:table-cell table:style-name="Таблица28.A2" office:value-type="string">
            <text:p text:style-name="P46">Класс</text:p>
          </table:table-cell>
          <table:table-cell table:style-name="Таблица28.A2" office:value-type="string">
            <text:p text:style-name="P46">Члены класса</text:p>
          </table:table-cell>
          <table:table-cell table:style-name="Таблица28.A2" office:value-type="string">
            <text:p text:style-name="P46">Методы</text:p>
          </table:table-cell>
          <table:table-cell table:style-name="Таблица28.D2" office:value-type="string">
            <text:p text:style-name="P46">Операторы перегрузки</text:p>
          </table:table-cell>
        </table:table-row>
        <table:table-row table:style-name="TableLine93905985733856">
          <table:table-cell table:style-name="Таблица28.A2" office:value-type="string">
            <text:p text:style-name="P42">Дата </text:p>
          </table:table-cell>
          <table:table-cell table:style-name="Таблица28.A2" office:value-type="string">
            <text:p text:style-name="P142"><text:span text:style-name="T115">Время, д</text:span>ень, месяц, год</text:p>
          </table:table-cell>
          <table:table-cell table:style-name="Таблица28.A2" office:value-type="string">
            <text:p text:style-name="P142">Конструктор, деструктор, <text:s/>Вывод даты и времени</text:p>
            <text:p text:style-name="P142">года</text:p>
          </table:table-cell>
          <table:table-cell table:style-name="Таблица28.D2" office:value-type="string">
            <text:p text:style-name="P142">Вычитание <text:span text:style-name="T115">из даты целого числа</text:span></text:p>
            <text:p text:style-name="P142">(–), <text:span text:style-name="T115">добавление к дате <text:s/>целого числа</text:span></text:p>
            <text:p text:style-name="P142">(<text:span text:style-name="T115">+</text:span>), сравнение двух</text:p>
            <text:p text:style-name="P142">дат(&lt;, &gt;)</text:p>
          </table:table-cell>
        </table:table-row>
        <table:table-row table:style-name="TableLine93905985734672">
          <table:table-cell table:style-name="Таблица28.A2" table:number-columns-spanned="2" office:value-type="string">
            <text:p text:style-name="P46">Исходные данные</text:p>
          </table:table-cell>
          <table:covered-table-cell/>
          <table:table-cell table:style-name="Таблица28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736032">
          <table:table-cell table:style-name="Таблица28.A2" table:number-columns-spanned="2" office:value-type="string">
            <text:p text:style-name="P143">Даты d1,d2,d3</text:p>
          </table:table-cell>
          <table:covered-table-cell/>
          <table:table-cell table:style-name="Таблица28.D2" table:number-columns-spanned="2" office:value-type="string">
            <text:p text:style-name="P156"><text:span text:style-name="T7">Определить </text:span><text:span text:style-name="T76">наибольшую</text:span><text:span text:style-name="T7"> дату. Вычислить d1+n, d2-2n, d3+n-3m. <text:s/>Из полученных дат определить наименьшую.</text:span></text:p>
          </table:table-cell>
          <table:covered-table-cell/>
        </table:table-row>
      </table:table>
      <text:p text:style-name="P83"/>
      <table:table table:name="Таблица50" table:style-name="Таблица50">
        <table:table-column table:style-name="Таблица50.A"/>
        <table:table-column table:style-name="Таблица50.B"/>
        <table:table-column table:style-name="Таблица50.C"/>
        <table:table-column table:style-name="Таблица50.D"/>
        <table:table-column table:style-name="Таблица50.E"/>
        <table:table-column table:style-name="Таблица50.F"/>
        <table:table-column table:style-name="Таблица50.G"/>
        <table:table-header-rows>
          <table:table-row table:style-name="TableLine93905985737136">
            <table:table-cell table:style-name="Таблица50.A1" table:number-columns-spanned="7" office:value-type="string">
              <text:p text:style-name="P38">Вариант 1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3905985795792">
          <table:table-cell table:style-name="Таблица50.A2" office:value-type="string">
            <text:p text:style-name="P46">Класс</text:p>
          </table:table-cell>
          <table:table-cell table:style-name="Таблица50.A2" table:number-columns-spanned="3" office:value-type="string">
            <text:p text:style-name="P46">Члены класса</text:p>
          </table:table-cell>
          <table:covered-table-cell/>
          <table:covered-table-cell/>
          <table:table-cell table:style-name="Таблица50.A2" office:value-type="string">
            <text:p text:style-name="P46">Методы</text:p>
          </table:table-cell>
          <table:table-cell table:style-name="Таблица50.F2" table:number-columns-spanned="2" office:value-type="string">
            <text:p text:style-name="P46">Операторы перегрузки</text:p>
          </table:table-cell>
          <table:covered-table-cell/>
        </table:table-row>
        <table:table-row table:style-name="TableLine93905985797408">
          <table:table-cell table:style-name="Таблица50.A2" office:value-type="string">
            <text:p text:style-name="P42">Прямая (<text:span text:style-name="T32">y=ax+b</text:span><text:span text:style-name="T30">)</text:span></text:p>
          </table:table-cell>
          <table:table-cell table:style-name="Таблица50.A2" table:number-columns-spanned="3" office:value-type="string">
            <text:p text:style-name="P42"><text:span text:style-name="T32">a</text:span><text:span text:style-name="T17">,</text:span><text:span text:style-name="T32">b</text:span> - коэффициенты уравнения прямой</text:p>
          </table:table-cell>
          <table:covered-table-cell/>
          <table:covered-table-cell/>
          <table:table-cell table:style-name="Таблица50.A2" office:value-type="string">
            <text:p text:style-name="P42">Конструктор, деструктор, метод вывода уравнения прямой, определение точек пересечения с осями</text:p>
          </table:table-cell>
          <table:table-cell table:style-name="Таблица50.F2" table:number-columns-spanned="2" office:value-type="string">
            <text:p text:style-name="P42">Проверка перпендикулярности (!=) 2<text:span text:style-name="T23">х</text:span> прямых, определение угла между 2-мя прямыми (%)</text:p>
          </table:table-cell>
          <table:covered-table-cell/>
        </table:table-row>
        <table:table-row table:style-name="TableLine93905985798224">
          <table:table-cell table:style-name="Таблица50.A2" table:number-columns-spanned="4" office:value-type="string">
            <text:p text:style-name="P46">Исходные данные</text:p>
          </table:table-cell>
          <table:covered-table-cell/>
          <table:covered-table-cell/>
          <table:covered-table-cell/>
          <table:table-cell table:style-name="Таблица50.F2" table:number-columns-spanned="3" office:value-type="string">
            <text:p text:style-name="P46">Результаты</text:p>
          </table:table-cell>
          <table:covered-table-cell/>
          <table:covered-table-cell/>
        </table:table-row>
        <table:table-row table:style-name="TableLine93905985799456">
          <table:table-cell table:style-name="Таблица50.A2" table:number-columns-spanned="4" office:value-type="string">
            <text:p text:style-name="P42">Прямая АВ: </text:p>
            <text:p text:style-name="P39"><text:span text:style-name="T32">y1=a1</text:span><text:span text:style-name="T52"></text:span><text:span text:style-name="T32"> x+b1</text:span></text:p>
            <text:p text:style-name="P39">Прямая<text:span text:style-name="T30"> CD: </text:span></text:p>
            <text:p text:style-name="P39"><text:span text:style-name="T32">y2=a2</text:span><text:span text:style-name="T52"></text:span><text:span text:style-name="T32"> x+b2</text:span></text:p>
          </table:table-cell>
          <table:covered-table-cell/>
          <table:covered-table-cell/>
          <table:covered-table-cell/>
          <table:table-cell table:style-name="Таблица50.F2" table:number-columns-spanned="3" office:value-type="string">
            <text:p text:style-name="P42">Вывести точки пересечения прямых с осями. Проверить их перпендикулярность. Найти и вывести угол между ними</text:p>
          </table:table-cell>
          <table:covered-table-cell/>
          <table:covered-table-cell/>
        </table:table-row>
        <table:table-row table:style-name="TableLine93905985800096">
          <table:table-cell table:style-name="Таблица50.F2" table:number-columns-spanned="7" office:value-type="string">
            <text:p text:style-name="P38">Вариант 11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05985801328">
          <table:table-cell table:style-name="Таблица50.A2" table:number-columns-spanned="2" office:value-type="string">
            <text:p text:style-name="P46">Класс</text:p>
          </table:table-cell>
          <table:covered-table-cell/>
          <table:table-cell table:style-name="Таблица50.A2" office:value-type="string">
            <text:p text:style-name="P46">Члены класса</text:p>
          </table:table-cell>
          <table:table-cell table:style-name="Таблица50.A2" table:number-columns-spanned="3" office:value-type="string">
            <text:p text:style-name="P46">Методы</text:p>
          </table:table-cell>
          <table:covered-table-cell/>
          <table:covered-table-cell/>
          <table:table-cell table:style-name="Таблица50.F2" office:value-type="string">
            <text:p text:style-name="P46">Операторы перегрузки</text:p>
          </table:table-cell>
        </table:table-row>
        <table:table-row table:style-name="TableLine93905985804864">
          <table:table-cell table:style-name="Таблица50.A2" table:number-columns-spanned="2" office:value-type="string">
            <text:p text:style-name="P61">Парабола <text:span text:style-name="T30"><draw:frame draw:style-name="fr2" draw:name="Объект928" text:anchor-type="as-char" svg:y="-0.584cm" svg:width="3.163cm" svg:height="0.834cm" draw:z-index="23"><draw:object xlink:href="./Object 166" xlink:type="simple" xlink:show="embed" xlink:actuate="onLoad"/><draw:image xlink:href="./ObjectReplacements/Object 166" xlink:type="simple" xlink:show="embed" xlink:actuate="onLoad"/></draw:frame></text:span></text:p>
          </table:table-cell>
          <table:covered-table-cell/>
          <table:table-cell table:style-name="Таблица50.A2" office:value-type="string">
            <text:p text:style-name="P61"><text:span text:style-name="T96">Коэффи­циенты</text:span><text:span text:style-name="T32"> a, b, c</text:span></text:p>
            <text:p text:style-name="P60"/>
          </table:table-cell>
          <table:table-cell table:style-name="Таблица50.A2" table:number-columns-spanned="3" office:value-type="string">
            <text:p text:style-name="P61">Конструктор, <text:s/>деструктор, методы вывода уравнения параболы, вычисления экстремума функции (min или max)</text:p>
          </table:table-cell>
          <table:covered-table-cell/>
          <table:covered-table-cell/>
          <table:table-cell table:style-name="Таблица50.F2" office:value-type="string">
            <text:p text:style-name="P61">Проверка совпадения двух парабол (| |), проверка пересечения двух парабол (/)</text:p>
          </table:table-cell>
        </table:table-row>
        <table:table-row table:style-name="TableLine93905985805936">
          <table:table-cell table:style-name="Таблица50.A2" table:number-columns-spanned="3" office:value-type="string">
            <text:p text:style-name="P46">Исходные данные</text:p>
          </table:table-cell>
          <table:covered-table-cell/>
          <table:covered-table-cell/>
          <table:table-cell table:style-name="Таблица50.F2" table:number-columns-spanned="4" office:value-type="string">
            <text:p text:style-name="P46">Результаты</text:p>
          </table:table-cell>
          <table:covered-table-cell/>
          <table:covered-table-cell/>
          <table:covered-table-cell/>
        </table:table-row>
        <table:table-row table:style-name="TableLine93905985807984">
          <table:table-cell table:style-name="Таблица50.A2" table:number-columns-spanned="3" office:value-type="string">
            <text:p text:style-name="P42"><draw:frame draw:style-name="fr2" draw:name="Объект146" text:anchor-type="as-char" svg:y="-0.584cm" svg:width="3.415cm" svg:height="0.834cm" draw:z-index="24"><draw:object xlink:href="./Object 167" xlink:type="simple" xlink:show="embed" xlink:actuate="onLoad"/><draw:image xlink:href="./ObjectReplacements/Object 167" xlink:type="simple" xlink:show="embed" xlink:actuate="onLoad"/></draw:frame></text:p>
            <text:p text:style-name="P42"/>
            <text:p text:style-name="P42"><draw:frame draw:style-name="fr2" draw:name="Объект147" text:anchor-type="as-char" svg:y="-0.584cm" svg:width="3.51cm" svg:height="0.834cm" draw:z-index="25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  <table:covered-table-cell/>
          <table:covered-table-cell/>
          <table:table-cell table:style-name="Таблица50.F2" table:number-columns-spanned="4" office:value-type="string">
            <text:p text:style-name="P42">Для каждой параболы вывести уравнение, значение экстремума функции с пояснением – <text:span text:style-name="T75">min или max. Проверить, совпадают ли эти параболы или они пересекаются.</text:span></text:p>
          </table:table-cell>
          <table:covered-table-cell/>
          <table:covered-table-cell/>
          <table:covered-table-cell/>
        </table:table-row>
      </table:table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header-rows>
          <table:table-row table:style-name="TableLine93905985808592">
            <table:table-cell table:style-name="Таблица31.A1" table:number-columns-spanned="4" office:value-type="string">
              <text:p text:style-name="P38">Вариант 12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5844384">
          <table:table-cell table:style-name="Таблица31.A2" office:value-type="string">
            <text:p text:style-name="P46">Класс</text:p>
          </table:table-cell>
          <table:table-cell table:style-name="Таблица31.A2" office:value-type="string">
            <text:p text:style-name="P46">Члены класса</text:p>
          </table:table-cell>
          <table:table-cell table:style-name="Таблица31.A2" office:value-type="string">
            <text:p text:style-name="P46">Методы</text:p>
          </table:table-cell>
          <table:table-cell table:style-name="Таблица31.D2" office:value-type="string">
            <text:p text:style-name="P46">Операторы перегрузки</text:p>
          </table:table-cell>
        </table:table-row>
        <table:table-row table:style-name="TableLine93905985845776">
          <table:table-cell table:style-name="Таблица31.A2" office:value-type="string">
            <text:p text:style-name="P42">Комплексное число в тригонометрической форме <text:span text:style-name="T30"><draw:frame draw:style-name="fr2" draw:name="Объект930" text:anchor-type="as-char" svg:y="-0.623cm" svg:width="4.988cm" svg:height="0.896cm" draw:z-index="6"><draw:object xlink:href="./Object 168" xlink:type="simple" xlink:show="embed" xlink:actuate="onLoad"/><draw:image xlink:href="./ObjectReplacements/Object 168" xlink:type="simple" xlink:show="embed" xlink:actuate="onLoad"/></draw:frame></text:span></text:p>
          </table:table-cell>
          <table:table-cell table:style-name="Таблица31.A2" office:value-type="string">
            <text:p text:style-name="P42">Модуль <text:span text:style-name="T49"></text:span> и аргумент <text:span text:style-name="T49"></text:span><text:span text:style-name="T17"> </text:span><text:s/>числа</text:p>
          </table:table-cell>
          <table:table-cell table:style-name="Таблица31.A2" office:value-type="string">
            <text:p text:style-name="P42"><text:span text:style-name="T113">Конструктор, деструктор, </text:span><text:span text:style-name="T114">метод возведения комплексного числа в степень</text:span><text:span text:style-name="T113"> </text:span><text:span text:style-name="T113"><draw:frame draw:style-name="fr2" draw:name="Объект931" text:anchor-type="as-char" svg:y="-0.628cm" svg:width="1.293cm" svg:height="0.921cm" draw:z-index="7"><draw:object xlink:href="./Object 170" xlink:type="simple" xlink:show="embed" xlink:actuate="onLoad"/><draw:image xlink:href="./ObjectReplacements/Object 170" xlink:type="simple" xlink:show="embed" xlink:actuate="onLoad"/></draw:frame></text:span><text:span text:style-name="T113">, метод вывода комплексного числа <text:s/>в тригонометрической и алгебраической формах</text:span></text:p>
          </table:table-cell>
          <table:table-cell table:style-name="Таблица31.D2" office:value-type="string">
            <text:p text:style-name="P42">Сложение (+), вычитание (-), умножение (*), деление (/) комплексных чисел</text:p>
          </table:table-cell>
        </table:table-row>
        <table:table-row table:style-name="TableLine93905985846592">
          <table:table-cell table:style-name="Таблица31.A2" table:number-columns-spanned="2" office:value-type="string">
            <text:p text:style-name="P46">Исходные данные</text:p>
          </table:table-cell>
          <table:covered-table-cell/>
          <table:table-cell table:style-name="Таблица31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847696">
          <table:table-cell table:style-name="Таблица31.A2" table:number-columns-spanned="2" office:value-type="string">
            <text:p text:style-name="P42"><text:span text:style-name="T32">a</text:span><text:span text:style-name="T17">, </text:span><text:span text:style-name="T32">b</text:span><text:span text:style-name="T17">, </text:span><text:span text:style-name="T32">c</text:span><text:span text:style-name="T17">, </text:span><text:span text:style-name="T32">d</text:span> – комплексные числа</text:p>
          </table:table-cell>
          <table:covered-table-cell/>
          <table:table-cell table:style-name="Таблица31.D2" table:number-columns-spanned="2" office:value-type="string">
            <text:p text:style-name="P42"><draw:frame draw:style-name="fr1" draw:name="Объект932" text:anchor-type="as-char" svg:width="3.35cm" svg:height="1.162cm" draw:z-index="8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covered-table-cell/>
        </table:table-row>
      </table:table>
      <text:p text:style-name="P83"/>
      <table:table table:name="Таблица29" table:style-name="Таблица29">
        <table:table-column table:style-name="Таблица29.A"/>
        <table:table-header-rows>
          <table:table-row table:style-name="TableLine93905985848720">
            <table:table-cell table:style-name="Таблица29.A1" office:value-type="string">
              <text:p text:style-name="P38">Вариант 13</text:p>
            </table:table-cell>
          </table:table-row>
        </table:table-header-rows>
      </table:table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header-rows>
          <table:table-row table:style-name="TableLine93905985333072">
            <table:table-cell table:style-name="Таблица30.A1" office:value-type="string">
              <text:p text:style-name="P46">Класс</text:p>
            </table:table-cell>
            <table:table-cell table:style-name="Таблица30.A1" office:value-type="string">
              <text:p text:style-name="P46">Члены класса</text:p>
            </table:table-cell>
            <table:table-cell table:style-name="Таблица30.A1" office:value-type="string">
              <text:p text:style-name="P46">Методы</text:p>
            </table:table-cell>
            <table:table-cell table:style-name="Таблица30.D1" office:value-type="string">
              <text:p text:style-name="P46">Операторы перегрузки</text:p>
            </table:table-cell>
          </table:table-row>
        </table:table-header-rows>
        <table:table-row table:style-name="TableLine93905985882976">
          <table:table-cell table:style-name="Таблица30.A2" office:value-type="string">
            <text:p text:style-name="P42">Матрица</text:p>
          </table:table-cell>
          <table:table-cell table:style-name="Таблица30.A2" office:value-type="string">
            <text:p text:style-name="P42">Размерность матрицы, элементы матрицы</text:p>
          </table:table-cell>
          <table:table-cell table:style-name="Таблица30.A2" office:value-type="string">
            <text:p text:style-name="P42">Конструктор, деструктор, метод вывода матрицы, проверка, является ли матрица диагональной, нулевой, единичной</text:p>
          </table:table-cell>
          <table:table-cell table:style-name="Таблица30.D2" office:value-type="string">
            <text:p text:style-name="P42">Сложение (+), вычитание (-), умножение (*) 2-х матриц, умножение матрицы на число (*=)</text:p>
          </table:table-cell>
        </table:table-row>
        <table:table-row table:style-name="TableLine93905985885328">
          <table:table-cell table:style-name="Таблица30.A2" table:number-columns-spanned="2" office:value-type="string">
            <text:p text:style-name="P46">Исходные данные</text:p>
          </table:table-cell>
          <table:covered-table-cell/>
          <table:table-cell table:style-name="Таблица30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886784">
          <table:table-cell table:style-name="Таблица30.A2" table:number-columns-spanned="2" office:value-type="string">
            <text:p text:style-name="P42"><draw:frame draw:style-name="fr2" draw:name="Объект935" text:anchor-type="as-char" svg:y="-1.993cm" svg:width="3.768cm" svg:height="3.581cm" draw:z-index="26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  <table:covered-table-cell/>
          <table:table-cell table:style-name="Таблица30.D2" table:number-columns-spanned="2" office:value-type="string">
            <text:p text:style-name="P42"><draw:frame draw:style-name="fr2" draw:name="Объект936" text:anchor-type="as-char" svg:y="-0.603cm" svg:width="4.563cm" svg:height="0.896cm" draw:z-index="27"><draw:object xlink:href="./Object 183" xlink:type="simple" xlink:show="embed" xlink:actuate="onLoad"/><draw:image xlink:href="./ObjectReplacements/Object 183" xlink:type="simple" xlink:show="embed" xlink:actuate="onLoad"/></draw:frame></text:p>
            <text:p text:style-name="P42">Проверить, является ли матрица <text:span text:style-name="T30">D</text:span> единичной, диагональной, нулевой</text:p>
          </table:table-cell>
          <table:covered-table-cell/>
        </table:table-row>
      </table:table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TableLine93905985887472">
          <table:table-cell table:style-name="Таблица26.A1" table:number-columns-spanned="4" office:value-type="string">
            <text:p text:style-name="P38">Вариант 14</text:p>
          </table:table-cell>
          <table:covered-table-cell/>
          <table:covered-table-cell/>
          <table:covered-table-cell/>
        </table:table-row>
        <table:table-row table:style-name="TableLine93905985930480">
          <table:table-cell table:style-name="Таблица26.A2" office:value-type="string">
            <text:p text:style-name="P46">Класс</text:p>
          </table:table-cell>
          <table:table-cell table:style-name="Таблица26.A2" office:value-type="string">
            <text:p text:style-name="P46">Члены класса</text:p>
          </table:table-cell>
          <table:table-cell table:style-name="Таблица26.A2" office:value-type="string">
            <text:p text:style-name="P46">Методы</text:p>
          </table:table-cell>
          <table:table-cell table:style-name="Таблица26.D2" office:value-type="string">
            <text:p text:style-name="P46">Операторы перегрузки</text:p>
          </table:table-cell>
        </table:table-row>
        <table:table-row table:style-name="TableLine93905985931760">
          <table:table-cell table:style-name="Таблица26.A2" office:value-type="string">
            <text:p text:style-name="P42">Обыкновенная дробь</text:p>
          </table:table-cell>
          <table:table-cell table:style-name="Таблица26.A2" office:value-type="string">
            <text:p text:style-name="P42">Числитель и знаменатель</text:p>
          </table:table-cell>
          <table:table-cell table:style-name="Таблица26.A2" office:value-type="string">
            <text:p text:style-name="P42">Конструктор, деструктор, метод вывода дроби в виде обыкновенной и десятичной дроби (округление до 5 разрядов)</text:p>
          </table:table-cell>
          <table:table-cell table:style-name="Таблица26.D2" office:value-type="string">
            <text:p text:style-name="P42">Сложение (+), вычитание (-), умножение (*), деление (/) дробей, сравнение дробей </text:p>
            <text:p text:style-name="P42">&gt; и &lt;</text:p>
          </table:table-cell>
        </table:table-row>
        <table:table-row table:style-name="TableLine93905985932464">
          <table:table-cell table:style-name="Таблица26.A2" table:number-columns-spanned="2" office:value-type="string">
            <text:p text:style-name="P46">Исходные данные</text:p>
          </table:table-cell>
          <table:covered-table-cell/>
          <table:table-cell table:style-name="Таблица26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5933568">
          <table:table-cell table:style-name="Таблица26.A2" table:number-columns-spanned="2" office:value-type="string">
            <text:p text:style-name="P42"><draw:frame draw:style-name="fr2" draw:name="Объект933" text:anchor-type="as-char" svg:y="-0.818cm" svg:width="4.015cm" svg:height="1.305cm" draw:z-index="28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covered-table-cell/>
          <table:table-cell table:style-name="Таблица26.D2" table:number-columns-spanned="2" office:value-type="string">
            <text:p text:style-name="P42"><draw:frame draw:style-name="fr1" draw:name="Объект934" text:anchor-type="as-char" svg:width="4.512cm" svg:height="3.082cm" draw:z-index="29"><draw:object xlink:href="./Object 181" xlink:type="simple" xlink:show="embed" xlink:actuate="onLoad"/><draw:image xlink:href="./ObjectReplacements/Object 181" xlink:type="simple" xlink:show="embed" xlink:actuate="onLoad"/></draw:frame></text:p>
            <text:p text:style-name="P42">Сравнить <text:s/>дроби <text:s/><text:span text:style-name="T32">d</text:span><text:span text:style-name="T17">1</text:span> и <text:span text:style-name="T32">d</text:span><text:span text:style-name="T17">2</text:span></text:p>
          </table:table-cell>
          <table:covered-table-cell/>
        </table:table-row>
      </table:table>
      <text:p text:style-name="Text_20_body"/>
      <text:p text:style-name="Text_20_body"/>
      <text:p text:style-name="P83"/>
      <table:table table:name="Таблица51" table:style-name="Таблица51">
        <table:table-column table:style-name="Таблица51.A"/>
        <table:table-column table:style-name="Таблица51.B"/>
        <table:table-column table:style-name="Таблица51.C"/>
        <table:table-column table:style-name="Таблица51.D"/>
        <table:table-column table:style-name="Таблица51.E"/>
        <table:table-column table:style-name="Таблица51.F"/>
        <table:table-column table:style-name="Таблица51.G"/>
        <table:table-header-rows>
          <table:table-row table:style-name="TableLine93905985935216">
            <table:table-cell table:style-name="Таблица51.A1" table:number-columns-spanned="7" office:value-type="string">
              <text:p text:style-name="P38">Вариант 15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3905985974144">
          <table:table-cell table:style-name="Таблица51.A2" office:value-type="string">
            <text:p text:style-name="P46">Класс</text:p>
          </table:table-cell>
          <table:table-cell table:style-name="Таблица51.A2" table:number-columns-spanned="2" office:value-type="string">
            <text:p text:style-name="P46">Члены класса</text:p>
          </table:table-cell>
          <table:covered-table-cell/>
          <table:table-cell table:style-name="Таблица51.A2" table:number-columns-spanned="2" office:value-type="string">
            <text:p text:style-name="P46">Методы</text:p>
          </table:table-cell>
          <table:covered-table-cell/>
          <table:table-cell table:style-name="Таблица51.F2" table:number-columns-spanned="2" office:value-type="string">
            <text:p text:style-name="P46">Операторы перегрузки</text:p>
          </table:table-cell>
          <table:covered-table-cell/>
        </table:table-row>
        <table:table-row table:style-name="TableLine93905985976256">
          <table:table-cell table:style-name="Таблица51.A2" office:value-type="string">
            <text:p text:style-name="P42">Вектор</text:p>
          </table:table-cell>
          <table:table-cell table:style-name="Таблица51.A2" table:number-columns-spanned="2" office:value-type="string">
            <text:p text:style-name="P42">3 прямоугольные декартовые координаты</text:p>
          </table:table-cell>
          <table:covered-table-cell/>
          <table:table-cell table:style-name="Таблица51.A2" table:number-columns-spanned="2" office:value-type="string">
            <text:p text:style-name="P42">Конструктор, деструктор, метод вывода вектора</text:p>
          </table:table-cell>
          <table:covered-table-cell/>
          <table:table-cell table:style-name="Таблица51.F2" table:number-columns-spanned="2" office:value-type="string">
            <text:p text:style-name="P42">Сложение (+), скалярное (%) и векторное (*) произведения векторов, вычисления угла (/ ) между двумя векторами</text:p>
          </table:table-cell>
          <table:covered-table-cell/>
        </table:table-row>
        <table:table-row table:style-name="TableLine93905985977168">
          <table:table-cell table:style-name="Таблица51.A2" table:number-columns-spanned="3" office:value-type="string">
            <text:p text:style-name="P44">Исходные данные</text:p>
          </table:table-cell>
          <table:covered-table-cell/>
          <table:covered-table-cell/>
          <table:table-cell table:style-name="Таблица51.F2" table:number-columns-spanned="4" office:value-type="string">
            <text:p text:style-name="P46">Результаты</text:p>
          </table:table-cell>
          <table:covered-table-cell/>
          <table:covered-table-cell/>
          <table:covered-table-cell/>
        </table:table-row>
        <table:table-row table:style-name="TableLine93905985978688">
          <table:table-cell table:style-name="Таблица51.A2" table:number-columns-spanned="3" office:value-type="string">
            <text:p text:style-name="P42"><text:span text:style-name="T32">a</text:span><text:span text:style-name="T17">={</text:span><text:span text:style-name="T32">a</text:span><text:span text:style-name="T47">x</text:span><text:span text:style-name="T17">,</text:span><text:span text:style-name="T32">a</text:span><text:span text:style-name="T47">y</text:span><text:span text:style-name="T17">,</text:span><text:span text:style-name="T32">a</text:span><text:span text:style-name="T47">z</text:span><text:span text:style-name="T17">}</text:span></text:p>
            <text:p text:style-name="P39"><text:span text:style-name="T32">b</text:span><text:span text:style-name="T17">={</text:span><text:span text:style-name="T32">b</text:span><text:span text:style-name="T47">x</text:span><text:span text:style-name="T17">,</text:span><text:span text:style-name="T32">b</text:span><text:span text:style-name="T47">y</text:span><text:span text:style-name="T17">,</text:span><text:span text:style-name="T32">b</text:span><text:span text:style-name="T47">z</text:span><text:span text:style-name="T17">}</text:span></text:p>
            <text:p text:style-name="P47"/>
          </table:table-cell>
          <table:covered-table-cell/>
          <table:covered-table-cell/>
          <table:table-cell table:style-name="Таблица51.F2" table:number-columns-spanned="4" office:value-type="string">
            <text:p text:style-name="P42"><text:span text:style-name="T32">c</text:span><text:span text:style-name="T17">=(</text:span><text:span text:style-name="T32">a</text:span><text:span text:style-name="T17">+</text:span><text:span text:style-name="T32">b</text:span><text:span text:style-name="T17">)</text:span><text:span text:style-name="T52"></text:span><text:span text:style-name="T17"> </text:span><text:span text:style-name="T32">a; <text:s text:c="31"/>d</text:span><text:span text:style-name="T17">=</text:span><text:span text:style-name="T32">ab</text:span></text:p>
            <text:p text:style-name="P39">Найти и вывести угол между векторами <text:span text:style-name="T32">a</text:span> и <text:span text:style-name="T32">b</text:span>, <text:span text:style-name="T32">b</text:span> и <text:span text:style-name="T32">c</text:span>, <text:span text:style-name="T32">a</text:span> и <text:span text:style-name="T32">c</text:span></text:p>
          </table:table-cell>
          <table:covered-table-cell/>
          <table:covered-table-cell/>
          <table:covered-table-cell/>
        </table:table-row>
        <table:table-row table:style-name="TableLine93905985979328">
          <table:table-cell table:style-name="Таблица51.F2" table:number-columns-spanned="7" office:value-type="string">
            <text:p text:style-name="P38">Вариант 1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05985980336">
          <table:table-cell table:style-name="Таблица51.A2" table:number-columns-spanned="2" office:value-type="string">
            <text:p text:style-name="P46">Класс</text:p>
          </table:table-cell>
          <table:covered-table-cell/>
          <table:table-cell table:style-name="Таблица51.A2" table:number-columns-spanned="2" office:value-type="string">
            <text:p text:style-name="P46">Члены класса</text:p>
          </table:table-cell>
          <table:covered-table-cell/>
          <table:table-cell table:style-name="Таблица51.A2" table:number-columns-spanned="2" office:value-type="string">
            <text:p text:style-name="P46">Методы</text:p>
          </table:table-cell>
          <table:covered-table-cell/>
          <table:table-cell table:style-name="Таблица51.F2" office:value-type="string">
            <text:p text:style-name="P46">Операторы перегрузки</text:p>
          </table:table-cell>
        </table:table-row>
        <table:table-row table:style-name="TableLine93905985983072">
          <table:table-cell table:style-name="Таблица51.A2" table:number-columns-spanned="2" office:value-type="string">
            <text:p text:style-name="P42">Время</text:p>
            <text:p text:style-name="P39"/>
          </table:table-cell>
          <table:covered-table-cell/>
          <table:table-cell table:style-name="Таблица51.A2" table:number-columns-spanned="2" office:value-type="string">
            <text:p text:style-name="P42">Часы, минуты, секунды</text:p>
          </table:table-cell>
          <table:covered-table-cell/>
          <table:table-cell table:style-name="Таблица51.A2" table:number-columns-spanned="2" office:value-type="string">
            <text:p text:style-name="P42">Конструктор, деструктор, метод вывода времени и составляющей суток (до 6 –ночь, до 12 – утро, до 18 – день, до 24- вечер)</text:p>
          </table:table-cell>
          <table:covered-table-cell/>
          <table:table-cell table:style-name="Таблица51.F2" office:value-type="string">
            <text:p text:style-name="P42">Сложение (+), вычитание (-), сравнение времени <text:s/>&lt; и &gt;</text:p>
          </table:table-cell>
        </table:table-row>
        <table:table-row table:style-name="TableLine93905985983984">
          <table:table-cell table:style-name="Таблица51.A2" table:number-columns-spanned="4" office:value-type="string">
            <text:p text:style-name="P46">Исходные данные</text:p>
          </table:table-cell>
          <table:covered-table-cell/>
          <table:covered-table-cell/>
          <table:covered-table-cell/>
          <table:table-cell table:style-name="Таблица51.F2" table:number-columns-spanned="3" office:value-type="string">
            <text:p text:style-name="P46">Результаты</text:p>
          </table:table-cell>
          <table:covered-table-cell/>
          <table:covered-table-cell/>
        </table:table-row>
        <table:table-row table:style-name="TableLine93905985985696">
          <table:table-cell table:style-name="Таблица51.A2" table:number-columns-spanned="4" office:value-type="string">
            <text:p text:style-name="P42"><text:span text:style-name="T33">t1, t2 ,t3, t4 </text:span><text:span text:style-name="T30">-</text:span>время</text:p>
          </table:table-cell>
          <table:covered-table-cell/>
          <table:covered-table-cell/>
          <table:covered-table-cell/>
          <table:table-cell table:style-name="Таблица51.F2" table:number-columns-spanned="3" office:value-type="string">
            <text:p text:style-name="P49"><text:span text:style-name="T30">T</text:span>1 = <text:span text:style-name="T30">t</text:span>1+ <text:span text:style-name="T30">t3</text:span></text:p>
            <text:p text:style-name="P48"><text:span text:style-name="T30">T</text:span>2 = <text:span text:style-name="T30">t4</text:span> – <text:span text:style-name="T30">t2</text:span></text:p>
            <text:p text:style-name="P39">Сравнить <text:span text:style-name="T18">Т1</text:span> и <text:span text:style-name="T18">Т2</text:span></text:p>
          </table:table-cell>
          <table:covered-table-cell/>
          <table:covered-table-cell/>
        </table:table-row>
      </table:table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header-rows>
          <table:table-row table:style-name="TableLine93905985986304">
            <table:table-cell table:style-name="Таблица36.A1" table:number-columns-spanned="4" office:value-type="string">
              <text:p text:style-name="P38">Вариант 17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6008576">
          <table:table-cell table:style-name="Таблица36.A2" office:value-type="string">
            <text:p text:style-name="P46">Класс</text:p>
          </table:table-cell>
          <table:table-cell table:style-name="Таблица36.A2" office:value-type="string">
            <text:p text:style-name="P46">Члены класса</text:p>
          </table:table-cell>
          <table:table-cell table:style-name="Таблица36.A2" office:value-type="string">
            <text:p text:style-name="P46">Методы</text:p>
          </table:table-cell>
          <table:table-cell table:style-name="Таблица36.D2" office:value-type="string">
            <text:p text:style-name="P46">Операторы перегрузки</text:p>
          </table:table-cell>
        </table:table-row>
        <table:table-row table:style-name="TableLine93905986009856">
          <table:table-cell table:style-name="Таблица36.A2" office:value-type="string">
            <text:p text:style-name="P42">Комплексное число в показательной форме<text:span text:style-name="T53"> </text:span><text:span text:style-name="T53"><draw:frame draw:style-name="fr2" draw:name="Объект937" text:anchor-type="as-char" svg:y="-0.586cm" svg:width="2.344cm" svg:height="0.84cm" draw:z-index="9"><draw:object xlink:href="./Object 178" xlink:type="simple" xlink:show="embed" xlink:actuate="onLoad"/><draw:image xlink:href="./ObjectReplacements/Object 178" xlink:type="simple" xlink:show="embed" xlink:actuate="onLoad"/></draw:frame></text:span></text:p>
          </table:table-cell>
          <table:table-cell table:style-name="Таблица36.A2" office:value-type="string">
            <text:p text:style-name="P42">Модуль <text:span text:style-name="T49"></text:span> и аргумент <text:span text:style-name="T49"></text:span><text:span text:style-name="T17"> </text:span><text:s/>числа</text:p>
          </table:table-cell>
          <table:table-cell table:style-name="Таблица36.A2" office:value-type="string">
            <text:p text:style-name="P42">Конструктор, деструктор, вывод комплексного числа в алгебраической, тригонометрической и экспоненциальной формах</text:p>
          </table:table-cell>
          <table:table-cell table:style-name="Таблица36.D2" office:value-type="string">
            <text:p text:style-name="P42">Сложение (+), вычитание (-), умножение (*), деление (/) комплексных чисел</text:p>
          </table:table-cell>
        </table:table-row>
        <table:table-row table:style-name="TableLine93905986010672">
          <table:table-cell table:style-name="Таблица36.A2" table:number-columns-spanned="2" office:value-type="string">
            <text:p text:style-name="P46">Исходные данные</text:p>
          </table:table-cell>
          <table:covered-table-cell/>
          <table:table-cell table:style-name="Таблица36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6011776">
          <table:table-cell table:style-name="Таблица36.A2" table:number-columns-spanned="2" office:value-type="string">
            <text:p text:style-name="P42"><text:span text:style-name="T32">a</text:span><text:span text:style-name="T55">1</text:span><text:span text:style-name="T32">, a2, a3, a4</text:span><text:span text:style-name="T30"> – </text:span>комплексные<text:span text:style-name="T30"> </text:span>числа</text:p>
          </table:table-cell>
          <table:covered-table-cell/>
          <table:table-cell table:style-name="Таблица36.D2" table:number-columns-spanned="2" office:value-type="string">
            <text:p text:style-name="P42"><draw:frame draw:style-name="fr1" draw:name="Объект938" text:anchor-type="as-char" svg:width="3.36cm" svg:height="1.162cm" draw:z-index="10"><draw:object xlink:href="./Object 184" xlink:type="simple" xlink:show="embed" xlink:actuate="onLoad"/><draw:image xlink:href="./ObjectReplacements/Object 184" xlink:type="simple" xlink:show="embed" xlink:actuate="onLoad"/></draw:frame></text:p>
          </table:table-cell>
          <table:covered-table-cell/>
        </table:table-row>
      </table:table>
      <text:p text:style-name="Text_20_body"/>
      <text:p text:style-name="P83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header-rows>
          <table:table-row table:style-name="TableLine93905986013152">
            <table:table-cell table:style-name="Таблица32.A1" table:number-columns-spanned="6" office:value-type="string">
              <text:p text:style-name="P38">Вариант 18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3905986064960">
          <table:table-cell table:style-name="Таблица32.A2" table:number-columns-spanned="2" office:value-type="string">
            <text:p text:style-name="P46">Класс</text:p>
          </table:table-cell>
          <table:covered-table-cell/>
          <table:table-cell table:style-name="Таблица32.A2" table:number-columns-spanned="2" office:value-type="string">
            <text:p text:style-name="P46">Члены класса</text:p>
          </table:table-cell>
          <table:covered-table-cell/>
          <table:table-cell table:style-name="Таблица32.A2" office:value-type="string">
            <text:p text:style-name="P46">Методы</text:p>
          </table:table-cell>
          <table:table-cell table:style-name="Таблица32.F2" office:value-type="string">
            <text:p text:style-name="P46">Операторы перегрузки</text:p>
          </table:table-cell>
        </table:table-row>
        <table:table-row table:style-name="TableLine93905986066240">
          <table:table-cell table:style-name="Таблица32.A2" table:number-columns-spanned="2" office:value-type="string">
            <text:p text:style-name="P42">Вектор</text:p>
          </table:table-cell>
          <table:covered-table-cell/>
          <table:table-cell table:style-name="Таблица32.A2" table:number-columns-spanned="2" office:value-type="string">
            <text:p text:style-name="P42">3 прямоуголь­ные декартовые координаты</text:p>
          </table:table-cell>
          <table:covered-table-cell/>
          <table:table-cell table:style-name="Таблица32.A2" office:value-type="string">
            <text:p text:style-name="P42">Конструктор, деструктор, метод вывода вектора</text:p>
          </table:table-cell>
          <table:table-cell table:style-name="Таблица32.F2" office:value-type="string">
            <text:p text:style-name="P42">Сложение (+), скалярное ( ) и векторное (*) произведения векторов, проверка коллинеарности ( | | )2-х векторов</text:p>
          </table:table-cell>
        </table:table-row>
        <table:table-row table:style-name="TableLine93905986066944">
          <table:table-cell table:style-name="Таблица32.A2" table:number-columns-spanned="4" office:value-type="string">
            <text:p text:style-name="P46">Исходные данные</text:p>
          </table:table-cell>
          <table:covered-table-cell/>
          <table:covered-table-cell/>
          <table:covered-table-cell/>
          <table:table-cell table:style-name="Таблица32.F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6068176">
          <table:table-cell table:style-name="Таблица32.A2" table:number-columns-spanned="4" office:value-type="string">
            <text:p text:style-name="P42"><text:span text:style-name="T32">a={a</text:span><text:span text:style-name="T47">x</text:span><text:span text:style-name="T32">,a</text:span><text:span text:style-name="T47">y</text:span><text:span text:style-name="T32">,a</text:span><text:span text:style-name="T47">z</text:span><text:span text:style-name="T32">}</text:span></text:p>
            <text:p text:style-name="P39"><text:span text:style-name="T32">b={b</text:span><text:span text:style-name="T47">x</text:span><text:span text:style-name="T32">,b</text:span><text:span text:style-name="T47">y</text:span><text:span text:style-name="T32">,b</text:span><text:span text:style-name="T47">z</text:span><text:span text:style-name="T32">}</text:span></text:p>
            <text:p text:style-name="P52"/>
          </table:table-cell>
          <table:covered-table-cell/>
          <table:covered-table-cell/>
          <table:covered-table-cell/>
          <table:table-cell table:style-name="Таблица32.F2" table:number-columns-spanned="2" office:value-type="string">
            <text:p text:style-name="P42"><text:span text:style-name="T32">c</text:span><text:span text:style-name="T17">=(</text:span><text:span text:style-name="T32">a</text:span><text:span text:style-name="T17">+</text:span><text:span text:style-name="T32">a</text:span><text:span text:style-name="T17">)</text:span><text:span text:style-name="T52"></text:span><text:span text:style-name="T32">b <text:s text:c="30"/>d</text:span><text:span text:style-name="T17">=</text:span><text:span text:style-name="T32">ab</text:span></text:p>
            <text:p text:style-name="P39">Проверить на коллинеарность векторы <text:span text:style-name="T32">a</text:span> и <text:span text:style-name="T32">b</text:span></text:p>
          </table:table-cell>
          <table:covered-table-cell/>
        </table:table-row>
        <table:table-row table:style-name="TableLine93905986068768">
          <table:table-cell table:style-name="Таблица32.F2" table:number-columns-spanned="6" office:value-type="string">
            <text:p text:style-name="P38">Вариант 1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3905986069680">
          <table:table-cell table:style-name="Таблица32.A2" office:value-type="string">
            <text:p text:style-name="P46">Класс</text:p>
          </table:table-cell>
          <table:table-cell table:style-name="Таблица32.A2" table:number-columns-spanned="2" office:value-type="string">
            <text:p text:style-name="P46">Члены класса</text:p>
          </table:table-cell>
          <table:covered-table-cell/>
          <table:table-cell table:style-name="Таблица32.A2" table:number-columns-spanned="2" office:value-type="string">
            <text:p text:style-name="P46">Методы</text:p>
          </table:table-cell>
          <table:covered-table-cell/>
          <table:table-cell table:style-name="Таблица32.F2" office:value-type="string">
            <text:p text:style-name="P46">Операторы перегрузки</text:p>
          </table:table-cell>
        </table:table-row>
        <table:table-row table:style-name="TableLine93905986072384">
          <table:table-cell table:style-name="Таблица32.A2" office:value-type="string">
            <text:p text:style-name="P42">Обыкно­венная дробь</text:p>
          </table:table-cell>
          <table:table-cell table:style-name="Таблица32.A2" table:number-columns-spanned="2" office:value-type="string">
            <text:p text:style-name="P42">Числитель и знаменатель</text:p>
          </table:table-cell>
          <table:covered-table-cell/>
          <table:table-cell table:style-name="Таблица32.A2" table:number-columns-spanned="2" office:value-type="string">
            <text:p text:style-name="P42">Конструктор, деструктор, возведение дроби в степень, <text:s/>метод вывода дроби</text:p>
          </table:table-cell>
          <table:covered-table-cell/>
          <table:table-cell table:style-name="Таблица32.F2" office:value-type="string">
            <text:p text:style-name="P42">Сложение (+), вычитание (-), умножение (*), деление (/) дробей, сравнение дробей &gt; и &lt;</text:p>
          </table:table-cell>
        </table:table-row>
        <table:table-row table:style-name="TableLine93905986073296">
          <table:table-cell table:style-name="Таблица32.A2" table:number-columns-spanned="3" office:value-type="string">
            <text:p text:style-name="P46">Исходные данные</text:p>
          </table:table-cell>
          <table:covered-table-cell/>
          <table:covered-table-cell/>
          <table:table-cell table:style-name="Таблица32.F2" table:number-columns-spanned="3" office:value-type="string">
            <text:p text:style-name="P46">Результаты</text:p>
          </table:table-cell>
          <table:covered-table-cell/>
          <table:covered-table-cell/>
        </table:table-row>
        <table:table-row table:style-name="TableLine93905986075152">
          <table:table-cell table:style-name="Таблица32.A2" table:number-columns-spanned="3" office:value-type="string">
            <text:p text:style-name="P42"><draw:frame draw:style-name="fr2" draw:name="Объект939" text:anchor-type="as-char" svg:y="-0.818cm" svg:width="3.219cm" svg:height="1.305cm" draw:z-index="30"><draw:object xlink:href="./Object 190" xlink:type="simple" xlink:show="embed" xlink:actuate="onLoad"/><draw:image xlink:href="./ObjectReplacements/Object 190" xlink:type="simple" xlink:show="embed" xlink:actuate="onLoad"/></draw:frame></text:p>
          </table:table-cell>
          <table:covered-table-cell/>
          <table:covered-table-cell/>
          <table:table-cell table:style-name="Таблица32.F2" table:number-columns-spanned="3" office:value-type="string">
            <text:p text:style-name="P42"><draw:frame draw:style-name="fr1" draw:name="Объект940" text:anchor-type="as-char" svg:width="7.669cm" svg:height="2.323cm" draw:z-index="31"><draw:object xlink:href="./Object 191" xlink:type="simple" xlink:show="embed" xlink:actuate="onLoad"/><draw:image xlink:href="./ObjectReplacements/Object 191" xlink:type="simple" xlink:show="embed" xlink:actuate="onLoad"/></draw:frame>.</text:p>
            <text:p text:style-name="P42">Сравнить <text:s/>дроби <text:s/><text:span text:style-name="T32">z</text:span><text:span text:style-name="T17">1</text:span> и <text:span text:style-name="T32">z</text:span><text:span text:style-name="T17">2</text:span></text:p>
          </table:table-cell>
          <table:covered-table-cell/>
          <table:covered-table-cell/>
        </table:table-row>
      </table:table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D"/>
        <table:table-header-rows>
          <table:table-row table:style-name="TableLine93905986075792">
            <table:table-cell table:style-name="Таблица39.A1" table:number-columns-spanned="4" office:value-type="string">
              <text:p text:style-name="P38">Вариант 20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6100800">
          <table:table-cell table:style-name="Таблица39.A2" office:value-type="string">
            <text:p text:style-name="P46">Класс</text:p>
          </table:table-cell>
          <table:table-cell table:style-name="Таблица39.A2" office:value-type="string">
            <text:p text:style-name="P46">Члены класса</text:p>
          </table:table-cell>
          <table:table-cell table:style-name="Таблица39.A2" office:value-type="string">
            <text:p text:style-name="P46">Методы</text:p>
          </table:table-cell>
          <table:table-cell table:style-name="Таблица39.D2" office:value-type="string">
            <text:p text:style-name="P46">Операторы перегрузки</text:p>
          </table:table-cell>
        </table:table-row>
        <table:table-row table:style-name="TableLine93905986102560">
          <table:table-cell table:style-name="Таблица39.A2" office:value-type="string">
            <text:p text:style-name="P42">Матрица</text:p>
          </table:table-cell>
          <table:table-cell table:style-name="Таблица39.A2" office:value-type="string">
            <text:p text:style-name="P42">Размерность матрицы, элементы матрицы</text:p>
          </table:table-cell>
          <table:table-cell table:style-name="Таблица39.A2" office:value-type="string">
            <text:p text:style-name="P42">Конструктор, деструктор, метод вывода матрицы, проверка, является ли матрица симметричной (А<text:span text:style-name="T23">Т</text:span>=А)</text:p>
          </table:table-cell>
          <table:table-cell table:style-name="Таблица39.D2" office:value-type="string">
            <text:p text:style-name="P42">Сложение (+), вычитание (-), умножение (*) 2-х матриц, умножение матрицы на число (*=)</text:p>
          </table:table-cell>
        </table:table-row>
        <table:table-row table:style-name="TableLine93905986103376">
          <table:table-cell table:style-name="Таблица39.A2" table:number-columns-spanned="2" office:value-type="string">
            <text:p text:style-name="P46">Исходные данные</text:p>
          </table:table-cell>
          <table:covered-table-cell/>
          <table:table-cell table:style-name="Таблица39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6104736">
          <table:table-cell table:style-name="Таблица39.A2" table:number-columns-spanned="2" office:value-type="string">
            <text:p text:style-name="P42"><draw:frame draw:style-name="fr1" draw:name="Объект941" text:anchor-type="as-char" svg:width="3.526cm" svg:height="3.344cm" draw:z-index="15"><draw:object xlink:href="./Object 192" xlink:type="simple" xlink:show="embed" xlink:actuate="onLoad"/><draw:image xlink:href="./ObjectReplacements/Object 192" xlink:type="simple" xlink:show="embed" xlink:actuate="onLoad"/></draw:frame></text:p>
          </table:table-cell>
          <table:covered-table-cell/>
          <table:table-cell table:style-name="Таблица39.D2" table:number-columns-spanned="2" office:value-type="string">
            <text:p text:style-name="P42"><draw:frame draw:style-name="fr2" draw:name="Объект942" text:anchor-type="as-char" svg:y="-0.603cm" svg:width="5.179cm" svg:height="0.896cm" draw:z-index="16"><draw:object xlink:href="./Object 193" xlink:type="simple" xlink:show="embed" xlink:actuate="onLoad"/><draw:image xlink:href="./ObjectReplacements/Object 193" xlink:type="simple" xlink:show="embed" xlink:actuate="onLoad"/></draw:frame></text:p>
            <text:p text:style-name="P39">Проверить, является ли матрица Х симметричной</text:p>
          </table:table-cell>
          <table:covered-table-cell/>
        </table:table-row>
      </table:table>
      <text:p text:style-name="P83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column table:style-name="Таблица34.G"/>
        <table:table-header-rows>
          <table:table-row table:style-name="TableLine93905986105840">
            <table:table-cell table:style-name="Таблица34.A1" table:number-columns-spanned="7" office:value-type="string">
              <text:p text:style-name="P50">Вариант 2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93905986154032">
          <table:table-cell table:style-name="Таблица34.A2" table:number-columns-spanned="2" office:value-type="string">
            <text:p text:style-name="P46">Класс</text:p>
          </table:table-cell>
          <table:covered-table-cell/>
          <table:table-cell table:style-name="Таблица34.A2" table:number-columns-spanned="2" office:value-type="string">
            <text:p text:style-name="P46">Члены класса</text:p>
          </table:table-cell>
          <table:covered-table-cell/>
          <table:table-cell table:style-name="Таблица34.A2" table:number-columns-spanned="2" office:value-type="string">
            <text:p text:style-name="P46">Методы</text:p>
          </table:table-cell>
          <table:covered-table-cell/>
          <table:table-cell table:style-name="Таблица34.G2" office:value-type="string">
            <text:p text:style-name="P46">Операторы перегрузки</text:p>
          </table:table-cell>
        </table:table-row>
        <table:table-row table:style-name="TableLine93905986182976">
          <table:table-cell table:style-name="Таблица34.A2" table:number-columns-spanned="2" office:value-type="string">
            <text:p text:style-name="P42">Комплексное число в тригонометрической форме <draw:frame draw:style-name="fr2" draw:name="Объект943" text:anchor-type="as-char" svg:y="-0.58cm" svg:width="4.33cm" svg:height="0.815cm" draw:z-index="32"><draw:object xlink:href="./Object 185" xlink:type="simple" xlink:show="embed" xlink:actuate="onLoad"/><draw:image xlink:href="./ObjectReplacements/Object 185" xlink:type="simple" xlink:show="embed" xlink:actuate="onLoad"/></draw:frame></text:p>
          </table:table-cell>
          <table:covered-table-cell/>
          <table:table-cell table:style-name="Таблица34.A2" table:number-columns-spanned="2" office:value-type="string">
            <text:p text:style-name="P42">Модуль <text:span text:style-name="T49"></text:span> <text:s/>и аргумент <text:span text:style-name="T49"></text:span><text:span text:style-name="T17"> </text:span></text:p>
          </table:table-cell>
          <table:covered-table-cell/>
          <table:table-cell table:style-name="Таблица34.A2" table:number-columns-spanned="2" office:value-type="string">
            <text:p text:style-name="P42">Конструктор, деструктор, <text:span text:style-name="T115">метод вычисления</text:span> <draw:frame draw:style-name="fr2" draw:name="Объект944" text:anchor-type="as-char" svg:y="-0.609cm" svg:width="1.351cm" svg:height="0.884cm" draw:z-index="33"><draw:object xlink:href="./Object 186" xlink:type="simple" xlink:show="embed" xlink:actuate="onLoad"/><draw:image xlink:href="./ObjectReplacements/Object 186" xlink:type="simple" xlink:show="embed" xlink:actuate="onLoad"/></draw:frame>, метод вывода комплексного числа</text:p>
          </table:table-cell>
          <table:covered-table-cell/>
          <table:table-cell table:style-name="Таблица34.G2" office:value-type="string">
            <text:p text:style-name="P42">Сложение (+), вычитание (-), умножение (*), деление (/) комплексных чисел</text:p>
          </table:table-cell>
        </table:table-row>
        <table:table-row table:style-name="TableLine93905986183792">
          <table:table-cell table:style-name="Таблица34.A2" table:number-columns-spanned="4" office:value-type="string">
            <text:p text:style-name="P46">Исходные данные</text:p>
          </table:table-cell>
          <table:covered-table-cell/>
          <table:covered-table-cell/>
          <table:covered-table-cell/>
          <table:table-cell table:style-name="Таблица34.G2" table:number-columns-spanned="3" office:value-type="string">
            <text:p text:style-name="P46">Результаты</text:p>
          </table:table-cell>
          <table:covered-table-cell/>
          <table:covered-table-cell/>
        </table:table-row>
        <table:table-row table:style-name="TableLine93905986185024">
          <table:table-cell table:style-name="Таблица34.A2" table:number-columns-spanned="4" office:value-type="string">
            <text:p text:style-name="P42"><text:span text:style-name="T32">a</text:span><text:span text:style-name="T17">, </text:span><text:span text:style-name="T32">b</text:span><text:span text:style-name="T17">, </text:span><text:span text:style-name="T32">c</text:span><text:span text:style-name="T17">, </text:span><text:span text:style-name="T32">d</text:span> – комплексные числа</text:p>
          </table:table-cell>
          <table:covered-table-cell/>
          <table:covered-table-cell/>
          <table:covered-table-cell/>
          <table:table-cell table:style-name="Таблица34.G2" table:number-columns-spanned="3" office:value-type="string">
            <text:p text:style-name="P42"><draw:frame draw:style-name="fr1" draw:name="Объект945" text:anchor-type="as-char" svg:width="3.508cm" svg:height="1.162cm" draw:z-index="34"><draw:object xlink:href="./Object 194" xlink:type="simple" xlink:show="embed" xlink:actuate="onLoad"/><draw:image xlink:href="./ObjectReplacements/Object 194" xlink:type="simple" xlink:show="embed" xlink:actuate="onLoad"/></draw:frame></text:p>
          </table:table-cell>
          <table:covered-table-cell/>
          <table:covered-table-cell/>
        </table:table-row>
        <table:table-row table:style-name="TableLine93905986185776">
          <table:table-cell table:style-name="Таблица34.G2" table:number-columns-spanned="7" office:value-type="string">
            <text:p text:style-name="P38">Вариант 2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05986186912">
          <table:table-cell table:style-name="Таблица34.A2" office:value-type="string">
            <text:p text:style-name="P44">Класс</text:p>
          </table:table-cell>
          <table:table-cell table:style-name="Таблица34.A2" table:number-columns-spanned="2" office:value-type="string">
            <text:p text:style-name="P46">Члены класса</text:p>
          </table:table-cell>
          <table:covered-table-cell/>
          <table:table-cell table:style-name="Таблица34.A2" table:number-columns-spanned="2" office:value-type="string">
            <text:p text:style-name="P46">Методы</text:p>
          </table:table-cell>
          <table:covered-table-cell/>
          <table:table-cell table:style-name="Таблица34.G2" table:number-columns-spanned="2" office:value-type="string">
            <text:p text:style-name="P46">Операторы перегрузки</text:p>
          </table:table-cell>
          <table:covered-table-cell/>
        </table:table-row>
        <table:table-row table:style-name="TableLine93905986190448">
          <table:table-cell table:style-name="Таблица34.A2" office:value-type="string">
            <text:p text:style-name="P42">Обыкно­венная дробь</text:p>
          </table:table-cell>
          <table:table-cell table:style-name="Таблица34.A2" table:number-columns-spanned="2" office:value-type="string">
            <text:p text:style-name="P42">Числитель и знаменатель</text:p>
          </table:table-cell>
          <table:covered-table-cell/>
          <table:table-cell table:style-name="Таблица34.A2" table:number-columns-spanned="2" office:value-type="string">
            <text:p text:style-name="P42">Конструктор, деструктор, определение обратной дроби, возведение дроби в степень, метод вывода дроби</text:p>
          </table:table-cell>
          <table:covered-table-cell/>
          <table:table-cell table:style-name="Таблица34.G2" table:number-columns-spanned="2" office:value-type="string">
            <text:p text:style-name="P42">Сложение (+), вычитание (-), умножение (*), деление (/) дробей</text:p>
          </table:table-cell>
          <table:covered-table-cell/>
        </table:table-row>
        <table:table-row table:style-name="TableLine93905986191520">
          <table:table-cell table:style-name="Таблица34.A2" table:number-columns-spanned="3" office:value-type="string">
            <text:p text:style-name="P46">Исходные данные</text:p>
          </table:table-cell>
          <table:covered-table-cell/>
          <table:covered-table-cell/>
          <table:table-cell table:style-name="Таблица34.G2" table:number-columns-spanned="4" office:value-type="string">
            <text:p text:style-name="P46">Результаты</text:p>
          </table:table-cell>
          <table:covered-table-cell/>
          <table:covered-table-cell/>
          <table:covered-table-cell/>
        </table:table-row>
        <table:table-row table:style-name="TableLine93905986193696">
          <table:table-cell table:style-name="Таблица34.A2" table:number-columns-spanned="3" office:value-type="string">
            <text:p text:style-name="P62"><draw:frame draw:style-name="fr1" draw:name="Объект946" text:anchor-type="as-char" svg:width="2.415cm" svg:height="0.997cm" draw:z-index="35"><draw:object xlink:href="./Object 195" xlink:type="simple" xlink:show="embed" xlink:actuate="onLoad"/><draw:image xlink:href="./ObjectReplacements/Object 195" xlink:type="simple" xlink:show="embed" xlink:actuate="onLoad"/></draw:frame></text:p>
          </table:table-cell>
          <table:covered-table-cell/>
          <table:covered-table-cell/>
          <table:table-cell table:style-name="Таблица34.G2" table:number-columns-spanned="4" office:value-type="string">
            <text:p text:style-name="P62"><draw:frame draw:style-name="fr1" draw:name="Объект947" text:anchor-type="as-char" svg:width="8.154cm" svg:height="2.159cm" draw:z-index="36"><draw:object xlink:href="./Object 196" xlink:type="simple" xlink:show="embed" xlink:actuate="onLoad"/><draw:image xlink:href="./ObjectReplacements/Object 196" xlink:type="simple" xlink:show="embed" xlink:actuate="onLoad"/></draw:frame></text:p>
          </table:table-cell>
          <table:covered-table-cell/>
          <table:covered-table-cell/>
          <table:covered-table-cell/>
        </table:table-row>
      </table:table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header-rows>
          <table:table-row table:style-name="TableLine93905986194304">
            <table:table-cell table:style-name="Таблица42.A1" table:number-columns-spanned="4" office:value-type="string">
              <text:p text:style-name="P38">Вариант 23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6227120">
          <table:table-cell table:style-name="Таблица42.A2" office:value-type="string">
            <text:p text:style-name="P46">Класс</text:p>
          </table:table-cell>
          <table:table-cell table:style-name="Таблица42.A2" office:value-type="string">
            <text:p text:style-name="P46">Члены класса</text:p>
          </table:table-cell>
          <table:table-cell table:style-name="Таблица42.A2" office:value-type="string">
            <text:p text:style-name="P46">Методы</text:p>
          </table:table-cell>
          <table:table-cell table:style-name="Таблица42.D2" office:value-type="string">
            <text:p text:style-name="P46">Операторы перегрузки</text:p>
          </table:table-cell>
        </table:table-row>
        <table:table-row table:style-name="TableLine93905986246192">
          <table:table-cell table:style-name="Таблица42.A2" office:value-type="string">
            <text:p text:style-name="P154">Комплексное число в алгебраической форме <text:span text:style-name="T30"><draw:frame draw:style-name="fr2" draw:name="Объект948" text:anchor-type="as-char" svg:y="-0.593cm" svg:width="2.729cm" svg:height="0.854cm" draw:z-index="11"><draw:object xlink:href="./Object 187" xlink:type="simple" xlink:show="embed" xlink:actuate="onLoad"/><draw:image xlink:href="./ObjectReplacements/Object 187" xlink:type="simple" xlink:show="embed" xlink:actuate="onLoad"/></draw:frame></text:span></text:p>
          </table:table-cell>
          <table:table-cell table:style-name="Таблица42.A2" office:value-type="string">
            <text:p text:style-name="P154">Действительная <text:span text:style-name="T32">x</text:span> и мнимая <text:span text:style-name="T32">y</text:span> <text:s/>части числа</text:p>
          </table:table-cell>
          <table:table-cell table:style-name="Таблица42.A2" office:value-type="string">
            <text:p text:style-name="P154">Конструктор, деструктор, метод вывода комплексного числа</text:p>
          </table:table-cell>
          <table:table-cell table:style-name="Таблица42.D2" office:value-type="string">
            <text:p text:style-name="P62"><text:span text:style-name="T113">Сложение (+), вычитание (-), умножение (*), деление (/) комплексных чисел, проверка сопряженности (!=) чисел</text:span><text:span text:style-name="Footnote_20_Symbol"><text:span text:style-name="T113"><text:note text:id="ftn4" text:note-class="footnote"><text:note-citation>1</text:note-citation><text:note-body><text:p text:style-name="Footnote"><text:s/>Взаимно сопряженными (<text:span text:style-name="T32">a</text:span> и <draw:frame draw:style-name="fr2" draw:name="Объект949" text:anchor-type="as-char" svg:y="-0.504cm" svg:width="1.035cm" svg:height="0.774cm" draw:z-index="37"><draw:object xlink:href="./Object 188" xlink:type="simple" xlink:show="embed" xlink:actuate="onLoad"/><draw:image xlink:href="./ObjectReplacements/Object 188" xlink:type="simple" xlink:show="embed" xlink:actuate="onLoad"/></draw:frame><text:s/>) называются комплексные числа, если их действительные части равны, а мнимые отличаются только знаком <text:span text:style-name="T105">a</text:span><text:span text:style-name="T106">=</text:span><text:span text:style-name="T105">x</text:span><text:span text:style-name="T106">+</text:span><text:span text:style-name="T105">i</text:span><text:span text:style-name="T106">∙</text:span><text:span text:style-name="T105">y</text:span><text:span text:style-name="T17">,</text:span> <draw:frame draw:style-name="fr2" draw:name="Объект950" text:anchor-type="as-char" svg:y="-0.517cm" svg:width="2.524cm" svg:height="0.774cm" draw:z-index="38"><draw:object xlink:href="./Object 189" xlink:type="simple" xlink:show="embed" xlink:actuate="onLoad"/><draw:image xlink:href="./ObjectReplacements/Object 189" xlink:type="simple" xlink:show="embed" xlink:actuate="onLoad"/></draw:frame></text:p></text:note-body></text:note></text:span></text:span></text:p>
          </table:table-cell>
        </table:table-row>
        <table:table-row table:style-name="TableLine93905986246560">
          <table:table-cell table:style-name="Таблица42.A2" table:number-columns-spanned="2" office:value-type="string">
            <text:p text:style-name="P155">Исходные данные</text:p>
          </table:table-cell>
          <table:covered-table-cell/>
          <table:table-cell table:style-name="Таблица42.D2" table:number-columns-spanned="2" office:value-type="string">
            <text:p text:style-name="P155">Результаты</text:p>
          </table:table-cell>
          <table:covered-table-cell/>
        </table:table-row>
        <table:table-row table:style-name="TableLine93905986247664">
          <table:table-cell table:style-name="Таблица42.A2" table:number-columns-spanned="2" office:value-type="string">
            <text:p text:style-name="P154"><text:span text:style-name="T32">a</text:span><text:span text:style-name="T17">, </text:span><text:span text:style-name="T32">b</text:span><text:span text:style-name="T17">, </text:span><text:span text:style-name="T32">c</text:span><text:span text:style-name="T17">, </text:span><text:span text:style-name="T32">d</text:span> – комплексные числа</text:p>
          </table:table-cell>
          <table:covered-table-cell/>
          <table:table-cell table:style-name="Таблица42.D2" table:number-columns-spanned="2" office:value-type="string">
            <text:p text:style-name="P154"><draw:frame draw:style-name="fr1" draw:name="Объект951" text:anchor-type="as-char" svg:width="7.317cm" svg:height="1.162cm" draw:z-index="12"><draw:object xlink:href="./Object 197" xlink:type="simple" xlink:show="embed" xlink:actuate="onLoad"/><draw:image xlink:href="./ObjectReplacements/Object 197" xlink:type="simple" xlink:show="embed" xlink:actuate="onLoad"/></draw:frame></text:p>
            <text:p text:style-name="P153">Проверить сопряженность чисел <text:span text:style-name="T32">R</text:span><text:span text:style-name="T17">1</text:span> и <text:span text:style-name="T32">R</text:span><text:span text:style-name="T17">2</text:span></text:p>
          </table:table-cell>
          <table:covered-table-cell/>
        </table:table-row>
      </table:table>
      <text:p text:style-name="P39"><text:soft-page-break/></text:p>
      <table:table table:name="Таблица35" table:style-name="Таблица35">
        <table:table-column table:style-name="Таблица35.A"/>
        <table:table-header-rows>
          <table:table-row table:style-name="TableLine93905986248960">
            <table:table-cell table:style-name="Таблица35.A1" office:value-type="string">
              <text:p text:style-name="P38">Вариант 24</text:p>
            </table:table-cell>
          </table:table-row>
        </table:table-header-rows>
      </table:table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TableLine93905986251552">
          <table:table-cell table:style-name="Таблица27.A1" office:value-type="string">
            <text:p text:style-name="P46">Класс</text:p>
          </table:table-cell>
          <table:table-cell table:style-name="Таблица27.A1" office:value-type="string">
            <text:p text:style-name="P46">Члены класса</text:p>
          </table:table-cell>
          <table:table-cell table:style-name="Таблица27.A1" office:value-type="string">
            <text:p text:style-name="P46">Методы</text:p>
          </table:table-cell>
          <table:table-cell table:style-name="Таблица27.D1" office:value-type="string">
            <text:p text:style-name="P46">Операторы перегрузки</text:p>
          </table:table-cell>
        </table:table-row>
        <table:table-row table:style-name="TableLine93905986271200">
          <table:table-cell table:style-name="Таблица27.A2" office:value-type="string">
            <text:p text:style-name="P42">Прямая</text:p>
          </table:table-cell>
          <table:table-cell table:style-name="Таблица27.A2" office:value-type="string">
            <text:p text:style-name="P42">Координаты двух точек <text:span text:style-name="T17">(</text:span><text:span text:style-name="T32">x</text:span><text:span text:style-name="T17">1,</text:span><text:span text:style-name="T32">y</text:span><text:span text:style-name="T17">1)</text:span> и <text:span text:style-name="T17">(</text:span><text:span text:style-name="T32">x</text:span><text:span text:style-name="T17">2,</text:span><text:span text:style-name="T32">y</text:span><text:span text:style-name="T17">2)</text:span></text:p>
          </table:table-cell>
          <table:table-cell table:style-name="Таблица27.A2" office:value-type="string">
            <text:p text:style-name="P42">Конструктор, деструктор<text:span text:style-name="T53">, </text:span>определение точек<text:span text:style-name="T53"> </text:span>пересечения с осями <text:span text:style-name="T30">X</text:span> и <text:span text:style-name="T30">Y</text:span>, метод вывода сведений о прямой</text:p>
          </table:table-cell>
          <table:table-cell table:style-name="Таблица27.D2" office:value-type="string">
            <text:p text:style-name="P42">Проверка параллельности (| |) и перпендикулярности (!=) 2-х прямых</text:p>
          </table:table-cell>
        </table:table-row>
        <table:table-row table:style-name="TableLine93905986273472">
          <table:table-cell table:style-name="Таблица27.A2" table:number-columns-spanned="2" office:value-type="string">
            <text:p text:style-name="P46">Исходные данные</text:p>
          </table:table-cell>
          <table:covered-table-cell/>
          <table:table-cell table:style-name="Таблица27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6274880">
          <table:table-cell table:style-name="Таблица27.A2" table:number-columns-spanned="2" office:value-type="string">
            <text:p text:style-name="P42">Прямая 1: <text:span text:style-name="T32">A(xa,ya), B(xb,yb)</text:span></text:p>
            <text:p text:style-name="P39">Прямая<text:span text:style-name="T30"> 2: </text:span><text:span text:style-name="T32">C(xc,yc),D(xd,yd)</text:span></text:p>
          </table:table-cell>
          <table:covered-table-cell/>
          <table:table-cell table:style-name="Таблица27.D2" table:number-columns-spanned="2" office:value-type="string">
            <text:p text:style-name="P42">Проверить параллельность и перпендикулярность прямых. Найти точки пересечения с осями (если они есть)</text:p>
          </table:table-cell>
          <table:covered-table-cell/>
        </table:table-row>
      </table:table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D"/>
        <table:table-header-rows>
          <table:table-row table:style-name="TableLine93905986275568">
            <table:table-cell table:style-name="Таблица43.A1" table:number-columns-spanned="4" office:value-type="string">
              <text:p text:style-name="P38">Вариант 25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6296832">
          <table:table-cell table:style-name="Таблица43.A2" office:value-type="string">
            <text:p text:style-name="P46">Класс</text:p>
          </table:table-cell>
          <table:table-cell table:style-name="Таблица43.A2" office:value-type="string">
            <text:p text:style-name="P46">Члены класса</text:p>
          </table:table-cell>
          <table:table-cell table:style-name="Таблица43.A2" office:value-type="string">
            <text:p text:style-name="P46">Методы</text:p>
          </table:table-cell>
          <table:table-cell table:style-name="Таблица43.D2" office:value-type="string">
            <text:p text:style-name="P46">Операторы перегрузки</text:p>
          </table:table-cell>
        </table:table-row>
        <table:table-row table:style-name="TableLine93905986292704">
          <table:table-cell table:style-name="Таблица43.A2" office:value-type="string">
            <text:p text:style-name="P42">Вектор</text:p>
          </table:table-cell>
          <table:table-cell table:style-name="Таблица43.A2" office:value-type="string">
            <text:p text:style-name="P42">3 прямоугольные декартовые координаты</text:p>
          </table:table-cell>
          <table:table-cell table:style-name="Таблица43.A2" office:value-type="string">
            <text:p text:style-name="P42">Конструктор, деструктор, метод вывода вектора, <text:s/>метод вычисления длины вектора</text:p>
          </table:table-cell>
          <table:table-cell table:style-name="Таблица43.D2" office:value-type="string">
            <text:p text:style-name="P42">Сложение (+), умножение вектора на число (*=), скалярное <text:s/>(% ) и векторное (*) произведения векторов</text:p>
          </table:table-cell>
        </table:table-row>
        <table:table-row table:style-name="TableLine93905986259088">
          <table:table-cell table:style-name="Таблица43.A2" table:number-columns-spanned="2" office:value-type="string">
            <text:p text:style-name="P46">Исходные данные</text:p>
          </table:table-cell>
          <table:covered-table-cell/>
          <table:table-cell table:style-name="Таблица43.D2" table:number-columns-spanned="2" office:value-type="string">
            <text:p text:style-name="P46">Результаты</text:p>
          </table:table-cell>
          <table:covered-table-cell/>
        </table:table-row>
        <table:table-row table:style-name="TableLine93905986284512">
          <table:table-cell table:style-name="Таблица43.A2" table:number-columns-spanned="2" office:value-type="string">
            <text:p text:style-name="P42"><text:span text:style-name="T32">a={a</text:span><text:span text:style-name="T47">x</text:span><text:span text:style-name="T32">,a</text:span><text:span text:style-name="T47">y</text:span><text:span text:style-name="T32">,a</text:span><text:span text:style-name="T47">z</text:span><text:span text:style-name="T32">}</text:span></text:p>
            <text:p text:style-name="P39"><text:span text:style-name="T32">b={b</text:span><text:span text:style-name="T47">x</text:span><text:span text:style-name="T32">,b</text:span><text:span text:style-name="T47">y</text:span><text:span text:style-name="T32">,b</text:span><text:span text:style-name="T47">z</text:span><text:span text:style-name="T32">}</text:span></text:p>
            <text:p text:style-name="P39"><text:span text:style-name="T32">c={c</text:span><text:span text:style-name="T47">x</text:span><text:span text:style-name="T32">,c</text:span><text:span text:style-name="T47">y</text:span><text:span text:style-name="T32">,c</text:span><text:span text:style-name="T47">z</text:span><text:span text:style-name="T32">}</text:span></text:p>
          </table:table-cell>
          <table:covered-table-cell/>
          <table:table-cell table:style-name="Таблица43.D2" table:number-columns-spanned="2" office:value-type="string">
            <text:p text:style-name="P42"><text:span text:style-name="T32">r</text:span><text:span text:style-name="T17">=2∙ (</text:span><text:span text:style-name="T32">a</text:span><text:span text:style-name="T17">+</text:span><text:span text:style-name="T32">b</text:span><text:span text:style-name="T17">)</text:span><text:span text:style-name="T52"></text:span><text:span text:style-name="T17"> </text:span><text:span text:style-name="T32">c</text:span></text:p>
            <text:p text:style-name="P39"><text:span text:style-name="T32">d</text:span><text:span text:style-name="T17">=(</text:span><text:span text:style-name="T32">a</text:span><text:span text:style-name="T17">+</text:span><text:span text:style-name="T32">c</text:span><text:span text:style-name="T17">)∙ </text:span><text:span text:style-name="T32">r</text:span></text:p>
            <text:p text:style-name="P39">Найти длины исходных и результирующих векторов</text:p>
          </table:table-cell>
          <table:covered-table-cell/>
        </table:table-row>
      </table:table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header-rows>
          <table:table-row table:style-name="TableLine93905986285632">
            <table:table-cell table:style-name="Таблица44.A1" table:number-columns-spanned="4" office:value-type="string">
              <text:p text:style-name="P38">Вариант 26</text:p>
            </table:table-cell>
            <table:covered-table-cell/>
            <table:covered-table-cell/>
            <table:covered-table-cell/>
          </table:table-row>
        </table:table-header-rows>
        <table:table-row table:style-name="TableLine93905986323696">
          <table:table-cell table:style-name="Таблица44.A2" office:value-type="string">
            <text:p text:style-name="P46">Класс</text:p>
          </table:table-cell>
          <table:table-cell table:style-name="Таблица44.A2" office:value-type="string">
            <text:p text:style-name="P46">Члены класса</text:p>
          </table:table-cell>
          <table:table-cell table:style-name="Таблица44.A2" office:value-type="string">
            <text:p text:style-name="P46">Методы</text:p>
          </table:table-cell>
          <table:table-cell table:style-name="Таблица44.D2" office:value-type="string">
            <text:p text:style-name="P46">Операторы перегрузки</text:p>
          </table:table-cell>
        </table:table-row>
        <table:table-row table:style-name="TableLine93905986325840">
          <table:table-cell table:style-name="Таблица44.A2" office:value-type="string">
            <text:p text:style-name="P42">Матрица</text:p>
          </table:table-cell>
          <table:table-cell table:style-name="Таблица44.A2" office:value-type="string">
            <text:p text:style-name="P42">Размерность матрицы, элементы матрицы</text:p>
          </table:table-cell>
          <table:table-cell table:style-name="Таблица44.A2" office:value-type="string">
            <text:p text:style-name="P42">Конструктор, деструктор, метод вывода матрицы, проверка, является ли матрица верхнетреугольной, нижнетреугольной</text:p>
          </table:table-cell>
          <table:table-cell table:style-name="Таблица44.D2" office:value-type="string">
            <text:p text:style-name="P42">Сложение (+), вычитание (-), умножение (*) 2-х матриц, умножение матрицы на число (*=)</text:p>
          </table:table-cell>
        </table:table-row>
        <table:table-row table:style-name="TableLine93905986326656">
          <table:table-cell table:style-name="Таблица44.A2" table:number-columns-spanned="2" office:value-type="string">
            <text:p text:style-name="P38">Исходные данные</text:p>
          </table:table-cell>
          <table:covered-table-cell/>
          <table:table-cell table:style-name="Таблица44.D2" table:number-columns-spanned="2" office:value-type="string">
            <text:p text:style-name="P38">Результаты</text:p>
          </table:table-cell>
          <table:covered-table-cell/>
        </table:table-row>
        <table:table-row table:style-name="TableLine93905986328016">
          <table:table-cell table:style-name="Таблица44.A2" table:number-columns-spanned="2" office:value-type="string">
            <text:p text:style-name="P42"><draw:frame draw:style-name="fr1" draw:name="Объект952" text:anchor-type="as-char" svg:width="3.455cm" svg:height="3.344cm" draw:z-index="13"><draw:object xlink:href="./Object 198" xlink:type="simple" xlink:show="embed" xlink:actuate="onLoad"/><draw:image xlink:href="./ObjectReplacements/Object 198" xlink:type="simple" xlink:show="embed" xlink:actuate="onLoad"/></draw:frame></text:p>
          </table:table-cell>
          <table:covered-table-cell/>
          <table:table-cell table:style-name="Таблица44.D2" table:number-columns-spanned="2" office:value-type="string">
            <text:p text:style-name="P42"><draw:frame draw:style-name="fr2" draw:name="Объект953" text:anchor-type="as-char" svg:y="-0.603cm" svg:width="4.955cm" svg:height="0.896cm" draw:z-index="14"><draw:object xlink:href="./Object 199" xlink:type="simple" xlink:show="embed" xlink:actuate="onLoad"/><draw:image xlink:href="./ObjectReplacements/Object 199" xlink:type="simple" xlink:show="embed" xlink:actuate="onLoad"/></draw:frame></text:p>
            <text:p text:style-name="P42">Проверить, являются ли исходные и результирующая матрицы верхнетреугольными или нижнетреугольными</text:p>
          </table:table-cell>
          <table:covered-table-cell/>
        </table:table-row>
      </table:table>
      <text:p text:style-name="P53"/>
      <text:h text:style-name="P132" text:outline-level="1"><text:soft-page-break/><text:span text:style-name="T77">Лабораторная работа №</text:span><text:span text:style-name="T78">2</text:span><text:span text:style-name="T77">.<text:line-break/>Тема «Программирование на С++ с использованием классов. Массивы объектов . Наследование»</text:span></text:h>
      <text:p text:style-name="P29"><text:span text:style-name="T1">Цель работы </text:span>: Знакомство с классами в С++, использование в программе массива объектов. Изучение наследования в классах, виртуальные методы.</text:p>
      <text:p text:style-name="P75"><text:span text:style-name="T5">Задание.</text:span><text:span text:style-name="T12"> </text:span><text:span text:style-name="T13">Согласно своему варианту задания написать программу на языке С++.</text:span></text:p>
      <text:p text:style-name="P124">Варианты заданий</text:p>
      <text:list xml:id="list162048868" text:style-name="L18">
        <text:list-item>
          <text:p text:style-name="P166">Создать класс <text:span text:style-name="T22">квадрат</text:span>, члены класса – длина стороны. Предусмотреть в классе методы вычисления и вывода сведений о фигуре – диагональ, периметр, площадь. Создать производный класс – <text:span text:style-name="T22">правильная квадратная призма с высотой H, </text:span>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этими классами: дано <text:span text:style-name="T30">N</text:span> квадратов и <text:span text:style-name="T30">M</text:span> призм, найти квадрат с максимальной площадью и призму с максимальной диагональю.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сторонний треугольник,</text:span> перегрузить в классе проверку, является ли треугольник равносторонним и метод вывода сведений о фигуре. Написать программу, демонстрирующую работу с классом: дано <text:span text:style-name="T30">K</text:span> треугольников и <text:span text:style-name="T30">L</text:span> равносторонних треугольников, найти среднюю площадь для <text:span text:style-name="T30">K</text:span> треугольников и наибольший равносторонний треугольник.</text:p>
        </text:list-item>
        <text:list-item>
          <text:p text:style-name="P166">Создать класс <text:span text:style-name="T22">окружность</text:span>, член класса – радиус <text:span text:style-name="T17">R</text:span>. Предусмотреть в классе методы вычисления и вывода сведений о фигуре – площади <text:span text:style-name="T111">круга</text:span>, длины окружности. Создать производный класс – <text:span text:style-name="T22">круглый прямой цилиндр с высотой h,</text:span>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окружностей и <text:span text:style-name="T30">M</text:span> цилиндров, найти окружность максимальной площади и средний объем цилиндров.</text:p>
        </text:list-item>
        <text:list-item>
          <text:p text:style-name="P166">Создать класс <text:span text:style-name="T22">квадрат</text:span>, члены класса – длина стороны. Предусмотреть в классе методы вычисления и вывода сведений о фигуре – диагоналей, периметр, площадь. Создать производный класс – <text:span text:style-name="T22">правильная пирамида с апофемой h</text:span>,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квадратов и <text:span text:style-name="T30">M</text:span> пирамид, найти квадрат с минимальной площадью и количество пирамид с высотой более числа <text:span text:style-name="T17">a </text:span>(<text:span text:style-name="T32">a</text:span> вводить).</text:p>
        </text:list-item>
        <text:list-item>
          <text:p text:style-name="P166"><text:soft-page-break/>Создать класс <text:span text:style-name="T22">четырехугольник</text:span>, члены класса – координаты 4-х точек. Предусмотреть в классе методы проверки существования четырехугольника вычисления и вывода сведений о фигуре – длины сторон, диагоналей, периметр, площадь. Создать производный класс – <text:span text:style-name="T22">параллелограмм</text:span>, предусмотреть в классе проверку, является ли фигура параллелограммом. Написать программу, демонстрирующую работу с классом: дано <text:span text:style-name="T30">N</text:span> четырехугольников и <text:span text:style-name="T30">M</text:span> параллелограммов, найти среднюю площадь <text:span text:style-name="T30">N</text:span> четырехугольников и параллелограммы наименьшей и наибольшей площади.</text:p>
        </text:list-item>
        <text:list-item>
          <text:p text:style-name="P166">Создать класс <text:span text:style-name="T22">треугольник</text:span>, члены класса – координаты 3-х точек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сторонний треугольник,</text:span> предусмотреть в классе проверку, является ли треугольник равносторонним. Написать программу, демонстрирующую работу с классом: дано <text:span text:style-name="T30">N</text:span> треугольников и <text:span text:style-name="T30">M</text:span> равносторонних треугольников, вывести номера одинаковых треугольников и равносторонний треугольник с наименьшей медианой.</text:p>
        </text:list-item>
        <text:list-item>
          <text:p text:style-name="P166">Создать класс <text:span text:style-name="T22">прямоугольник</text:span>, члены класса – длины сторон <text:span text:style-name="T32">a</text:span><text:span text:style-name="T17"> </text:span>и <text:span text:style-name="T32">b</text:span>. Предусмотреть в классе методы вычисления и вывода сведений о фигуре – длины сторон, диагоналей, периметр, площадь. Создать производный класс – <text:span text:style-name="T22">параллелепипед с высотой с</text:span>,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прямоугольников и <text:span text:style-name="T30">M</text:span> параллелепипедов, найти количество прямоугольников, у которых площадь больше средней площади прямоугольников и количество кубов (все ребра равны).</text:p>
        </text:list-item>
        <text:list-item>
          <text:p text:style-name="P166">Создать класс <text:span text:style-name="T22">окружность</text:span>, член класса – радиус <text:span text:style-name="T17">R</text:span>. Предусмотреть в классе методы вычисления и вывода сведений о фигуре – площади <text:span text:style-name="T111">круга</text:span>, длины окружности. Создать производный класс – <text:span text:style-name="T22">конус с высотой h,</text:span>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окружностей и <text:span text:style-name="T30">M</text:span> конусов, найти количество окружностей, у которых площадь меньше средней площади всех окружностей, и наибольший по объему конус.</text:p>
        </text:list-item>
        <text:list-item>
          <text:p text:style-name="P166">Создать класс <text:span text:style-name="T22">четырехугольник</text:span>, члены класса – координаты 4-х точек. Предусмотреть в классе методы вычисления и вывода сведений о фигуре – длины сторон, диагоналей, периметр, площадь. Создать производный класс – <text:span text:style-name="T22">равнобочная трапеция</text:span>, предусмотреть в классе проверку, является ли фигура равнобочной трапецией. Написать программу, демонстрирующую работу с классом: дано <text:span text:style-name="T30">N</text:span> четырехугольников и <text:span text:style-name="T30">M</text:span> трапеций, найти максимальную площадь четырехугольников и количество четырехугольников, имеющих максимальную площадь, и трапецию с наименьшей диагональю.</text:p>
        </text:list-item>
        <text:list-item>
          <text:p text:style-name="P166"><text:soft-page-break/><text:span text:style-name="T107">Создать класс </text:span><text:span text:style-name="T108">равносторонний</text:span><text:span text:style-name="T109"> </text:span><text:span text:style-name="T108">треугольник</text:span><text:span text:style-name="T107">, член класса – длина стороны. Предусмотреть в классе методы вычисления и вывода сведений о фигуре – периметр, площадь. Создать производный класс – </text:span><text:span text:style-name="T108">правильная треугольная призма</text:span><text:span text:style-name="T107"> с высотой </text:span><text:span text:style-name="T110">H</text:span><text:span text:style-name="T22">, </text:span>добавить в класс метод определения объема фигуры, перегрузить методы расчета площади и вывода сведений о фигуре.<text:span text:style-name="T107"> Написать программу, демонстрирующую работу с классом: дано </text:span><text:span text:style-name="T110">N</text:span><text:span text:style-name="T107"> треугольников и </text:span><text:span text:style-name="T110">M</text:span><text:span text:style-name="T107"> призм. Найти количество треугольников, у которых площадь меньше средней площади треугольников, и призму с наибольшим объемом.</text:span>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прямоугольный треугольник</text:span>, предусмотреть в классе проверку, является ли треугольник прямоугольным. Написать программу, демонстрирующую работу с классом: дано <text:span text:style-name="T30">N</text:span> треугольников и <text:span text:style-name="T30">M</text:span> прямоугольных треугольников, найти треугольник с максимальной площадью и прямоугольный треугольник с наименьшей гипотенузой.</text:p>
        </text:list-item>
        <text:list-item>
          <text:p text:style-name="P166">Создать класс <text:span text:style-name="T22">четырехугольник</text:span>, члены класса – координаты 4-х точек. Предусмотреть в классе методы вычисления и вывода сведений о фигуре – длины сторон, диагоналей, периметр, площадь. Создать производный класс – <text:span text:style-name="T22">квадрат</text:span>, предусмотреть в классе проверку, является ли фигура квадратом. Написать программу, демонстрирующую работу с классом: дано <text:span text:style-name="T30">N</text:span> четырехугольников и <text:span text:style-name="T30">M</text:span> квадратов, найти четырехугольники с минимальной и максимальной площадью и номера одинаковых квадратов.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бедренный треугольник</text:span>, предусмотреть в классе проверку, является ли треугольник равнобедренным. Написать программу, демонстрирующую работу с классом: дано <text:span text:style-name="T30">N</text:span> треугольников и <text:span text:style-name="T30">M</text:span> равнобедренных треугольников, найти среднюю площадь для <text:span text:style-name="T30">N</text:span> треугольников и равнобедренный треугольник с наименьшей площадью.</text:p>
        </text:list-item>
        <text:list-item>
          <text:p text:style-name="P166"><text:span text:style-name="T107">Создать класс </text:span><text:span text:style-name="T108">квадрат</text:span><text:span text:style-name="T107">, член класса – длина стороны. Предусмотреть в классе методы вычисления и вывода сведений о фигуре – периметр, площадь, диагональ. Создать производный класс – </text:span><text:span text:style-name="T108">куб</text:span><text:span text:style-name="T22">, </text:span>добавить в класс метод определения объема фигуры, перегрузить методы расчета площади и вывода сведений о фигуре.<text:span text:style-name="T107"> Написать программу, демонстрирующую работу с классом: дано </text:span><text:span text:style-name="T110">N</text:span><text:span text:style-name="T107">1 квадратов и </text:span><text:span text:style-name="T110">N</text:span><text:span text:style-name="T107">2 кубов. Найти среднюю площадь квадратов и количество кубов с наибольшей площадью.</text:span></text:p>
        </text:list-item>
        <text:list-item>
          <text:p text:style-name="P166">Создать класс <text:span text:style-name="T22">четырехугольник</text:span>, члены класса – координаты 4-х точек. Предусмотреть в классе методы вычисления и вывода сведений о фигуре – длины сторон, диагоналей, периметр, площадь. Создать производный класс <text:soft-page-break/>– <text:span text:style-name="T22">ромб</text:span>, предусмотреть в классе проверку, является ли фигура ромбом. Написать программу, демонстрирующую работу с этими классами: дано <text:span text:style-name="T30">N</text:span> четырехугольников и <text:span text:style-name="T30">M</text:span> ромбов, найти четырехугольник с минимальным периметром и среднюю площадь ромбов.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прямоугольный треугольник</text:span>, предусмотреть в классе проверку, является ли треугольник прямоугольным. Написать программу, демонстрирующую работу с классом: дано <text:span text:style-name="T30">M</text:span> треугольников и <text:span text:style-name="T30">N</text:span> прямоугольных треугольников, найти среднюю площадь М<text:span text:style-name="T30"> </text:span>треугольников и прямоугольный треугольник с наибольшей гипотенузой.</text:p>
        </text:list-item>
        <text:list-item>
          <text:p text:style-name="P166">Создать класс <text:span text:style-name="T22">четырехугольник</text:span>, члены класса – координаты 4-х точек. Предусмотреть в классе методы вычисления и вывода сведений о фигуре – длины сторон, диагоналей, периметр, площадь. Создать производный класс – <text:span text:style-name="T22">трапеция</text:span>, предусмотреть в классе проверку, является ли фигура трапецией. Написать программу, демонстрирующую работу с классом: дано <text:span text:style-name="T30">N</text:span> четырехугольников и <text:span text:style-name="T30">M</text:span> трапеций, найти четырехугольник с минимальной площадью и трапецию с максимальной средней линией.</text:p>
        </text:list-item>
        <text:list-item>
          <text:p text:style-name="P166">Создать класс <text:span text:style-name="T22">треугольник</text:span>, члены класса – координаты 3-х точек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прямоугольный треугольник</text:span>, предусмотреть в классе проверку, является ли треугольник прямоугольным. Написать программу, демонстрирующую работу с классом: дано <text:span text:style-name="T30">N</text:span> треугольников и <text:span text:style-name="T30">M</text:span> прямоугольных треугольников, найти треугольники с максимальной и минимальной площадью и вывести номера одинаковых прямоугольных треугольников.</text:p>
        </text:list-item>
        <text:list-item>
          <text:p text:style-name="P168"><text:span text:style-name="T6">Создать класс </text:span><text:span text:style-name="T14">квадрат</text:span><text:span text:style-name="T6">, член класса – длина стороны. Предусмотреть в классе методы вычисления и вывода сведений о фигуре – диагональ, периметр, площадь. Создать производный класс – </text:span><text:span text:style-name="T14">правильная пирамида</text:span><text:span text:style-name="T6"> с апофемой</text:span><text:span text:style-name="Footnote_20_Symbol"><text:span text:style-name="T6"><text:note text:id="ftn5" text:note-class="footnote"><text:note-citation>2</text:note-citation><text:note-body><text:p text:style-name="P125"><text:s/>Апофема – высота какой-либо боковой стороны</text:p></text:note-body></text:note></text:span></text:span><text:span text:style-name="T6"> А, <text:s/>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этими классами: дано </text:span><text:span text:style-name="T15">N</text:span><text:span text:style-name="T6"> квадратов и </text:span><text:span text:style-name="T15">M</text:span><text:span text:style-name="T6"> пирамид, найти среднюю площадь квадратов и пирамиду с минимальной площадью.</text:span></text:p>
        </text:list-item>
        <text:list-item>
          <text:p text:style-name="P166">Создать класс <text:span text:style-name="T22">треугольник</text:span>, члены класса – координаты 3-х точек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бедренный треугольник</text:span>, предусмотреть в классе проверку, является ли треугольник равнобедренным. Написать программу, демонстрирующую работу с классом: дано <text:span text:style-name="T30">N</text:span> треугольников и <text:span text:style-name="T30">M</text:span> равнобедренных треугольников, найти <text:soft-page-break/>номера подобных треугольников и равнобедренный треугольник с наибольшей площадью.</text:p>
        </text:list-item>
        <text:list-item>
          <text:p text:style-name="P166">Создать класс <text:span text:style-name="T22">равносторонний</text:span> <text:span text:style-name="T22">треугольник</text:span>, член класса – длина стороны. Предусмотреть в классе методы вычисления и вывода сведений о фигуре – высота, биссектриса, периметр, площадь. Создать производный класс – <text:span text:style-name="T22">правильная пирамида с апофемой h</text:span>,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треугольников и <text:span text:style-name="T30">M</text:span> пирамид, найти количество треугольников с площадью, большей средней площади всех треугольников, и пирамиду с наибольшим объемом.</text:p>
        </text:list-item>
        <text:list-item>
          <text:p text:style-name="P166">Создать класс <text:span text:style-name="T22">четырехугольник</text:span>, члены класса – координаты 4-х точек. Предусмотреть в классе методы вычисления и вывода сведений о фигуре – длины сторон, диагоналей, периметр, площадь. Создать производный класс – <text:span text:style-name="T22">прямоугольник</text:span>, предусмотреть в классе проверку, является ли фигура прямоугольником. Написать программу, демонстрирующую работу с классом: дано <text:span text:style-name="T30">K</text:span> четырехугольников и <text:span text:style-name="T30">L</text:span> прямоугольников, найти количество четырехугольников, у которых площадь меньше средней площади четырехугольников, и среднюю площадь прямоугольников.</text:p>
        </text:list-item>
        <text:list-item>
          <text:p text:style-name="P166">Создать класс <text:span text:style-name="T22">треугольник</text:span>, члены класса – координаты 3-х точек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прямоугольный треугольник</text:span>, предусмотреть в классе проверку, является ли треугольник прямоугольным. Написать программу, демонстрирующую работу с классом: дано <text:span text:style-name="T30">N</text:span> треугольников и <text:span text:style-name="T30">M</text:span> прямоугольных треугольников, найти среднюю площадь и минимальный периметр для <text:span text:style-name="T30">N</text:span> треугольников и прямоугольный треугольник с наибольшей гипотенузой.</text:p>
        </text:list-item>
        <text:list-item>
          <text:p text:style-name="P166">Создать класс <text:span text:style-name="T22">равносторонний</text:span> <text:span text:style-name="T22">треугольник</text:span>, член класса – длина стороны. Предусмотреть в классе методы вычисления и вывода сведений о фигуре – высота, биссектриса, периметр, площадь. Создать производный класс – <text:span text:style-name="T22">тетраэдр</text:span>, добавить в класс метод определения объема фигуры, перегрузить методы расчета площади и вывода сведений о фигуре. Написать программу, демонстрирующую работу с классом: дано <text:span text:style-name="T30">N</text:span> треугольников и <text:span text:style-name="T30">M</text:span> пирамид, найти среднюю площадь всех треугольников, и тетраэдр с наименьшим объемом.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сторонний треугольник,</text:span> предусмотреть в классе проверку, является ли треугольник равносторонним. Написать программу, демонстрирующую работу с классом: дано <text:span text:style-name="T30">N</text:span> треугольников и <text:span text:style-name="T30">M</text:span> равносторонних треугольников, найти количество <text:soft-page-break/>треугольников, имеющих максимальную площадь и равносторонний треугольник с наибольшей медианой.</text:p>
        </text:list-item>
        <text:list-item>
          <text:p text:style-name="P166">Создать класс <text:span text:style-name="T22">треугольник</text:span>, члены класса – длины 3-х сторон. Предусмотреть в классе методы проверки существования треугольника, вычисления и вывода сведений о фигуре – длины сторон, углы, периметр, площадь. Создать производный класс – <text:span text:style-name="T22">равнобедренный треугольник</text:span>, предусмотреть в классе проверку, является ли треугольник равнобедренным. Написать программу, демонстрирующую работу с классом: дано <text:span text:style-name="T30">N</text:span> треугольников и <text:span text:style-name="T30">M</text:span> равнобедренных треугольников, найти минимальную площадь для <text:span text:style-name="T30">N</text:span> треугольников и равнобедренный треугольник с наибольшим углом при основани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ewBaskervilleC-Roman" svg:font-family="NewBaskervilleC-Roman"/>
    <style:font-face style:name="PragmaticaC" svg:font-family="PragmaticaC"/>
    <style:font-face style:name="PragmaticaC-Bold" svg:font-family="PragmaticaC-Bold"/>
    <style:font-face style:name="Tahoma3" svg:font-family="Tahoma"/>
    <style:font-face style:name="Times New Roman1" svg:font-family="'Times New Roman'"/>
    <style:font-face style:name="ZapfDingbats" svg:font-family="ZapfDingbats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cm" fo:margin-right="0cm" fo:margin-top="0.212cm" fo:margin-bottom="0cm" loext:contextual-spacing="false" fo:line-height="150%" fo:text-align="center" style:justify-single-word="false" fo:text-indent="1cm" style:auto-text-indent="false"/>
      <style:text-properties fo:font-size="14pt" fo:font-weight="bold" style:letter-kerning="true" style:font-name-asian="Arial Unicode MS" style:font-family-asian="'Arial Unicode MS'" style:font-family-generic-asian="swiss" style:font-pitch-asian="variable" style:font-size-asian="14pt" style:font-weight-asian="bold" style:font-name-complex="Arial1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3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Tahoma3" style:font-family-complex="Tahoma" style:font-size-complex="12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3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pt" fo:language="en" fo:country="US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style:use-window-font-color="true" style:font-name="Times New Roman" fo:font-family="'Times New Roman'" style:font-family-generic="roman" style:font-pitch="variable" fo:font-size="14pt" fo:font-style="italic" style:font-name-asian="Arial1" style:font-family-asian="Arial" style:font-family-generic-asian="swiss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/>
      <style:text-properties style:use-window-font-color="true" style:font-name="Times New Roman" fo:font-family="'Times New Roman'" style:font-family-generic="roman" style:font-pitch="variable" fo:font-size="10pt" style:font-name-asian="Arial1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orphans="2" fo:widows="2"/>
      <style:text-properties style:use-window-font-color="true" style:font-name="Tahoma" fo:font-family="Tahoma" style:font-family-generic="swiss" style:font-pitch="variable" fo:font-size="8pt" style:font-name-asian="Arial1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 style:parent-style-name="Основной_20_шрифт_20_абзаца"/>
    <style:style style:name="Page_20_Number" style:display-name="Page Number" style:family="text" style:parent-style-name="Основной_20_шрифт_20_абзаца"/>
    <style:style style:name="Numbering_20_Symbols" style:display-name="Numbering Symbols" style:family="text">
      <style:text-properties style:use-window-font-color="true" style:font-name="Times New Roman" fo:font-family="'Times New Roman'" style:font-family-generic="roman" style:font-pitch="variable" fo:font-size="14pt" fo:language="ru" fo:country="RU" style:text-underline-style="none" fo:font-weight="normal" style:font-name-asian="Times New Roman" style:font-family-asian="'Times New Roman'" style:font-family-generic-asian="roman" style:font-pitch-asian="variable" style:font-size-asian="14pt" style:font-weight-asian="normal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normal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Основной_20_шрифт_20_абзаца" style:display-name="Основной шрифт абзаца" style:family="text"/>
    <style:style style:name="_34_26058041z1" style:display-name="426058041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88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3.154cm" text:min-label-width="0.635cm"/>
      </text:list-level-style-number>
      <text:list-level-style-bullet text:level="3" text:style-name="WW8Num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63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335651" style:display-name="294335651" text:consecutive-numbering="true">
      <text:list-level-style-number text:level="1" style:num-suffix="." style:num-format="1">
        <style:list-level-properties text:space-before="0.7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738131" style:display-name="294738131">
      <text:list-level-style-number text:level="1" style:num-suffix="." style:num-format="1" text:start-value="27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738132" style:display-name="294738132">
      <text:list-level-style-number text:level="1" style:num-suffix="." style:num-format="1" text:start-value="20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738133" style:display-name="294738133">
      <text:list-level-style-number text:level="1" style:num-suffix="." style:num-format="1" text:start-value="2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738134" style:display-name="29473813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 text:start-value="26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4961661" style:display-name="29496166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5055941" style:display-name="2950559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5245811" style:display-name="29524581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5462851" style:display-name="2954628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2_95462852" style:display-name="295462852" text:consecutive-numbering="true">
      <text:list-level-style-number text:level="1" style:num-suffix="." style:num-format="1">
        <style:list-level-properties text:space-before="0.501cm" text:min-label-width="1.085cm"/>
      </text:list-level-style-number>
      <text:list-level-style-number text:level="2" style:num-suffix="." style:num-format="a" style:num-letter-sync="true">
        <style:list-level-properties text:space-before="1.771cm" text:min-label-width="0.635cm"/>
      </text:list-level-style-number>
      <text:list-level-style-number text:level="3" style:num-suffix="." style:num-format="i">
        <style:list-level-properties text:min-label-width="3.676cm" text:min-label-distance="0.318cm" fo:text-align="end"/>
      </text:list-level-style-number>
      <text:list-level-style-number text:level="4" style:num-suffix="." style:num-format="1">
        <style:list-level-properties text:space-before="4.311cm" text:min-label-width="0.635cm"/>
      </text:list-level-style-number>
      <text:list-level-style-number text:level="5" style:num-suffix="." style:num-format="a" style:num-letter-sync="true">
        <style:list-level-properties text:space-before="5.581cm" text:min-label-width="0.635cm"/>
      </text:list-level-style-number>
      <text:list-level-style-number text:level="6" style:num-suffix="." style:num-format="i">
        <style:list-level-properties text:min-label-width="7.486cm" text:min-label-distance="0.318cm" fo:text-align="end"/>
      </text:list-level-style-number>
      <text:list-level-style-number text:level="7" style:num-suffix="." style:num-format="1">
        <style:list-level-properties text:space-before="8.121cm" text:min-label-width="0.635cm"/>
      </text:list-level-style-number>
      <text:list-level-style-number text:level="8" style:num-suffix="." style:num-format="a" style:num-letter-sync="true">
        <style:list-level-properties text:space-before="9.391cm" text:min-label-width="0.635cm"/>
      </text:list-level-style-number>
      <text:list-level-style-number text:level="9" style:num-suffix="." style:num-format="i">
        <style:list-level-properties text:min-label-width="11.29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058041" style:display-name="42605804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_34_26058041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235221" style:display-name="4262352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562321" style:display-name="426562321" text:consecutive-numbering="true">
      <text:list-level-style-number text:level="1" style:num-suffix="." style:num-format="1">
        <style:list-level-properties text:space-before="-0.199cm" text:min-label-width="0.1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562322" style:display-name="42656232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640831" style:display-name="42664083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640832" style:display-name="42664083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640833" style:display-name="42664083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_34_26640834" style:display-name="426640834" text:consecutive-numbering="true">
      <text:list-level-style-number text:level="1" style:num-suffix=".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6</text:page-number></text:p>
      </style:header>
    </style:master-page>
    <style:master-page style:name="HTML" style:page-layout-name="Mpm2"/>
    <style:master-page style:name="Преобразование_20_0" style:display-name="Преобразование 0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ЗАДАНИЯ К ЛАБОРАТОРНОЙ РАБОТЕ №1</dc:title>
    <meta:initial-creator>Windows XP</meta:initial-creator>
    <meta:creation-date>2005-09-04T21:58:00</meta:creation-date>
    <dc:date>2021-08-27T14:54:06.828140990</dc:date>
    <meta:print-date>2007-09-11T20:58:00</meta:print-date>
    <dc:language>ru-RU</dc:language>
    <meta:editing-cycles>249</meta:editing-cycles>
    <meta:editing-duration>PT15H4M34S</meta:editing-duration>
    <dc:creator>Евгений Ростиславович Алексеев</dc:creator>
    <meta:document-statistic meta:table-count="29" meta:image-count="0" meta:object-count="39" meta:page-count="16" meta:paragraph-count="413" meta:word-count="3201" meta:character-count="24368" meta:non-whitespace-character-count="21377"/>
    <meta:user-defined meta:name="Info 1"/>
    <meta:user-defined meta:name="Info 2"/>
    <meta:user-defined meta:name="Info 3"/>
    <meta:user-defined meta:name="Info 4"/>
  </office:meta>
</office:document-meta>
</file>

<file path=Object 143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a</math:mi>
            <math:mo math:stretchy="false">=</math:mo>
            <math:mrow>
              <math:mi>x</math:mi>
              <math:mo math:stretchy="false"></math:mo>
              <math:mrow>
                <math:mi>y</math:mi>
                <math:mo math:stretchy="false">⋅</math:mo>
                <math:mi>i</math:mi>
              </math:mrow>
            </math:mrow>
          </math:mrow>
        </math:mrow>
      </math:mstyle>
      <math:mrow/>
    </math:mrow>
    <math:annotation math:encoding="StarMath 5.0"> size 14{a=x+y cdot i} {}</math:annotation>
  </math:semantics>
</math:math>
</file>

<file path=Object 144/content.xml><?xml version="1.0" encoding="utf-8"?>
<!DOCTYPE math  PUBLIC '-//OpenOffice.org//DTD Modified W3C MathML 1.01//EN'  'math.dtd'>
<math:math xmlns:math="http://www.w3.org/1998/Math/MathML">
  <math:semantics>
    <math:mrow>
      <math:mtable>
        <math:mtr>
          <math:mrow>
            <math:mstyle math:fontsize="14pt">
              <math:mrow>
                <math:mrow>
                  <math:mfrac>
                    <math:mi>a</math:mi>
                    <math:mi>b</math:mi>
                  </math:mfrac>
                  <math:mi>,</math:mi>
                  <math:mfrac>
                    <math:mi>c</math:mi>
                    <math:mi>d</math:mi>
                  </math:mfrac>
                  <math:mi>,</math:mi>
                  <math:mfrac>
                    <math:mi>e</math:mi>
                    <math:mi>f</math:mi>
                  </math:mfrac>
                  <math:mi>,</math:mi>
                </math:mrow>
              </math:mrow>
            </math:mstyle>
            <math:mstyle math:fontsize="14pt">
              <math:mrow>
                <math:mrow>
                  <math:mfrac>
                    <math:mi>g</math:mi>
                    <math:mi>h</math:mi>
                  </math:mfrac>
                  <math:mi>,</math:mi>
                  <math:mfrac>
                    <math:mi>k</math:mi>
                    <math:mi>l</math:mi>
                  </math:mfrac>
                </math:mrow>
              </math:mrow>
            </math:mstyle>
            <math:mrow/>
          </math:mrow>
        </math:mtr>
      </math:mtable>
    </math:mrow>
    <math:annotation math:encoding="StarMath 5.0">alignl { stack {
 size 14{ {  {a}  over  {b} } ,  {  {c}  over  {d} } , {  {e}  over  {f} } ,}  
 size 14{ {  {g}  over  {h} } , {  {k}  over  {l} } }  {} 
} }</math:annotation>
  </math:semantics>
</math:math>
</file>

<file path=Object 145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Z</math:mi>
            <math:mo math:stretchy="false">=</math:mo>
            <math:mrow>
              <math:mfrac>
                <math:mrow>
                  <math:mfrac>
                    <math:mi>a</math:mi>
                    <math:mi>b</math:mi>
                  </math:mfrac>
                  <math:mo math:stretchy="false"></math:mo>
                  <math:mfrac>
                    <math:mi>c</math:mi>
                    <math:mi>d</math:mi>
                  </math:mfrac>
                </math:mrow>
                <math:mfrac>
                  <math:mi>e</math:mi>
                  <math:mi>f</math:mi>
                </math:mfrac>
              </math:mfrac>
              <math:mo math:stretchy="false">⋅</math:mo>
              <math:mfenced math:open="" math:close="">
                <math:mrow>
                  <math:mfrac>
                    <math:mi>g</math:mi>
                    <math:mi>h</math:mi>
                  </math:mfrac>
                  <math:mo math:stretchy="false">−</math:mo>
                  <math:mfrac>
                    <math:mi>k</math:mi>
                    <math:mi>l</math:mi>
                  </math:mfrac>
                </math:mrow>
              </math:mfenced>
            </math:mrow>
          </math:mrow>
        </math:mrow>
      </math:mstyle>
      <math:mrow/>
    </math:mrow>
    <math:annotation math:encoding="StarMath 5.0"> size 14{Z= {  { {  {a}  over  {b} } + {  {c}  over  {d} } }  over  { {  {e}  over  {f} } } }  cdot  left ( {  {g}  over  {h} }  -  {  {k}  over  {l} }  right )} {}</math:annotation>
  </math:semantics>
</math:math>
</file>

<file path=Object 146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text> A</math:mtext>
                    <math:mo math:stretchy="false">=</math:mo>
                    <math:mfenced math:open="" math:close="">
                      <math:mtable>
                        <math:mtr>
                          <math:mtd>
                            <math:mrow>
                              <math:mtext>    5</math:mtext>
                              <math:mrow/>
                            </math:mrow>
                          </math:mtd>
                          <math:mtd>
                            <math:mrow>
                              <math:mtext>   1</math:mtext>
                              <math:mrow/>
                            </math:mrow>
                          </math:mtd>
                          <math:mtd>
                            <math:mrow>
                              <math:mtext>    7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row>
                                <math:mo math:stretchy="false">−</math:mo>
                                <math:mtext>10</math:mtext>
                              </math:mrow>
                              <math:mrow/>
                            </math:mrow>
                          </math:mtd>
                          <math:mtd>
                            <math:mrow>
                              <math:mrow>
                                <math:mo math:stretchy="false">−</math:mo>
                                <math:mn>2 </math:mn>
                              </math:mrow>
                              <math:mrow/>
                            </math:mrow>
                          </math:mtd>
                          <math:mtd>
                            <math:mrow>
                              <math:mtext>    1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text>    0</math:mtext>
                              <math:mrow/>
                            </math:mrow>
                          </math:mtd>
                          <math:mtd>
                            <math:mrow>
                              <math:mtext>   1</math:mtext>
                              <math:mrow/>
                            </math:mrow>
                          </math:mtd>
                          <math:mtd>
                            <math:mrow>
                              <math:mtext>    2</math:mtext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i>В</math:mi>
                      <math:mo math:stretchy="false">=</math:mo>
                      <math:mtext>  </math:mtext>
                    </math:mrow>
                    <math:mfenced math:open="" math:close="">
                      <math:mtable>
                        <math:mtr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n>4 </math:mn>
                              <math:mrow/>
                            </math:mrow>
                          </math:mtd>
                          <math:mtd>
                            <math:mrow>
                              <math:mn>1 </math:mn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3 </math:mn>
                              <math:mrow/>
                            </math:mrow>
                          </math:mtd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7 </math:mn>
                              <math:mrow/>
                            </math:mrow>
                          </math:mtd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n>1</math:mn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" A"= left ( matrix {
"    5" {} # "   1" {} # "    7" {} ##
 - "10" {} #  - 2 {} # "    1" {} ##
"    0" {} # "   1" {} # "    2"{}
}  right )}  {} # 
 size 12{В="  " left ( matrix {
2 {} # 4 {} # 1 {} ##
3 {} # 1 {} # 0 {} ##
7 {} # 2 {} # 1{}
}  right )}  {} 
} } {}</math:annotation>
  </math:semantics>
</math:math>
</file>

<file path=Object 147/content.xml><?xml version="1.0" encoding="utf-8"?>
<math xmlns="http://www.w3.org/1998/Math/MathML" display="block">
  <semantics>
    <mrow>
      <mstyle mathsize="14pt">
        <mrow>
          <mi>a</mi>
          <mo stretchy="false">=</mo>
          <mrow>
            <mi>x</mi>
            <mo stretchy="false">+</mo>
            <mrow>
              <mi>y</mi>
              <mo stretchy="false">⋅</mo>
              <mi>i</mi>
            </mrow>
          </mrow>
        </mrow>
      </mstyle>
      <mrow/>
    </mrow>
    <annotation encoding="StarMath 5.0"> size 14{a=x+y cdot i} {}</annotation>
  </semantics>
</math>
</file>

<file path=Object 155/content.xml><?xml version="1.0" encoding="utf-8"?>
<math xmlns="http://www.w3.org/1998/Math/MathML" display="block">
  <semantics>
    <mrow>
      <mstyle mathsize="14pt">
        <msup>
          <mi>p</mi>
          <mstyle mathsize="8pt">
            <mi>n</mi>
          </mstyle>
        </msup>
      </mstyle>
      <mrow/>
    </mrow>
    <annotation encoding="StarMath 5.0"> size 14{p rSup { size 8{n} } } {}</annotation>
  </semantics>
</math>
</file>

<file path=Object 156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x</math:mi>
            <math:mo math:stretchy="false">=</math:mo>
            <math:mrow>
              <math:msup>
                <math:mfenced math:open="" math:close="">
                  <math:mi math:fontstyle="italic">a2</math:mi>
                </math:mfenced>
                <math:mstyle math:fontsize="8pt">
                  <math:mrow>
                    <math:mn>4</math:mn>
                  </math:mrow>
                </math:mstyle>
              </math:msup>
              <math:mo math:stretchy="false"></math:mo>
              <math:mfrac>
                <math:mrow>
                  <math:mi math:fontstyle="italic">a1</math:mi>
                  <math:mo math:stretchy="false">−</math:mo>
                  <math:mi math:fontstyle="italic">a2</math:mi>
                </math:mrow>
                <math:mrow>
                  <math:mi math:fontstyle="italic">a3</math:mi>
                  <math:mo math:stretchy="false">⋅</math:mo>
                  <math:mi math:fontstyle="italic">a1</math:mi>
                </math:mrow>
              </math:mfrac>
            </math:mrow>
          </math:mrow>
        </math:mrow>
      </math:mstyle>
      <math:mrow/>
    </math:mrow>
    <math:annotation math:encoding="StarMath 5.0"> size 14{x= left (a2 right ) rSup { size 8{4} } + {  {a1 - a2}  over  {a3 cdot a1} } } {}</math:annotation>
  </math:semantics>
</math:math>
</file>

<file path=Object 157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frac>
              <math:mi math:fontstyle="italic">a1</math:mi>
              <math:mi math:fontstyle="italic">b1</math:mi>
            </math:mfrac>
            <math:mi>,</math:mi>
            <math:mfrac>
              <math:mi math:fontstyle="italic">a2</math:mi>
              <math:mi math:fontstyle="italic">b2</math:mi>
            </math:mfrac>
            <math:mi>,</math:mi>
            <math:mfrac>
              <math:mi math:fontstyle="italic">a3</math:mi>
              <math:mi math:fontstyle="italic">b3</math:mi>
            </math:mfrac>
          </math:mrow>
        </math:mrow>
      </math:mstyle>
      <math:mrow/>
    </math:mrow>
    <math:annotation math:encoding="StarMath 5.0"> size 14{ {  {a1}  over  {b1} } ,` {  {a2}  over  {b2} } ,` {  {a3}  over  {b3} } } {}</math:annotation>
  </math:semantics>
</math:math>
</file>

<file path=Object 158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R</math:mi>
            <math:mo math:stretchy="false">=</math:mo>
            <math:mrow>
              <math:mfenced math:open="" math:close="">
                <math:mrow>
                  <math:mfrac>
                    <math:mi math:fontstyle="italic">a1</math:mi>
                    <math:mi math:fontstyle="italic">b1</math:mi>
                  </math:mfrac>
                  <math:mo math:stretchy="false"></math:mo>
                  <math:mfrac>
                    <math:mi math:fontstyle="italic">a2</math:mi>
                    <math:mi math:fontstyle="italic">b2</math:mi>
                  </math:mfrac>
                </math:mrow>
              </math:mfenced>
              <math:mo math:stretchy="false">⋅</math:mo>
              <math:mfenced math:open="" math:close="">
                <math:mrow>
                  <math:mfrac>
                    <math:mi math:fontstyle="italic">a1</math:mi>
                    <math:mi math:fontstyle="italic">b1</math:mi>
                  </math:mfrac>
                  <math:mo math:stretchy="false">−</math:mo>
                  <math:mfrac>
                    <math:mi math:fontstyle="italic">a3</math:mi>
                    <math:mi math:fontstyle="italic">b3</math:mi>
                  </math:mfrac>
                </math:mrow>
              </math:mfenced>
            </math:mrow>
          </math:mrow>
        </math:mrow>
      </math:mstyle>
      <math:mrow/>
    </math:mrow>
    <math:annotation math:encoding="StarMath 5.0"> size 14{R= left ( {  {a1}  over  {b1} } + {  {a2}  over  {b2} }  right ) cdot  left ( {  {a1}  over  {b1} }  -  {  {a3}  over  {b3} }  right )} {}</math:annotation>
  </math:semantics>
</math:math>
</file>

<file path=Object 159/content.xml><?xml version="1.0" encoding="utf-8"?>
<math xmlns="http://www.w3.org/1998/Math/MathML" display="block">
  <semantics>
    <mrow>
      <mstyle mathsize="14pt">
        <mfrac>
          <mn>1</mn>
          <mi>R</mi>
        </mfrac>
      </mstyle>
      <mrow/>
    </mrow>
    <annotation encoding="StarMath 5.0"> size 14{ {  {1}  over  {R} } } {}</annotation>
  </semantics>
</math>
</file>

<file path=Object 16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  <mo stretchy="false">+</mo>
        <mi>c</mi>
      </mrow>
    </mrow>
    <annotation encoding="StarMath 5.0">y=ax^2+bx+c</annotation>
  </semantics>
</math>
</file>

<file path=Object 167/content.xml><?xml version="1.0" encoding="utf-8"?>
<math xmlns="http://www.w3.org/1998/Math/MathML" display="block">
  <semantics>
    <mrow>
      <mi>y</mi>
      <mrow>
        <mn>1</mn>
        <mo stretchy="false">=</mo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</mrow>
    </mrow>
    <annotation encoding="StarMath 5.0">y1=ax^2+bx+c</annotation>
  </semantics>
</math>
</file>

<file path=Object 168/content.xml><?xml version="1.0" encoding="utf-8"?>
<math xmlns="http://www.w3.org/1998/Math/MathML" display="block">
  <semantics>
    <mrow>
      <mstyle mathsize="14pt">
        <mrow>
          <mrow>
            <mi>a</mi>
            <mo stretchy="false">=</mo>
            <mrow>
              <mi>ρ</mi>
              <mo stretchy="false">⋅</mo>
              <mo stretchy="false">(</mo>
            </mrow>
          </mrow>
          <mi>cos</mi>
          <mrow>
            <mi>φ</mi>
            <mo stretchy="false">+</mo>
            <mrow>
              <mi>i</mi>
              <mo stretchy="false">⋅</mo>
              <mi>sin</mi>
            </mrow>
          </mrow>
          <mi>φ</mi>
          <mo stretchy="false">)</mo>
        </mrow>
      </mstyle>
      <mrow/>
    </mrow>
    <annotation encoding="StarMath 5.0"> size 14{a=ρ cdot  \( cos %varphi+i cdot sin%varphi \) } {}</annotation>
  </semantics>
</math>
</file>

<file path=Object 170/content.xml><?xml version="1.0" encoding="utf-8"?>
<math xmlns="http://www.w3.org/1998/Math/MathML" display="block">
  <semantics>
    <mrow>
      <mstyle mathsize="14pt">
        <msup>
          <mi>p</mi>
          <mstyle mathsize="8pt">
            <mi>n</mi>
          </mstyle>
        </msup>
      </mstyle>
      <mrow/>
    </mrow>
    <annotation encoding="StarMath 5.0"> size 14{p rSup { size 8{n} } } {}</annotation>
  </semantics>
</math>
</file>

<file path=Object 177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R</math:mi>
            <math:mo math:stretchy="false">=</math:mo>
            <math:mrow>
              <math:msup>
                <math:mi>b</math:mi>
                <math:mstyle math:fontsize="8pt">
                  <math:mrow>
                    <math:mn>3</math:mn>
                  </math:mrow>
                </math:mstyle>
              </math:msup>
              <math:mo math:stretchy="false"></math:mo>
              <math:mrow>
                <math:mfrac>
                  <math:mrow>
                    <math:mi>a</math:mi>
                    <math:mo math:stretchy="false"></math:mo>
                    <math:mi>b</math:mi>
                  </math:mrow>
                  <math:mrow>
                    <math:mi>c</math:mi>
                    <math:mo math:stretchy="false">−</math:mo>
                    <math:mi>a</math:mi>
                  </math:mrow>
                </math:mfrac>
                <math:mo math:stretchy="false">⋅</math:mo>
                <math:mi>d</math:mi>
              </math:mrow>
            </math:mrow>
          </math:mrow>
        </math:mrow>
      </math:mstyle>
      <math:mrow/>
    </math:mrow>
    <math:annotation math:encoding="StarMath 5.0"> size 14{R=b rSup { size 8{3} } + {  {a+b}  over  {c - a} }  cdot d} {}</math:annotation>
  </math:semantics>
</math:math>
</file>

<file path=Object 178/content.xml><?xml version="1.0" encoding="utf-8"?>
<math xmlns="http://www.w3.org/1998/Math/MathML" display="block">
  <semantics>
    <mrow>
      <mstyle mathsize="12pt">
        <mrow>
          <mi>a</mi>
          <mo stretchy="false">=</mo>
          <mrow>
            <mi>ρ</mi>
            <mo stretchy="false">⋅</mo>
            <msup>
              <mi>e</mi>
              <mstyle mathsize="8pt">
                <mrow>
                  <mi>ϕ</mi>
                  <mo stretchy="false">⋅</mo>
                  <mi>i</mi>
                </mrow>
              </mstyle>
            </msup>
          </mrow>
        </mrow>
      </mstyle>
      <mrow/>
    </mrow>
    <annotation encoding="StarMath 5.0"> size 12{a=ρ cdot e rSup { size 8{ϕ cdot i} } } {}</annotation>
  </semantics>
</math>
</file>

<file path=Object 179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i math:fontstyle="italic">a1</math:mi>
              <math:mi math:fontstyle="italic">b1</math:mi>
            </math:mfrac>
            <math:mi>,</math:mi>
            <math:mfrac>
              <math:mi math:fontstyle="italic">a2</math:mi>
              <math:mi math:fontstyle="italic">b2</math:mi>
            </math:mfrac>
            <math:mi>,</math:mi>
            <math:mfrac>
              <math:mi math:fontstyle="italic">a3</math:mi>
              <math:mi math:fontstyle="italic">b3</math:mi>
            </math:mfrac>
            <math:mi>,</math:mi>
            <math:mfrac>
              <math:mi math:fontstyle="italic">a4</math:mi>
              <math:mi math:fontstyle="italic">b4</math:mi>
            </math:mfrac>
          </math:mrow>
        </math:mrow>
      </math:mstyle>
      <math:mrow/>
    </math:mrow>
    <math:annotation math:encoding="StarMath 5.0"> size 12{ {  {a1}  over  {b1} } ,` {  {a2}  over  {b2} } ,` {  {a3}  over  {b3} } ,` {  {a4}  over  {b4} } } {}</math:annotation>
  </math:semantics>
</math:math>
</file>

<file path=Object 180/content.xml><?xml version="1.0" encoding="utf-8"?>
<math xmlns="http://www.w3.org/1998/Math/MathML" display="block">
  <semantics>
    <mrow>
      <mi>y</mi>
      <mrow>
        <mn>2</mn>
        <mo stretchy="false">=</mo>
        <mrow>
          <msup>
            <mi mathvariant="italic">dx</mi>
            <mn>2</mn>
          </msup>
          <mo stretchy="false">+</mo>
          <mi mathvariant="italic">ex</mi>
          <mo stretchy="false">+</mo>
          <mi>f</mi>
        </mrow>
      </mrow>
    </mrow>
    <annotation encoding="StarMath 5.0">y2=dx^2+ex+f</annotation>
  </semantics>
</math>
</file>

<file path=Object 18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 math:fontstyle="italic">d1</math:mi>
          <math:mo math:stretchy="false">=</math:mo>
          <math:mrow>
            <math:mrow>
              <math:mo math:stretchy="false"></math:mo>
              <math:mrow>
                <math:mfrac>
                  <math:mi math:fontstyle="italic">a1</math:mi>
                  <math:mi math:fontstyle="italic">b1</math:mi>
                </math:mfrac>
                <math:mo math:stretchy="false"></math:mo>
                <math:mfrac>
                  <math:mi math:fontstyle="italic">a2</math:mi>
                  <math:mi math:fontstyle="italic">b2</math:mi>
                </math:mfrac>
              </math:mrow>
              <math:mo math:stretchy="false"></math:mo>
            </math:mrow>
            <math:mo math:stretchy="false">⋅</math:mo>
            <math:mrow>
              <math:mo math:stretchy="false"></math:mo>
              <math:mrow>
                <math:mfrac>
                  <math:mi math:fontstyle="italic">a3</math:mi>
                  <math:mi math:fontstyle="italic">b3</math:mi>
                </math:mfrac>
                <math:mo math:stretchy="false">−</math:mo>
                <math:mfrac>
                  <math:mi math:fontstyle="italic">a1</math:mi>
                  <math:mi math:fontstyle="italic">b1</math:mi>
                </math:mfrac>
              </math:mrow>
              <math:mo math:stretchy="false"></math:mo>
            </math:mrow>
          </math:mrow>
        </math:mrow>
      </math:mtr>
      <math:mtr>
        <math:mrow>
          <math:mi math:fontstyle="italic">d2</math:mi>
          <math:mo math:stretchy="false">=</math:mo>
          <math:mfrac>
            <math:mrow>
              <math:mo math:stretchy="false"></math:mo>
              <math:mrow>
                <math:mfrac>
                  <math:mi math:fontstyle="italic">a4</math:mi>
                  <math:mi math:fontstyle="italic">b4</math:mi>
                </math:mfrac>
                <math:mo math:stretchy="false"></math:mo>
                <math:mfrac>
                  <math:mi math:fontstyle="italic">a2</math:mi>
                  <math:mi math:fontstyle="italic">b2</math:mi>
                </math:mfrac>
              </math:mrow>
              <math:mo math:stretchy="false"></math:mo>
            </math:mrow>
            <math:mrow>
              <math:mo math:stretchy="false"></math:mo>
              <math:mrow>
                <math:mfrac>
                  <math:mi math:fontstyle="italic">a1</math:mi>
                  <math:mi math:fontstyle="italic">b1</math:mi>
                </math:mfrac>
                <math:mo math:stretchy="false">−</math:mo>
                <math:mfrac>
                  <math:mi math:fontstyle="italic">a3</math:mi>
                  <math:mi math:fontstyle="italic">b3</math:mi>
                </math:mfrac>
              </math:mrow>
              <math:mo math:stretchy="false"></math:mo>
            </math:mrow>
          </math:mfrac>
        </math:mrow>
      </math:mtr>
    </math:mtable>
    <math:annotation math:encoding="StarMath 5.0">d1=  {{ (  {{a1 over b1 } + { a2 over b2 }}) cdot  ( {a3 over b3 } - {a1 over b1})} } newline  
 d2= {{ ( { a4 over b4 } + { a2 over b2 }) over  ( {a1 over b1 } - {a3 over b3})} }
</math:annotation>
  </math:semantics>
</math:math>
</file>

<file path=Object 182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A</mi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row>
                              <mn>1</mn>
                              <mrow/>
                            </mrow>
                          </mtd>
                          <mtd>
                            <mrow>
                              <mn>2</mn>
                              <mrow/>
                            </mrow>
                          </mtd>
                          <mtd>
                            <mrow>
                              <mtext> 2</mtext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3</mn>
                              <mrow/>
                            </mrow>
                          </mtd>
                          <mtd>
                            <mrow>
                              <mtext> 1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 1</mtext>
                              <mrow/>
                            </mrow>
                          </mtd>
                          <mtd>
                            <mrow>
                              <mtext> 0</mtext>
                              <mrow/>
                            </mrow>
                          </mtd>
                          <mtd>
                            <mrow>
                              <mtext> 0</mtext>
                              <mrow/>
                            </mrow>
                          </mtd>
                        </mtr>
                      </mtable>
                    </mrow>
                    <mo fence="true" stretchy="true">)</mo>
                  </mrow>
                </mrow>
              </mstyle>
              <mrow/>
            </mrow>
          </mtd>
        </mtr>
        <mtr>
          <mtd>
            <mrow>
              <mstyle mathsize="12pt">
                <mrow>
                  <mrow>
                    <mi>В</mi>
                    <mo stretchy="false">=</mo>
                    <mtext>  </mtext>
                  </mrow>
                  <mrow>
                    <mo fence="true" stretchy="true">(</mo>
                    <mrow>
                      <mtable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1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1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text>-1</mtext>
                              <mrow/>
                            </mrow>
                          </mtd>
                        </mtr>
                      </mtable>
                    </mrow>
                    <mo fence="true" stretchy="true">)</mo>
                  </mrow>
                </mrow>
              </mstyle>
              <mrow/>
            </mrow>
          </mtd>
        </mtr>
      </mtable>
      <mrow/>
    </mrow>
    <annotation encoding="StarMath 5.0">alignl { stack {
 size 12{A= left ( matrix {
1 {} # 2 {} # " 2" {} ##
0 {} # 3 {} # " 1" {} ##
" 1" {} # " 0" {} # " 0"{}
}  right )}  {} # 
 size 12{В="  " left ( matrix {
0 {} # 0 {} # 1 {} ##
0 {} # 0 {} # 1 {} ##
0 {} # 0 {} # "-1"{}
}  right )}  {} 
} } {}</annotation>
  </semantics>
</math>
</file>

<file path=Object 183/content.xml><?xml version="1.0" encoding="utf-8"?>
<math xmlns="http://www.w3.org/1998/Math/MathML" display="block">
  <semantics>
    <mrow>
      <mstyle mathsize="14pt">
        <mrow>
          <mrow>
            <mi>D</mi>
            <mo stretchy="false">=</mo>
            <mrow>
              <mtext> 3BA</mtext>
              <mo stretchy="false">+</mo>
              <mo stretchy="false">(</mo>
            </mrow>
          </mrow>
          <mrow>
            <mi>B</mi>
            <mo stretchy="false">−</mo>
            <mi>A</mi>
          </mrow>
          <mo stretchy="false">)</mo>
        </mrow>
      </mstyle>
      <mrow/>
    </mrow>
    <annotation encoding="StarMath 5.0"> size 14{D=" 3BA"+ \( B - A \)  } {}</annotation>
  </semantics>
</math>
</file>

<file path=Object 184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W</math:mi>
            <math:mo math:stretchy="false">=</math:mo>
            <math:mrow>
              <math:mfrac>
                <math:mi math:fontstyle="italic">a2</math:mi>
                <math:mi math:fontstyle="italic">a1</math:mi>
              </math:mfrac>
              <math:mo math:stretchy="false"></math:mo>
              <math:mrow>
                <math:mi math:fontstyle="italic">a3</math:mi>
                <math:mo math:stretchy="false">⋅</math:mo>
                <math:mi math:fontstyle="italic">a4</math:mi>
              </math:mrow>
            </math:mrow>
          </math:mrow>
        </math:mrow>
      </math:mstyle>
      <math:mrow/>
    </math:mrow>
    <math:annotation math:encoding="StarMath 5.0"> size 14{W= {  {a2}  over  {a1} } +a3 cdot a4} {}</math:annotation>
  </math:semantics>
</math:math>
</file>

<file path=Object 185/content.xml><?xml version="1.0" encoding="utf-8"?>
<math xmlns="http://www.w3.org/1998/Math/MathML" display="block">
  <semantics>
    <mrow>
      <mi>a</mi>
      <mo stretchy="false">=</mo>
      <mrow>
        <mi>ρ</mi>
        <mo stretchy="false">⋅</mo>
        <mrow>
          <mo fence="true" stretchy="false">(</mo>
          <mrow>
            <mrow>
              <mi>cos</mi>
              <mrow>
                <mi>φ</mi>
                <mo stretchy="false">+</mo>
                <mrow>
                  <mi>i</mi>
                  <mo stretchy="false">⋅</mo>
                  <mi>sin</mi>
                </mrow>
              </mrow>
              <mi>φ</mi>
            </mrow>
          </mrow>
          <mo fence="true" stretchy="false">)</mo>
        </mrow>
      </mrow>
    </mrow>
    <annotation encoding="StarMath 5.0">a=ρ cdot  ( cos%varphi+i cdot sin%varphi) </annotation>
  </semantics>
</math>
</file>

<file path=Object 186/content.xml><?xml version="1.0" encoding="utf-8"?>
<math xmlns="http://www.w3.org/1998/Math/MathML" display="block">
  <semantics>
    <mrow>
      <mstyle mathsize="12pt">
        <mroot>
          <mi>p</mi>
          <mstyle mathsize="8pt">
            <mi>n</mi>
          </mstyle>
        </mroot>
      </mstyle>
      <mrow/>
    </mrow>
    <annotation encoding="StarMath 5.0"> size 12{ nroot { size 8{n} }  {p} } {}</annotation>
  </semantics>
</math>
</file>

<file path=Object 187/content.xml><?xml version="1.0" encoding="utf-8"?>
<math xmlns="http://www.w3.org/1998/Math/MathML" display="block">
  <semantics>
    <mrow>
      <mstyle mathsize="14pt">
        <mrow>
          <mi>a</mi>
          <mo stretchy="false">=</mo>
          <mrow>
            <mi>x</mi>
            <mo stretchy="false">+</mo>
            <mrow>
              <mi>y</mi>
              <mo stretchy="false">⋅</mo>
              <mi>i</mi>
            </mrow>
          </mrow>
        </mrow>
      </mstyle>
      <mrow/>
    </mrow>
    <annotation encoding="StarMath 5.0"> size 14{a=x+y cdot i} {}</annotation>
  </semantics>
</math>
</file>

<file path=Object 188/content.xml><?xml version="1.0" encoding="utf-8"?>
<math xmlns="http://www.w3.org/1998/Math/MathML" display="block">
  <semantics>
    <mrow>
      <mstyle mathsize="12pt">
        <mover accent="true">
          <mi>a</mi>
          <mo>¯</mo>
        </mover>
      </mstyle>
      <mrow/>
    </mrow>
    <annotation encoding="StarMath 5.0"> size 12{ {overline  {a}} } {}</annotation>
  </semantics>
</math>
</file>

<file path=Object 189/content.xml><?xml version="1.0" encoding="utf-8"?>
<math xmlns="http://www.w3.org/1998/Math/MathML" display="block">
  <semantics>
    <mrow>
      <mstyle mathsize="12pt">
        <mrow>
          <mover accent="true">
            <mi>a</mi>
            <mo>¯</mo>
          </mover>
          <mo stretchy="false">=</mo>
          <mrow>
            <mi>x</mi>
            <mo stretchy="false">−</mo>
            <mrow>
              <mi>i</mi>
              <mo stretchy="false">⋅</mo>
              <mi>y</mi>
            </mrow>
          </mrow>
        </mrow>
      </mstyle>
      <mrow/>
    </mrow>
    <annotation encoding="StarMath 5.0"> size 12{ {overline  {a}} =x - i cdot y} {}</annotation>
  </semantics>
</math>
</file>

<file path=Object 190/content.xml><?xml version="1.0" encoding="utf-8"?>
<math xmlns="http://www.w3.org/1998/Math/MathML" display="block">
  <semantics>
    <mrow>
      <mstyle mathsize="12pt">
        <mrow>
          <mfrac>
            <mrow>
              <mi>x</mi>
              <mn>1</mn>
            </mrow>
            <mrow>
              <mi>y</mi>
              <mn>1</mn>
            </mrow>
          </mfrac>
          <mi>,</mi>
          <mspace width="0.5em"/>
          <mfrac>
            <mrow>
              <mi>x</mi>
              <mn>2</mn>
            </mrow>
            <mrow>
              <mi>y</mi>
              <mn>2</mn>
            </mrow>
          </mfrac>
          <mi>,</mi>
          <mspace width="0.5em"/>
          <mfrac>
            <mrow>
              <mi>x</mi>
              <mn>3</mn>
            </mrow>
            <mrow>
              <mi>y</mi>
              <mn>3</mn>
            </mrow>
          </mfrac>
        </mrow>
      </mstyle>
      <mrow/>
    </mrow>
    <annotation encoding="StarMath 5.0"> size 12{ {  {x1}  over  {y1} } ,` {  {x2}  over  {y2} } ,` {  {x3}  over  {y3} } } {}</annotation>
  </semantics>
</math>
</file>

<file path=Object 191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 math:fontstyle="italic">z1</math:mi>
                    <math:mo math:stretchy="false">=</math:mo>
                    <math:mrow>
                      <math:mfenced math:open="" math:close="">
                        <math:mrow>
                          <math:mfrac>
                            <math:mi math:fontstyle="italic">x3</math:mi>
                            <math:mi math:fontstyle="italic">y3</math:mi>
                          </math:mfrac>
                          <math:mo math:stretchy="false">−</math:mo>
                          <math:mfrac>
                            <math:mi math:fontstyle="italic">x1</math:mi>
                            <math:mi math:fontstyle="italic">y1</math:mi>
                          </math:mfrac>
                        </math:mrow>
                      </math:mfenced>
                      <math:mo math:stretchy="false">⋅</math:mo>
                      <math:mfrac>
                        <math:mi math:fontstyle="italic">x3</math:mi>
                        <math:mi math:fontstyle="italic">y3</math:mi>
                      </math:mfrac>
                    </math:mrow>
                  </math:mrow>
                </math:mrow>
              </math:mstyle>
              <math:mrow/>
              <math:mstyle math:fontsize="12pt">
                <math:mrow>
                  <math:mrow>
                    <math:mi math:fontstyle="italic">z2</math:mi>
                    <math:mo math:stretchy="false">=</math:mo>
                    <math:mfrac>
                      <math:mfenced math:open="" math:close="">
                        <math:mrow>
                          <math:mfrac>
                            <math:mi math:fontstyle="italic">x1</math:mi>
                            <math:mi math:fontstyle="italic">y1</math:mi>
                          </math:mfrac>
                          <math:mo math:stretchy="false"></math:mo>
                          <math:mfrac>
                            <math:mi math:fontstyle="italic">x2</math:mi>
                            <math:mi math:fontstyle="italic">y2</math:mi>
                          </math:mfrac>
                        </math:mrow>
                      </math:mfenced>
                      <math:msup>
                        <math:mfenced math:open="" math:close="">
                          <math:mfrac>
                            <math:mi math:fontstyle="italic">x1</math:mi>
                            <math:mi math:fontstyle="italic">y1</math:mi>
                          </math:mfrac>
                        </math:mfenced>
                        <math:mstyle math:fontsize="8pt">
                          <math:mrow>
                            <math:mn>3</math:mn>
                          </math:mrow>
                        </math:mstyle>
                      </math:msup>
                    </math:mfrac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z1= left ( {  {x3}  over  {y3} }  -  {  {x1}  over  {y1} }  right ) cdot  {  {x3}  over  {y3} } }  {} ~~~~~~~~ 
 size 12{z2= {  { left ( {  {x1}  over  {y1} } + {  {x2}  over  {y2} }  right )}  over  { left ( {  {x1}  over  {y1} }  right ) rSup { size 8{3} } } } }  {} 
} } {}</math:annotation>
  </math:semantics>
</math:math>
</file>

<file path=Object 192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A</math:mi>
                    <math:mo math:stretchy="false">=</math:mo>
                    <math:mfenced math:open="" math:close="">
                      <math:mtable>
                        <math:mtr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n>3 </math:mn>
                              <math:mrow/>
                            </math:mrow>
                          </math:mtd>
                          <math:mtd>
                            <math:mrow>
                              <math:mtext> 4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text>-2</math:mtext>
                              <math:mrow/>
                            </math:mrow>
                          </math:mtd>
                          <math:mtd>
                            <math:mrow>
                              <math:mtext> 0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text> 0</math:mtext>
                              <math:mrow/>
                            </math:mrow>
                          </math:mtd>
                          <math:mtd>
                            <math:mrow>
                              <math:mtext> 1</math:mtext>
                              <math:mrow/>
                            </math:mrow>
                          </math:mtd>
                          <math:mtd>
                            <math:mrow>
                              <math:mtext> 2</math:mtext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i>В</math:mi>
                      <math:mo math:stretchy="false">=</math:mo>
                      <math:mtext>  </math:mtext>
                    </math:mrow>
                    <math:mfenced math:open="" math:close="">
                      <math:mtable>
                        <math:mtr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  <math:mtd>
                            <math:mrow>
                              <math:mtext>-2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text>-1</math:mtext>
                              <math:mrow/>
                            </math:mrow>
                          </math:mtd>
                          <math:mtd>
                            <math:mrow>
                              <math:mn>1</math:mn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A= left ( matrix {
2 {} # 3 {} # " 4" {} ##
1 {} # "-2" {} # " 0" {} ##
" 0" {} # " 1" {} # " 2"{}
}  right )}  {} # 
 size 12{В="  " left ( matrix {
2 {} # 0 {} # "-2" {} ##
1 {} # 1 {} # 0 {} ##
1 {} # "-1" {} # 1{}
}  right )}  {} 
} } {}</math:annotation>
  </math:semantics>
</math:math>
</file>

<file path=Object 193/content.xml><?xml version="1.0" encoding="utf-8"?>
<math xmlns="http://www.w3.org/1998/Math/MathML" display="block">
  <semantics>
    <mrow>
      <mstyle mathsize="14pt">
        <mrow>
          <mrow>
            <mi>X</mi>
            <mo stretchy="false">=</mo>
            <mtext> 2A</mtext>
          </mrow>
          <mo stretchy="false">(</mo>
          <mrow>
            <mi>A</mi>
            <mo stretchy="false">+</mo>
            <mtext> B</mtext>
          </mrow>
          <mo stretchy="false">)</mo>
          <mtext>-3AB</mtext>
        </mrow>
      </mstyle>
      <mrow/>
    </mrow>
    <annotation encoding="StarMath 5.0"> size 14{X=" 2A" \( A+" B" \) "-3AB"} {}</annotation>
  </semantics>
</math>
</file>

<file path=Object 194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R</math:mi>
            <math:mo math:stretchy="false">=</math:mo>
            <math:mrow>
              <math:mrow>
                <math:mi>b</math:mi>
                <math:mo math:stretchy="false"></math:mo>
                <math:mi>a</math:mi>
              </math:mrow>
              <math:mo math:stretchy="false">−</math:mo>
              <math:mrow>
                <math:mfrac>
                  <math:mi>b</math:mi>
                  <math:mi>c</math:mi>
                </math:mfrac>
                <math:mo math:stretchy="false">⋅</math:mo>
                <math:mroot>
                  <math:mi>d</math:mi>
                  <math:mstyle math:fontsize="8pt">
                    <math:mrow>
                      <math:mn>5</math:mn>
                    </math:mrow>
                  </math:mstyle>
                </math:mroot>
              </math:mrow>
            </math:mrow>
          </math:mrow>
        </math:mrow>
      </math:mstyle>
      <math:mrow/>
    </math:mrow>
    <math:annotation math:encoding="StarMath 5.0"> size 14{R=b+a -  {  {b}  over  {c} }  cdot  nroot { size 8{5} }  {d} } {}</math:annotation>
  </math:semantics>
</math:math>
</file>

<file path=Object 19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frac>
              <math:mi math:fontstyle="italic">a1</math:mi>
              <math:mi math:fontstyle="italic">b1</math:mi>
            </math:mfrac>
            <math:mi>,</math:mi>
            <math:mfrac>
              <math:mi math:fontstyle="italic">a2</math:mi>
              <math:mi math:fontstyle="italic">b2</math:mi>
            </math:mfrac>
            <math:mi>,</math:mi>
            <math:mfrac>
              <math:mi math:fontstyle="italic">a3</math:mi>
              <math:mi math:fontstyle="italic">b3</math:mi>
            </math:mfrac>
          </math:mrow>
        </math:mrow>
      </math:mstyle>
      <math:mrow/>
    </math:mrow>
    <math:annotation math:encoding="StarMath 5.0"> size 12{ {  {a1}  over  {b1} } ,` {  {a2}  over  {b2} } ,` {  {a3}  over  {b3} } } {}</math:annotation>
  </math:semantics>
</math:math>
</file>

<file path=Object 196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 math:fontstyle="italic">d1</math:mi>
                    <math:mo math:stretchy="false">=</math:mo>
                    <math:mrow>
                      <math:mfenced math:open="" math:close="">
                        <math:mrow>
                          <math:mfrac>
                            <math:mi math:fontstyle="italic">a3</math:mi>
                            <math:mi math:fontstyle="italic">b3</math:mi>
                          </math:mfrac>
                          <math:mo math:stretchy="false"></math:mo>
                          <math:mfrac>
                            <math:mi math:fontstyle="italic">a1</math:mi>
                            <math:mi math:fontstyle="italic">b1</math:mi>
                          </math:mfrac>
                        </math:mrow>
                      </math:mfenced>
                      <math:mo math:stretchy="false">⋅</math:mo>
                      <math:msup>
                        <math:mfenced math:open="" math:close="">
                          <math:mfrac>
                            <math:mi math:fontstyle="italic">b3</math:mi>
                            <math:mi math:fontstyle="italic">a3</math:mi>
                          </math:mfrac>
                        </math:mfenced>
                        <math:mstyle math:fontsize="8pt">
                          <math:mrow>
                            <math:mn>3</math:mn>
                          </math:mrow>
                        </math:mstyle>
                      </math:msup>
                    </math:mrow>
                  </math:mrow>
                </math:mrow>
              </math:mstyle>
              <math:mrow/>
              <math:mrow>
                <math:mi math:fontstyle="italic">d2</math:mi>
                <math:mo math:stretchy="false">=</math:mo>
                <math:mfrac>
                  <math:mfenced math:open="" math:close="">
                    <math:mrow>
                      <math:mfrac>
                        <math:mi math:fontstyle="italic">a2</math:mi>
                        <math:mi math:fontstyle="italic">b2</math:mi>
                      </math:mfrac>
                      <math:mo math:stretchy="false">−</math:mo>
                      <math:mfrac>
                        <math:mi math:fontstyle="italic">b2</math:mi>
                        <math:mi math:fontstyle="italic">a2</math:mi>
                      </math:mfrac>
                    </math:mrow>
                  </math:mfenced>
                  <math:mfrac>
                    <math:mi math:fontstyle="italic">a2</math:mi>
                    <math:mi math:fontstyle="italic">b2</math:mi>
                  </math:mfrac>
                </math:mfrac>
              </math:mrow>
              <math:mrow/>
            </math:mrow>
          </math:mtr>
        </math:mtable>
        <math:mrow/>
      </math:mrow>
    </math:mrow>
    <math:annotation math:encoding="StarMath 5.0">alignl { stack {
 size 12{d1= left ( {  {a3}  over  {b3} } + {  {a1}  over  {b1} }  right ) cdot  left ( {  {b3}  over  {a3} }  right ) rSup { size 8{3} } }  {} ~~~~~~~~ 
d2= {  { left ( {  {a2}  over  {b2} }  -  {  {b2}  over  {a2} }  right )}  over  { {  {a2}  over  {b2} } } }  {} 
} } {}</math:annotation>
  </math:semantics>
</math:math>
</file>

<file path=Object 197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4pt">
                <math:mrow>
                  <math:mrow>
                    <math:mi math:fontstyle="italic">R1</math:mi>
                    <math:mo math:stretchy="false">=</math:mo>
                    <math:mrow>
                      <math:mi>a</math:mi>
                      <math:mo math:stretchy="false">−</math:mo>
                      <math:mfrac>
                        <math:mrow>
                          <math:mi>b</math:mi>
                          <math:mo math:stretchy="false"></math:mo>
                          <math:mi>c</math:mi>
                        </math:mrow>
                        <math:mi>a</math:mi>
                      </math:mfrac>
                    </math:mrow>
                  </math:mrow>
                </math:mrow>
              </math:mstyle>
              <math:mrow/>
              <math:mstyle math:fontsize="14pt">
                <math:mrow>
                  <math:mrow>
                    <math:mi math:fontstyle="italic">R2</math:mi>
                    <math:mo math:stretchy="false">=</math:mo>
                    <math:mrow>
                      <math:mi>d</math:mi>
                      <math:mo math:stretchy="false">⋅</math:mo>
                      <math:mfrac>
                        <math:mrow>
                          <math:mi>a</math:mi>
                          <math:mo math:stretchy="false"></math:mo>
                          <math:mi>c</math:mi>
                        </math:mrow>
                        <math:mi>a</math:mi>
                      </math:mfrac>
                    </math:mrow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4{R1=a -  {  {b+c}  over  {a} } }  {} ~~~~~~~~~~
 size 14{R2=d cdot  {  {a+c}  over  {a} } }  {} 
} } {}</math:annotation>
  </math:semantics>
</math:math>
</file>

<file path=Object 198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A</math:mi>
                    <math:mo math:stretchy="false">=</math:mo>
                    <math:mfenced math:open="" math:close="">
                      <math:mtable>
                        <math:mtr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text> 3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0 </math:mn>
                              <math:mrow/>
                            </math:mrow>
                          </math:mtd>
                          <math:mtd>
                            <math:mrow>
                              <math:mtext>-1</math:mtext>
                              <math:mrow/>
                            </math:mrow>
                          </math:mtd>
                          <math:mtd>
                            <math:mrow>
                              <math:mtext> 2</math:mtext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0 </math:mn>
                              <math:mrow/>
                            </math:mrow>
                          </math:mtd>
                          <math:mtd>
                            <math:mrow>
                              <math:mtext> 0</math:mtext>
                              <math:mrow/>
                            </math:mrow>
                          </math:mtd>
                          <math:mtd>
                            <math:mrow>
                              <math:mtext> 1</math:mtext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i>В</math:mi>
                      <math:mo math:stretchy="false">=</math:mo>
                      <math:mtext>  </math:mtext>
                    </math:mrow>
                    <math:mfenced math:open="" math:close="">
                      <math:mtable>
                        <math:mtr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2 </math:mn>
                              <math:mrow/>
                            </math:mrow>
                          </math:mtd>
                          <math:mtd>
                            <math:mrow>
                              <math:mn>3 </math:mn>
                              <math:mrow/>
                            </math:mrow>
                          </math:mtd>
                          <math:mtd>
                            <math:mrow>
                              <math:mn>0 </math:mn>
                              <math:mrow/>
                            </math:mrow>
                          </math:mtd>
                        </math:mtr>
                        <math:mtr>
                          <math:mtd>
                            <math:mrow>
                              <math:mn>3 </math:mn>
                              <math:mrow/>
                            </math:mrow>
                          </math:mtd>
                          <math:mtd>
                            <math:mrow>
                              <math:mn>1 </math:mn>
                              <math:mrow/>
                            </math:mrow>
                          </math:mtd>
                          <math:mtd>
                            <math:mrow>
                              <math:mn>0</math:mn>
                              <math:mrow/>
                            </math:mrow>
                          </math:mtd>
                        </math:mtr>
                      </math:mtable>
                    </math:mfenced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A= left ( matrix {
1 {} # 2 {} # " 3" {} ##
0 {} # "-1" {} # " 2" {} ##
0 {} # " 0" {} # " 1"{}
}  right )}  {} # 
 size 12{В="  " left ( matrix {
1 {} # 0 {} # 0 {} ##
2 {} # 3 {} # 0 {} ##
3 {} # 1 {} # 0{}
}  right )}  {} 
} } {}</math:annotation>
  </math:semantics>
</math:math>
</file>

<file path=Object 199/content.xml><?xml version="1.0" encoding="utf-8"?>
<math xmlns="http://www.w3.org/1998/Math/MathML" display="block">
  <semantics>
    <mrow>
      <mstyle mathsize="14pt">
        <mrow>
          <mrow>
            <mi>C</mi>
            <mo stretchy="false">=</mo>
            <mo stretchy="false">(</mo>
          </mrow>
          <mrow>
            <mtext>3A</mtext>
            <mo stretchy="false">+</mo>
            <mi>B</mi>
          </mrow>
          <mo stretchy="false">)</mo>
          <mo stretchy="false">(</mo>
          <mn>2</mn>
          <mtext>B-</mtext>
          <mi>A</mi>
          <mo stretchy="false">)</mo>
        </mrow>
      </mstyle>
      <mrow/>
    </mrow>
    <annotation encoding="StarMath 5.0"> size 14{C=  \( "3A"+B \)  \( 2"B-"A \) } {}</annotation>
  </semantics>
</math>
</file>

<file path=Object 95/content.xml><?xml version="1.0" encoding="utf-8"?>
<math xmlns="http://www.w3.org/1998/Math/MathML" display="block">
  <semantics>
    <mrow>
      <mstyle mathsize="14pt">
        <mroot>
          <mi>a</mi>
          <mstyle mathsize="8pt">
            <mi>n</mi>
          </mstyle>
        </mroot>
      </mstyle>
      <mrow/>
    </mrow>
    <annotation encoding="StarMath 5.0"> size 14{ nroot { size 8{n} }  {a} } {}</annotation>
  </semantics>
</math>
</file>

<file path=Object 96/content.xml><?xml version="1.0" encoding="utf-8"?>
<!DOCTYPE math  PUBLIC '-//OpenOffice.org//DTD Modified W3C MathML 1.01//EN'  'math.dtd'>
<math:math xmlns:math="http://www.w3.org/1998/Math/MathML">
  <math:semantics>
    <math:mrow>
      <math:mstyle math:fontsize="14pt">
        <math:mrow>
          <math:mrow>
            <math:mi>R</math:mi>
            <math:mo math:stretchy="false">=</math:mo>
            <math:mrow>
              <math:mrow>
                <math:mroot>
                  <math:mi>a</math:mi>
                  <math:mstyle math:fontsize="8pt">
                    <math:mrow>
                      <math:mn>3</math:mn>
                    </math:mrow>
                  </math:mstyle>
                </math:mroot>
                <math:mo math:stretchy="false">−</math:mo>
                <math:mfrac>
                  <math:mrow>
                    <math:mi>b</math:mi>
                    <math:mo math:stretchy="false"></math:mo>
                    <math:mi>c</math:mi>
                  </math:mrow>
                  <math:mi>a</math:mi>
                </math:mfrac>
              </math:mrow>
              <math:mo math:stretchy="false"></math:mo>
              <math:mrow>
                <math:mi>b</math:mi>
                <math:mo math:stretchy="false">⋅</math:mo>
                <math:mi>d</math:mi>
              </math:mrow>
            </math:mrow>
          </math:mrow>
        </math:mrow>
      </math:mstyle>
      <math:mrow/>
    </math:mrow>
    <math:annotation math:encoding="StarMath 5.0"> size 14{R= nroot { size 8{3} }  {a}  -  {  {b+c}  over  {a} } +b cdot d} {}</math:annotation>
  </math:semantics>
</math:math>
</file>